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76pt"/>
    </style:style>
    <style:style style:name="co2" style:family="table-column">
      <style:table-column-properties fo:break-before="auto" style:column-width="61.51pt"/>
    </style:style>
    <style:style style:name="co3" style:family="table-column">
      <style:table-column-properties fo:break-before="auto" style:column-width="261.75pt"/>
    </style:style>
    <style:style style:name="co4" style:family="table-column">
      <style:table-column-properties fo:break-before="auto" style:column-width="286.5pt"/>
    </style:style>
    <style:style style:name="co5" style:family="table-column">
      <style:table-column-properties fo:break-before="auto" style:column-width="186.75pt"/>
    </style:style>
    <style:style style:name="co6" style:family="table-column">
      <style:table-column-properties fo:break-before="auto" style:column-width="90pt"/>
    </style:style>
    <style:style style:name="co7" style:family="table-column">
      <style:table-column-properties fo:break-before="auto" style:column-width="257.24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433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6.5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13.49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13.8pt" fo:break-before="auto" style:use-optimal-row-height="true"/>
    </style:style>
    <style:style style:name="ta1" style:family="table" style:master-page-name="PageStyle_5f_Original">
      <style:table-properties table:display="true" style:writing-mode="lr-tb"/>
    </style:style>
    <style:style style:name="ta2" style:family="table" style:master-page-name="PageStyle_5f_Sorted">
      <style:table-properties table:display="true" style:writing-mode="lr-tb"/>
    </style:style>
    <style:style style:name="ta3" style:family="table" style:master-page-name="PageStyle_5f_Final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E2]))&gt;0)" style:apply-style-name="ConditionalStyle_5f_1" style:base-cell-address="Original.E2"/>
    </style:style>
    <style:style style:name="ce8" style:family="table-cell" style:parent-style-name="Default">
      <style:table-cell-properties fo:background-color="#6aa84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E2]))&gt;0)" style:apply-style-name="ConditionalStyle_5f_1" style:base-cell-address="Original.E2"/>
    </style:style>
    <style:style style:name="ce9" style:family="table-cell" style:parent-style-name="Default">
      <style:map style:condition="is-true-formula(LEN(TRIM([.E2]))&gt;0)" style:apply-style-name="ConditionalStyle_5f_1" style:base-cell-address="Original.E2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E2]))&gt;0)" style:apply-style-name="ConditionalStyle_5f_1" style:base-cell-address="Original.E2"/>
    </style:style>
    <style:style style:name="ce11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E2]))&gt;0)" style:apply-style-name="ConditionalStyle_5f_1" style:base-cell-address="Original.E2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F2]))&gt;0)" style:apply-style-name="ConditionalStyle_5f_1" style:base-cell-address="Sorted.F2"/>
    </style:style>
    <style:style style:name="ce14" style:family="table-cell" style:parent-style-name="Default">
      <style:map style:condition="is-true-formula(LEN(TRIM([.F2]))&gt;0)" style:apply-style-name="ConditionalStyle_5f_1" style:base-cell-address="Sorted.F2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F2]))&gt;0)" style:apply-style-name="ConditionalStyle_5f_1" style:base-cell-address="Sorted.F2"/>
    </style:style>
    <style:style style:name="ce16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F2]))&gt;0)" style:apply-style-name="ConditionalStyle_5f_1" style:base-cell-address="Sorted.F2"/>
    </style:style>
    <style:style style:name="ce17" style:family="table-cell" style:parent-style-name="Default">
      <style:table-cell-properties fo:background-color="#6aa84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F2]))&gt;0)" style:apply-style-name="ConditionalStyle_5f_1" style:base-cell-address="Sorted.F2"/>
    </style:style>
    <style:style style:name="ce18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F2]))&gt;0)" style:apply-style-name="ConditionalStyle_5f_1" style:base-cell-address="Sorted.F2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D2]))&gt;0)" style:apply-style-name="ConditionalStyle_5f_1" style:base-cell-address="Final.D2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oncepts&quot;;&quot;Human languages&quot;;&quot;Programming languages&quot;;&quot;General IT&quot;;&quot;Technologies&quot;;&quot;Games&quot;)" table:allow-empty-cell="true" table:display-list="unsorted" table:base-cell-address="Original.E1"/>
        <table:content-validation table:name="val2" table:condition="of:cell-content-is-in-list(&quot;Concepts&quot;;&quot;Human languages&quot;;&quot;Programming languages&quot;;&quot;General IT&quot;;&quot;Technologies&quot;;&quot;Games&quot;)" table:allow-empty-cell="true" table:display-list="unsorted" table:base-cell-address="Sorted.F1"/>
        <table:content-validation table:name="val3" table:condition="of:cell-content-is-in-list(&quot;Concepts&quot;;&quot;Human languages&quot;;&quot;Programming languages&quot;;&quot;General IT&quot;;&quot;Technologies&quot;;&quot;Games&quot;)" table:allow-empty-cell="true" table:display-list="unsorted" table:base-cell-address="Final.D1"/>
      </table:content-validations>
      <table:table table:name="Origin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Topic #</text:p>
          </table:table-cell>
          <table:table-cell table:style-name="ce1" office:value-type="string" calcext:value-type="string">
            <text:p>Labeler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Comments</text:p>
          </table:table-cell>
          <table:table-cell table:style-name="ce1" table:content-validation-name="val1" office:value-type="string" calcext:value-type="string">
            <text:p>Category</text:p>
          </table:table-cell>
          <table:table-cell table:style-name="ce1" office:value-type="string" calcext:value-type="string">
            <text:p>Reviewed</text:p>
          </table:table-cell>
          <table:table-cell table:style-name="ce1" office:value-type="string" calcext:value-type="string">
            <text:p>Requires review</text:p>
          </table:table-cell>
          <table:table-cell table:style-name="ce1" office:value-type="string" calcext:value-type="string">
            <text:p>Funny</text:p>
          </table:table-cell>
          <table:table-cell table:style-name="ce12" table:number-columns-repeated="20"/>
          <table:table-cell table:number-columns-repeated="99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Zend Framework; Magento</text:p>
          </table:table-cell>
          <table:table-cell table:style-name="ce2" office:value-type="string" calcext:value-type="string">
            <text:p>Includes keywords from Mage and Google APIs; but it seems all repos are Zend stuff</text:p>
          </table:table-cell>
          <table:table-cell table:style-name="ce7" table:content-validation-name="val1" office:value-type="string" calcext:value-type="string">
            <text:p>Technologies</text:p>
          </table:table-cell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AngularJS; Promises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Drupal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HTML DOM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Cryptography: ciphers and certificates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HTML tags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Countries; Moodle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3D Modelling and Rendering; WebGL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POSIX terminal interface; Serial interface; Image capture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Popular Wordpress plugins</text:p>
          </table:table-cell>
          <table:table-cell table:style-name="ce4" office:value-type="string" calcext:value-type="string">
            <text:p>WPCF, Jetpack, etc.</text:p>
          </table:table-cell>
          <table:table-cell table:style-name="ce7" table:content-validation-name="val1" office:value-type="string" calcext:value-type="string">
            <text:p>Technologies</text:p>
          </table:table-cell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Hardware sensors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Cryptography: libraries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OpenCV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Flying vehicles; GPS, flash memory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8"/>
          <table:table-cell table:style-name="ce10"/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Scraping; web browser automation</text:p>
          </table:table-cell>
          <table:table-cell table:style-name="ce2" office:value-type="string" calcext:value-type="string">
            <text:p>Selenium, Phantom, Scraping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IRC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Forums and blogs; BuddyPress; ThickBox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JS: 2D graphics, visualization</text:p>
          </table:table-cell>
          <table:table-cell table:style-name="ce2" office:value-type="string" calcext:value-type="string">
            <text:p>JS Canvas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Human Anatomy; Motion Sensing</text:p>
          </table:table-cell>
          <table:table-cell/>
          <table:table-cell table:style-name="ce7" table:content-validation-name="val1" office:value-type="string" calcext:value-type="string">
            <text:p>Concept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Adobe Flash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Atmel AVR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ASPX</text:p>
          </table:table-cell>
          <table:table-cell table:style-name="ce2" office:value-type="string" calcext:value-type="string">
            <text:p>web stuff from M$</text:p>
          </table:table-cell>
          <table:table-cell table:style-name="ce7" table:content-validation-name="val1" office:value-type="string" calcext:value-type="string">
            <text:p>Programming languag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Image and Audio Processing Libraries</text:p>
          </table:table-cell>
          <table:table-cell table:style-name="ce2" office:value-type="string" calcext:value-type="string">
            <text:p>libpng, libjpeg, OGG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Math, Linear Algebra; Greek letters</text:p>
          </table:table-cell>
          <table:table-cell table:style-name="ce2" office:value-type="string" calcext:value-type="string">
            <text:p>R/Julia: proximal operators, Bayesian models, Structural Topic Model; Bayesian applied regression modeling</text:p>
          </table:table-cell>
          <table:table-cell table:style-name="ce7" table:content-validation-name="val1" office:value-type="string" calcext:value-type="string">
            <text:p>Concepts</text:p>
          </table:table-cell>
          <table:table-cell table:style-name="ce11"/>
          <table:table-cell table:style-name="ce10"/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People Databases in Portuguese</text:p>
          </table:table-cell>
          <table:table-cell/>
          <table:table-cell table:style-name="ce7" table:content-validation-name="val1" office:value-type="string" calcext:value-type="string">
            <text:p>Human languag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Games; Pacman; Ghosts; Colors; Coordinates</text:p>
          </table:table-cell>
          <table:table-cell/>
          <table:table-cell table:style-name="ce7" table:content-validation-name="val1" office:value-type="string" calcext:value-type="string">
            <text:p>Gam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GitHub Pages; Static Website Generators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Laravel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Image Compression, JPEG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JS: Request-Response</text:p>
          </table:table-cell>
          <table:table-cell table:style-name="ce5" office:value-type="string" calcext:value-type="string">
            <text:p><text:a xlink:href="http://express.js/" xlink:type="simple">express.js</text:a></text:p>
          </table:table-cell>
          <table:table-cell table:style-name="ce7" table:content-validation-name="val1" office:value-type="string" calcext:value-type="string">
            <text:p>Technologi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Microsoft Excel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Banking</text:p>
          </table:table-cell>
          <table:table-cell/>
          <table:table-cell table:style-name="ce7" table:content-validation-name="val1" office:value-type="string" calcext:value-type="string">
            <text:p>Concept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Movies</text:p>
          </table:table-cell>
          <table:table-cell/>
          <table:table-cell table:style-name="ce7" table:content-validation-name="val1" office:value-type="string" calcext:value-type="string">
            <text:p>Concept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FreeRTOS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Hungarian Notation</text:p>
          </table:table-cell>
          <table:table-cell table:style-name="ce2" office:value-type="string" calcext:value-type="string">
            <text:p>"s" for strings, "i" for integers, "o" for objects, etc.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Text Editing (native, web)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Calendar; Time; moment.js</text:p>
          </table:table-cell>
          <table:table-cell/>
          <table:table-cell table:style-name="ce7" table:content-validation-name="val1" office:value-type="string" calcext:value-type="string">
            <text:p>Concept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Easing; Inbetweening (Animation)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Code Parsing; Compilers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PHP: CakePHP; Inflector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Video Drivers; OpenMAX; mruby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MySQL; PostgreSQL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Apple ObjC Frameworks</text:p>
          </table:table-cell>
          <table:table-cell table:style-name="ce2"/>
          <table:table-cell table:style-name="ce7" table:content-validation-name="val1" office:value-type="string" calcext:value-type="string">
            <text:p>Technologi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TeX; Bibliography; Java build systems</text:p>
          </table:table-cell>
          <table:table-cell table:style-name="ce6" office:value-type="string" calcext:value-type="string">
            <text:p>It seems mixed with Maven/Ant/Gradle/JVM stuff</text:p>
          </table:table-cell>
          <table:table-cell table:style-name="ce7" table:content-validation-name="val1" office:value-type="string" calcext:value-type="string">
            <text:p>Concepts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Platform Games</text:p>
          </table:table-cell>
          <table:table-cell table:style-name="ce2"/>
          <table:table-cell table:style-name="ce7" table:content-validation-name="val1" office:value-type="string" calcext:value-type="string">
            <text:p>Gam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Lucene; Solr; Full-Text Search</text:p>
          </table:table-cell>
          <table:table-cell table:style-name="ce2" office:value-type="string" calcext:value-type="string">
            <text:p>Apache Lucene/SOLR &amp; Search related tools</text:p>
          </table:table-cell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DirectX; DirectShow; Direct3D</text:p>
          </table:table-cell>
          <table:table-cell table:style-name="ce2"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JQuery: animation</text:p>
          </table:table-cell>
          <table:table-cell table:style-name="ce2" office:value-type="string" calcext:value-type="string">
            <text:p>HTML Layout; Web Animation; Slideshows</text:p>
          </table:table-cell>
          <table:table-cell table:style-name="ce7" table:content-validation-name="val1" office:value-type="string" calcext:value-type="string">
            <text:p>Technologi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PHP: other frameworks</text:p>
          </table:table-cell>
          <table:table-cell table:style-name="ce3" office:value-type="string" calcext:value-type="string">
            <text:p>(Nette, yii2, cakephp, etc)</text:p>
          </table:table-cell>
          <table:table-cell table:style-name="ce7" table:content-validation-name="val1" office:value-type="string" calcext:value-type="string">
            <text:p>Technologi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Identifiers starting with "my"</text:p>
          </table:table-cell>
          <table:table-cell table:style-name="ce2"/>
          <table:table-cell table:style-name="ce7" table:content-validation-name="val1" office:value-type="string" calcext:value-type="string">
            <text:p>General IT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JQuery; Sizzle.js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JQuery: DOM analize/update</text:p>
          </table:table-cell>
          <table:table-cell table:style-name="ce2" office:value-type="string" calcext:value-type="string">
            <text:p>code highlighters, DOM animation</text:p>
          </table:table-cell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Hardware: Human Interface Devices; USB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PHP: Symfony Framework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Facebook API; Parse Platform; Objective-C</text:p>
          </table:table-cell>
          <table:table-cell table:style-name="ce2" office:value-type="string" calcext:value-type="string">
            <text:p>Parse mobile framework http://parseplatform.org/ + Facebook C++ coding conventions</text:p>
          </table:table-cell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iOS: network/HTTP APIs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Web + Bolerplate (lorem ipsum)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Python: ctypes; Cheetah; Mako; fastcgi; WSGI</text:p>
          </table:table-cell>
          <table:table-cell table:style-name="ce2" office:value-type="string" calcext:value-type="string">
            <text:p>C, Graphics,</text:p>
          </table:table-cell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Hardware: SMT32 firmware</text:p>
          </table:table-cell>
          <table:table-cell table:style-name="ce5" office:value-type="string" calcext:value-type="string">
            <text:p><text:a xlink:href="https://en.wikipedia.org/wiki/STM32" xlink:type="simple">https://en.wikipedia.org/wiki/STM32</text:a>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PHP: CodeIgniter Framework</text:p>
          </table:table-cell>
          <table:table-cell table:style-name="ce2"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Native GUI</text:p>
          </table:table-cell>
          <table:table-cell table:style-name="ce2"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OpenSSL</text:p>
          </table:table-cell>
          <table:table-cell table:style-name="ce2" office:value-type="string" calcext:value-type="string">
            <text:p>project include it in codebase</text:p>
          </table:table-cell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Java: Sprin, Hibernate</text:p>
          </table:table-cell>
          <table:table-cell table:style-name="ce2"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Web Crawlers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Emacs Lisp</text:p>
          </table:table-cell>
          <table:table-cell/>
          <table:table-cell table:style-name="ce7" table:content-validation-name="val1" office:value-type="string" calcext:value-type="string">
            <text:p>Programming languages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Makesfiles; Polish</text:p>
          </table:table-cell>
          <table:table-cell table:style-name="ce2" office:value-type="string" calcext:value-type="string">
            <text:p>liczba, wynik, nazwa, lista, czas</text:p>
          </table:table-cell>
          <table:table-cell table:style-name="ce7" table:content-validation-name="val1" office:value-type="string" calcext:value-type="string">
            <text:p>Technologies</text:p>
          </table:table-cell>
          <table:table-cell table:style-name="ce8"/>
          <table:table-cell table:style-name="ce9"/>
          <table:table-cell table:style-name="ce2" office:value-type="string" calcext:value-type="string">
            <text:p>makefiles in Polish are funny</text:p>
          </table:table-cell>
          <table:table-cell table:number-columns-repeated="101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2D physics engine</text:p>
          </table:table-cell>
          <table:table-cell table:style-name="ce3" office:value-type="string" calcext:value-type="string">
            <text:p>Box2D</text:p>
          </table:table-cell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Web browser plugins; NPAPI; CEF; Viruses</text:p>
            <text:p/>
          </table:table-cell>
          <table:table-cell table:style-name="ce2" office:value-type="string" calcext:value-type="string">
            <text:p>Chromium Embedded Framework</text:p>
          </table:table-cell>
          <table:table-cell table:style-name="ce7" table:content-validation-name="val1" office:value-type="string" calcext:value-type="string">
            <text:p>Technologies</text:p>
          </table:table-cell>
          <table:table-cell table:style-name="ce11"/>
          <table:table-cell table:style-name="ce10"/>
          <table:table-cell table:number-columns-repeated="1017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Maps/Geospatial</text:p>
          </table:table-cell>
          <table:table-cell table:style-name="ce3" office:value-type="string" calcext:value-type="string">
            <text:p>polygons, shapes, raster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JS: CodeMirror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Java: disassembled bytecode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Starts &amp; solar system</text:p>
          </table:table-cell>
          <table:table-cell/>
          <table:table-cell table:style-name="ce7" table:content-validation-name="val1" office:value-type="string" calcext:value-type="string">
            <text:p>Concept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Java/JS + async + json serialization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Java: SWIG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PHP: Wordpress </text:p>
          </table:table-cell>
          <table:table-cell table:style-name="ce2" office:value-type="string" calcext:value-type="string">
            <text:p>plugins &amp; some libs http://www.phpconcept.net/index.php</text:p>
          </table:table-cell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Eclipse: SWT, JDT, plugins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Web auth providers</text:p>
          </table:table-cell>
          <table:table-cell table:style-name="ce2" office:value-type="string" calcext:value-type="string">
            <text:p>oauth, fb, twitter, github</text:p>
          </table:table-cell>
          <table:table-cell table:style-name="ce7" table:content-validation-name="val1" office:value-type="string" calcext:value-type="string">
            <text:p>Programming languag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Templates: Handlebars.js, Flex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DotNet; CLR; LINQ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Math: numerical algorithms</text:p>
          </table:table-cell>
          <table:table-cell table:style-name="ce2" office:value-type="string" calcext:value-type="string">
            <text:p>prime, gcd, fib, sqrt, factor, RSA, project euler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Python: native modules in C</text:p>
          </table:table-cell>
          <table:table-cell/>
          <table:table-cell table:style-name="ce7" table:content-validation-name="val1" office:value-type="string" calcext:value-type="string">
            <text:p>Programming languag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Listing, Counting and Timing Things</text:p>
          </table:table-cell>
          <table:table-cell/>
          <table:table-cell table:style-name="ce7" table:content-validation-name="val1" office:value-type="string" calcext:value-type="string">
            <text:p>Concept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WiFi Drivers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"Heroic" RPG concepts</text:p>
          </table:table-cell>
          <table:table-cell table:style-name="ce2" office:value-type="string" calcext:value-type="string">
            <text:p>some JS apps, using 'Hero'</text:p>
          </table:table-cell>
          <table:table-cell table:style-name="ce7" table:content-validation-name="val1" office:value-type="string" calcext:value-type="string">
            <text:p>Gam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AWS libs + security (SSL, OAuth, Certs)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WebApp: ColdFusion</text:p>
          </table:table-cell>
          <table:table-cell table:style-name="ce2" office:value-type="string" calcext:value-type="string">
            <text:p><text:s/>and JS naming conventin, \w 'o' prefix</text:p>
          </table:table-cell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Python+VIM</text:p>
          </table:table-cell>
          <table:table-cell table:style-name="ce2" office:value-type="string" calcext:value-type="string">
            <text:p>VIM or Python parser went nuts https://github.com/search?l=Vim+script&amp;q=self&amp;type=Code</text:p>
          </table:table-cell>
          <table:table-cell table:style-name="ce7" table:content-validation-name="val1" office:value-type="string" calcext:value-type="string">
            <text:p>Programming languag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Chinese: SMS, social media gateways; LaTex tmplates</text:p>
          </table:table-cell>
          <table:table-cell table:style-name="ce2" office:value-type="string" calcext:value-type="string">
            <text:p>Has sms.ru as well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Browsers: APIs, detection, extensions etc</text:p>
          </table:table-cell>
          <table:table-cell table:style-name="ce2" office:value-type="string" calcext:value-type="string">
            <text:p>iframe/xhr, UserAgents, AJAX, JS/PHP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Biology: DNA&amp;Genome</text:p>
          </table:table-cell>
          <table:table-cell table:style-name="ce2" office:value-type="string" calcext:value-type="string">
            <text:p>SNPs, parsing/generation libs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Unity (Game engine)</text:p>
          </table:table-cell>
          <table:table-cell table:style-name="ce2" office:value-type="string" calcext:value-type="string">
            <text:p>"unity" is the top word</text:p>
          </table:table-cell>
          <table:table-cell table:style-name="ce7" table:content-validation-name="val1" office:value-type="string" calcext:value-type="string">
            <text:p>Gam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CPU instructions: SIMD, SSE, etc</text:p>
          </table:table-cell>
          <table:table-cell table:style-name="ce2" office:value-type="string" calcext:value-type="string">
            <text:p>assembers/disassembers</text:p>
          </table:table-cell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Documentation: Dash/readthedocs.org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Natural Language, strings &amp; text manipulation</text:p>
          </table:table-cell>
          <table:table-cell table:style-name="ce2" office:value-type="string" calcext:value-type="string">
            <text:p>text manitpulation libs/statistics/ML models, etc</text:p>
          </table:table-cell>
          <table:table-cell table:style-name="ce7" table:content-validation-name="val1" office:value-type="string" calcext:value-type="string">
            <text:p>Concept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Rule-based JavaScript</text:p>
          </table:table-cell>
          <table:table-cell table:style-name="ce2" office:value-type="string" calcext:value-type="string">
            <text:p>some CSS&amp;Prolog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Async/callback programming on mobile/fronted</text:p>
          </table:table-cell>
          <table:table-cell table:style-name="ce2" office:value-type="string" calcext:value-type="string">
            <text:p>Swift, JS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Data visualization libs</text:p>
          </table:table-cell>
          <table:table-cell table:style-name="ce2" office:value-type="string" calcext:value-type="string">
            <text:p>polots, axis, char types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Music formats &amp; synthesizers</text:p>
          </table:table-cell>
          <table:table-cell table:style-name="ce2" office:value-type="string" calcext:value-type="string">
            <text:p>midi, wave, sample, pitch, etc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Open Frameworks Addons</text:p>
          </table:table-cell>
          <table:table-cell table:style-name="ce5" office:value-type="string" calcext:value-type="string">
            <text:p><text:a xlink:href="http://openframeworks.cc/" xlink:type="simple">http://openframeworks.cc/</text:a></text:p>
          </table:table-cell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Cities, contries, fruits, body of waters</text:p>
          </table:table-cell>
          <table:table-cell table:style-name="ce2" office:value-type="string" calcext:value-type="string">
            <text:p>some UI stuff, but also disaster response, etc</text:p>
          </table:table-cell>
          <table:table-cell table:style-name="ce7" table:content-validation-name="val1" office:value-type="string" calcext:value-type="string">
            <text:p>Concept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2/3D geometry</text:p>
          </table:table-cell>
          <table:table-cell table:style-name="ce3" office:value-type="string" calcext:value-type="string">
            <text:p>physics libs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PhoneGap; Apache Cordova; Android</text:p>
          </table:table-cell>
          <table:table-cell table:style-name="ce2" office:value-type="string" calcext:value-type="string">
            <text:p>localization + communication (http, ssl, spdy) </text:p>
          </table:table-cell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Physics simulators</text:p>
          </table:table-cell>
          <table:table-cell table:style-name="ce2" office:value-type="string" calcext:value-type="string">
            <text:p>flued/fire dinamics, aircraft motion. greek letters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Physics/chemistry; MPI; CUDA</text:p>
          </table:table-cell>
          <table:table-cell table:style-name="ce2" office:value-type="string" calcext:value-type="string">
            <text:p>clustering, molecular dynamics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Delphi, FreePascal</text:p>
          </table:table-cell>
          <table:table-cell/>
          <table:table-cell table:style-name="ce7" table:content-validation-name="val1" office:value-type="string" calcext:value-type="string">
            <text:p>Programming languag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Mobile; Apache Cordova; PhoneGap Plugins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Dutch</text:p>
          </table:table-cell>
          <table:table-cell table:style-name="ce2" office:value-type="string" calcext:value-type="string">
            <text:p>loose group</text:p>
          </table:table-cell>
          <table:table-cell table:style-name="ce7" table:content-validation-name="val1" office:value-type="string" calcext:value-type="string">
            <text:p>Human languag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Astronomy; Astrodynamics</text:p>
          </table:table-cell>
          <table:table-cell/>
          <table:table-cell table:style-name="ce7" table:content-validation-name="val1" office:value-type="string" calcext:value-type="string">
            <text:p>Concept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Android GUI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People Databases</text:p>
          </table:table-cell>
          <table:table-cell table:style-name="ce2" office:value-type="string" calcext:value-type="string">
            <text:p>age, gender, salary, birthdate, contact...</text:p>
          </table:table-cell>
          <table:table-cell table:style-name="ce7" table:content-validation-name="val1" office:value-type="string" calcext:value-type="string">
            <text:p>Concept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Healthcare in Spanish</text:p>
          </table:table-cell>
          <table:table-cell/>
          <table:table-cell table:style-name="ce7" table:content-validation-name="val1" office:value-type="string" calcext:value-type="string">
            <text:p>Human languag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bytes in hexadecimal</text:p>
          </table:table-cell>
          <table:table-cell table:style-name="ce2" office:value-type="string" calcext:value-type="string">
            <text:p>xab, xfe, xbe...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Qt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Image and Video Galleries</text:p>
          </table:table-cell>
          <table:table-cell/>
          <table:table-cell table:style-name="ce7" table:content-validation-name="val1" office:value-type="string" calcext:value-type="string">
            <text:p>Concept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ReactJS; JSX</text:p>
          </table:table-cell>
          <table:table-cell table:style-name="ce2" office:value-type="string" calcext:value-type="string">
            <text:p>A lot of JSX and React stuff; some other JavaScript</text:p>
          </table:table-cell>
          <table:table-cell table:style-name="ce7" table:content-validation-name="val1" office:value-type="string" calcext:value-type="string">
            <text:p>Technologi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3-letter identifiers ending with "b"</text:p>
          </table:table-cell>
          <table:table-cell table:style-name="ce2" office:value-type="string" calcext:value-type="string">
            <text:p>Most likely a parser's flaw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Ruby on Rails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Minecraft Mods</text:p>
          </table:table-cell>
          <table:table-cell/>
          <table:table-cell table:style-name="ce7" table:content-validation-name="val1" office:value-type="string" calcext:value-type="string">
            <text:p>Gam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Sensors, specially accelerometers</text:p>
          </table:table-cell>
          <table:table-cell/>
          <table:table-cell table:style-name="ce7" table:content-validation-name="val1" office:value-type="string" calcext:value-type="string">
            <text:p>Concept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Erlang</text:p>
          </table:table-cell>
          <table:table-cell/>
          <table:table-cell table:style-name="ce7" table:content-validation-name="val1" office:value-type="string" calcext:value-type="string">
            <text:p>Programming languag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Touch User Interface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Text editor formatting concepts</text:p>
          </table:table-cell>
          <table:table-cell table:style-name="ce2" office:value-type="string" calcext:value-type="string">
            <text:p>paragraph, bullet, undo, wysiwyg...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wxwidgets C++ library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RequireJS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ReactJS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Google API or OCaml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Emoji</text:p>
          </table:table-cell>
          <table:table-cell/>
          <table:table-cell table:style-name="ce7" table:content-validation-name="val1" office:value-type="string" calcext:value-type="string">
            <text:p>Concept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Stock market</text:p>
          </table:table-cell>
          <table:table-cell/>
          <table:table-cell table:style-name="ce7" table:content-validation-name="val1" office:value-type="string" calcext:value-type="string">
            <text:p>Concept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C# common API names</text:p>
          </table:table-cell>
          <table:table-cell table:style-name="ce2"/>
          <table:table-cell table:style-name="ce7" table:content-validation-name="val1" office:value-type="string" calcext:value-type="string">
            <text:p>General IT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Android GUI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Excel; PHP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XML; SOAP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Cmake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Shell scripts</text:p>
          </table:table-cell>
          <table:table-cell/>
          <table:table-cell table:style-name="ce7" table:content-validation-name="val1" office:value-type="string" calcext:value-type="string">
            <text:p>Programming languag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Graphs (abstract data type)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Video Codecs</text:p>
          </table:table-cell>
          <table:table-cell table:style-name="ce2" office:value-type="string" calcext:value-type="string">
            <text:p>H.264/AAC, BPG, etc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Computer Networks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Microsoft Windows Drivers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Posix threads, sockets, signals...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VHDL</text:p>
          </table:table-cell>
          <table:table-cell/>
          <table:table-cell table:style-name="ce7" table:content-validation-name="val1" office:value-type="string" calcext:value-type="string">
            <text:p>Programming languag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Music database</text:p>
          </table:table-cell>
          <table:table-cell table:style-name="ce2" office:value-type="string" calcext:value-type="string">
            <text:p>albums, artists, tracks, playlists...</text:p>
          </table:table-cell>
          <table:table-cell table:style-name="ce7" table:content-validation-name="val1" office:value-type="string" calcext:value-type="string">
            <text:p>Concept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UNIX-like kernel stuff, ELF</text:p>
          </table:table-cell>
          <table:table-cell table:style-name="ce2" office:value-type="string" calcext:value-type="string">
            <text:p>ioctl, ehdr, inode, syscall, vaddr, kern, kmem...</text:p>
          </table:table-cell>
          <table:table-cell table:style-name="ce7" table:content-validation-name="val1" office:value-type="string" calcext:value-type="string">
            <text:p>Technologi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Vim configuration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RDF (Resource Description Framework)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SAX, DOM and XML parsing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TeX; Short Identifiers</text:p>
          </table:table-cell>
          <table:table-cell table:style-name="ce2" office:value-type="string" calcext:value-type="string">
            <text:p>Short keywords; includes TeX, numeric algorithms...</text:p>
          </table:table-cell>
          <table:table-cell table:style-name="ce7" table:content-validation-name="val1" office:value-type="string" calcext:value-type="string">
            <text:p>Programming languag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low level byte crunching</text:p>
          </table:table-cell>
          <table:table-cell table:style-name="ce2" office:value-type="string" calcext:value-type="string">
            <text:p>endianess, buffer, slice, ascii, utf, offset...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operations on numbers</text:p>
          </table:table-cell>
          <table:table-cell table:style-name="ce2" office:value-type="string" calcext:value-type="string">
            <text:p>sum, multipli, min, max, compare, index, count, total...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4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Lua implementations</text:p>
          </table:table-cell>
          <table:table-cell table:style-name="ce2" office:value-type="string" calcext:value-type="string">
            <text:p>LuaJIT, etc.</text:p>
          </table:table-cell>
          <table:table-cell table:style-name="ce7" table:content-validation-name="val1" office:value-type="string" calcext:value-type="string">
            <text:p>Technologi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Food and eating; design patterns</text:p>
          </table:table-cell>
          <table:table-cell/>
          <table:table-cell table:style-name="ce7" table:content-validation-name="val1" office:value-type="string" calcext:value-type="string">
            <text:p>Concept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OpenCL</text:p>
          </table:table-cell>
          <table:table-cell/>
          <table:table-cell table:style-name="ce7" table:content-validation-name="val1" office:value-type="string" calcext:value-type="string">
            <text:p>Programming languag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Robots, ROS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Character Encoding Detection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zlib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Drivers for peripherials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Fonts; PDF generators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Computer color formats and processing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Java GUI (AWT, Swing)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Lua</text:p>
          </table:table-cell>
          <table:table-cell/>
          <table:table-cell table:style-name="ce7" table:content-validation-name="val1" office:value-type="string" calcext:value-type="string">
            <text:p>Programming languag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Apache Cordova; JavaScript Tests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BackboneJS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CyanogenMod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Identifiers starting with "m"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Sublime Text Editor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Microsoft Foundation Class (MFC) library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iOS and macOS Core Graphics framework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Google AdMob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English text</text:p>
          </table:table-cell>
          <table:table-cell/>
          <table:table-cell table:style-name="ce7" table:content-validation-name="val1" office:value-type="string" calcext:value-type="string">
            <text:p>Human languag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CSS</text:p>
          </table:table-cell>
          <table:table-cell/>
          <table:table-cell table:style-name="ce7" table:content-validation-name="val1" office:value-type="string" calcext:value-type="string">
            <text:p>Programming languag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JQuery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Yii PHP framework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Windows Data Types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Babel JavaScript compiler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Android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Linear Algebra, LAPLACK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Sockets (non POSIX)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Javascript UI widgets, JQuery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Identifiers starting with "k": C++ constants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French</text:p>
          </table:table-cell>
          <table:table-cell/>
          <table:table-cell table:style-name="ce7" table:content-validation-name="val1" office:value-type="string" calcext:value-type="string">
            <text:p>Human languag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Audio Players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3D Modelling and Rendering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Geographical addresses; Vaadin; GWT</text:p>
          </table:table-cell>
          <table:table-cell table:style-name="ce2" office:value-type="string" calcext:value-type="string">
            <text:p>Countries, regions, cities, streets and some frameworks</text:p>
          </table:table-cell>
          <table:table-cell table:style-name="ce7" table:content-validation-name="val1" office:value-type="string" calcext:value-type="string">
            <text:p>Concept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Natural Language; Speech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Cocos2d-x</text:p>
          </table:table-cell>
          <table:table-cell table:style-name="ce2" office:value-type="string" calcext:value-type="string">
            <text:p>Game Engine</text:p>
          </table:table-cell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Portuguese</text:p>
          </table:table-cell>
          <table:table-cell/>
          <table:table-cell table:style-name="ce7" table:content-validation-name="val1" office:value-type="string" calcext:value-type="string">
            <text:p>Human languag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Competitive Games</text:p>
          </table:table-cell>
          <table:table-cell/>
          <table:table-cell table:style-name="ce7" table:content-validation-name="val1" office:value-type="string" calcext:value-type="string">
            <text:p>Gam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libtiff; JPEG libraries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Java string input/output</text:p>
          </table:table-cell>
          <table:table-cell table:style-name="ce2"/>
          <table:table-cell table:style-name="ce7" table:content-validation-name="val1" office:value-type="string" calcext:value-type="string">
            <text:p>Programming languag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Perl</text:p>
          </table:table-cell>
          <table:table-cell/>
          <table:table-cell table:style-name="ce7" table:content-validation-name="val1" office:value-type="string" calcext:value-type="string">
            <text:p>Programming languages</text:p>
          </table:table-cell>
          <table:table-cell table:style-name="ce11"/>
          <table:table-cell table:style-name="ce10"/>
          <table:table-cell table:number-columns-repeated="1017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Matlab</text:p>
          </table:table-cell>
          <table:table-cell/>
          <table:table-cell table:style-name="ce7" table:content-validation-name="val1" office:value-type="string" calcext:value-type="string">
            <text:p>Programming languag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GNU Build System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macOS Networking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11"/>
          <table:table-cell table:style-name="ce10"/>
          <table:table-cell table:number-columns-repeated="1017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Unity (Game engine): Scripting API</text:p>
          </table:table-cell>
          <table:table-cell table:style-name="ce2" office:value-type="string" calcext:value-type="string">
            <text:p>https://docs.unity3d.com/ScriptReference/Mathf.html https://docs.unity3d.com/ScriptReference/Material.html</text:p>
          </table:table-cell>
          <table:table-cell table:style-name="ce7" table:content-validation-name="val1" office:value-type="string" calcext:value-type="string">
            <text:p>Gam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Observer pattern and Model-View-*</text:p>
          </table:table-cell>
          <table:table-cell table:style-name="ce2" office:value-type="string" calcext:value-type="string">
            <text:p>Also known as the watcher pattern</text:p>
          </table:table-cell>
          <table:table-cell table:style-name="ce7" table:content-validation-name="val1" office:value-type="string" calcext:value-type="string">
            <text:p>Technologies</text:p>
          </table:table-cell>
          <table:table-cell table:style-name="ce11"/>
          <table:table-cell table:style-name="ce10"/>
          <table:table-cell table:number-columns-repeated="1017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Proxies; web services; minifiers</text:p>
          </table:table-cell>
          <table:table-cell table:style-name="ce2" office:value-type="string" calcext:value-type="string">
            <text:p>WSDL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11"/>
          <table:table-cell table:style-name="ce10"/>
          <table:table-cell table:number-columns-repeated="1017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Buttons and labels; identifiers starting with "l" and "b"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Mailers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Java: EJB, libGDX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Linux Kernel; Awesome WM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Databases in Spanish/Portuguese</text:p>
          </table:table-cell>
          <table:table-cell table:style-name="ce2" office:value-type="string" calcext:value-type="string">
            <text:p>People, prices, forms</text:p>
          </table:table-cell>
          <table:table-cell table:style-name="ce7" table:content-validation-name="val1" office:value-type="string" calcext:value-type="string">
            <text:p>Human languag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JQuery UI; Forms</text:p>
          </table:table-cell>
          <table:table-cell table:style-name="ce2" office:value-type="string" calcext:value-type="string">
            <text:p>More specific?</text:p>
          </table:table-cell>
          <table:table-cell table:style-name="ce7" table:content-validation-name="val1" office:value-type="string" calcext:value-type="string">
            <text:p>Technologies</text:p>
          </table:table-cell>
          <table:table-cell table:style-name="ce11"/>
          <table:table-cell table:style-name="ce10"/>
          <table:table-cell table:number-columns-repeated="101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C stdlib</text:p>
          </table:table-cell>
          <table:table-cell/>
          <table:table-cell table:style-name="ce7" table:content-validation-name="val1" office:value-type="string" calcext:value-type="string">
            <text:p>Programming languag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jqGrid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Parallel and Distributed Processing</text:p>
          </table:table-cell>
          <table:table-cell table:style-name="ce2" office:value-type="string" calcext:value-type="string">
            <text:p>Hadoop ecosystem, parallel/distributed processing and scheduling.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ArcPy; Japanese</text:p>
          </table:table-cell>
          <table:table-cell table:style-name="ce2" office:value-type="string" calcext:value-type="string">
            <text:p>Includes ArcPy API, some OpenFL stuff and Japanese writing terms (e.g. Hiragana).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Linear algebra</text:p>
          </table:table-cell>
          <table:table-cell table:style-name="ce2" office:value-type="string" calcext:value-type="string">
            <text:p>Matrices, vectors, BLAS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11"/>
          <table:table-cell table:style-name="ce10"/>
          <table:table-cell table:number-columns-repeated="1017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Machine Learning; sklearn-like APIs</text:p>
          </table:table-cell>
          <table:table-cell table:style-name="ce2"/>
          <table:table-cell table:style-name="ce7" table:content-validation-name="val1" office:value-type="string" calcext:value-type="string">
            <text:p>General IT</text:p>
          </table:table-cell>
          <table:table-cell table:style-name="ce11"/>
          <table:table-cell table:style-name="ce10"/>
          <table:table-cell table:number-columns-repeated="1017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Command Line Interface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Grids; Board Games</text:p>
          </table:table-cell>
          <table:table-cell table:style-name="ce2" office:value-type="string" calcext:value-type="string">
            <text:p>Boards, spatial and grid-like stuff, mainly in games and game engines.</text:p>
          </table:table-cell>
          <table:table-cell table:style-name="ce7" table:content-validation-name="val1" office:value-type="string" calcext:value-type="string">
            <text:p>Gam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Functional Programming; Scala</text:p>
          </table:table-cell>
          <table:table-cell/>
          <table:table-cell table:style-name="ce7" table:content-validation-name="val1" office:value-type="string" calcext:value-type="string">
            <text:p>Programming languag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Message Brokers</text:p>
          </table:table-cell>
          <table:table-cell table:style-name="ce2" office:value-type="string" calcext:value-type="string">
            <text:p>PubSub, Queues, Brokers, PubSub, Consumer-Producer.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Maps; Geography</text:p>
          </table:table-cell>
          <table:table-cell table:style-name="ce2"/>
          <table:table-cell table:style-name="ce7" table:content-validation-name="val1" office:value-type="string" calcext:value-type="string">
            <text:p>Concepts</text:p>
          </table:table-cell>
          <table:table-cell table:style-name="ce11"/>
          <table:table-cell table:style-name="ce10"/>
          <table:table-cell table:number-columns-repeated="1017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VOIP; nginx modules</text:p>
          </table:table-cell>
          <table:table-cell table:style-name="ce2"/>
          <table:table-cell table:style-name="ce7" table:content-validation-name="val1" office:value-type="string" calcext:value-type="string">
            <text:p>General IT</text:p>
          </table:table-cell>
          <table:table-cell table:style-name="ce11"/>
          <table:table-cell table:style-name="ce10"/>
          <table:table-cell table:number-columns-repeated="1017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Web Frontend; Yii CHtml</text:p>
          </table:table-cell>
          <table:table-cell table:style-name="ce2"/>
          <table:table-cell table:style-name="ce7" table:content-validation-name="val1" office:value-type="string" calcext:value-type="string">
            <text:p>Technologi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DataTables (JQuery Plugin)</text:p>
          </table:table-cell>
          <table:table-cell table:style-name="ce2"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People Databases in French</text:p>
          </table:table-cell>
          <table:table-cell/>
          <table:table-cell table:style-name="ce7" table:content-validation-name="val1" office:value-type="string" calcext:value-type="string">
            <text:p>Human languag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Media containers</text:p>
          </table:table-cell>
          <table:table-cell table:style-name="ce2" office:value-type="string" calcext:value-type="string">
            <text:p>No related to compression internals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11"/>
          <table:table-cell table:style-name="ce10"/>
          <table:table-cell table:number-columns-repeated="1017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ODBC-like interfaces</text:p>
          </table:table-cell>
          <table:table-cell table:style-name="ce2" office:value-type="string" calcext:value-type="string">
            <text:p>ODBC, AdoDB, ODB, Sybase, MSSQL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11"/>
          <table:table-cell table:style-name="ce10"/>
          <table:table-cell table:number-columns-repeated="1017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Fonts; DirectX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Django; GeoDjango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KindEditor</text:p>
          </table:table-cell>
          <table:table-cell table:style-name="ce2"/>
          <table:table-cell table:style-name="ce7" table:content-validation-name="val1" office:value-type="string" calcext:value-type="string">
            <text:p>Technologi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Weather</text:p>
          </table:table-cell>
          <table:table-cell/>
          <table:table-cell table:style-name="ce7" table:content-validation-name="val1" office:value-type="string" calcext:value-type="string">
            <text:p>Concept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Identifiers starting with "a"</text:p>
          </table:table-cell>
          <table:table-cell table:style-name="ce2" office:value-type="string" calcext:value-type="string">
            <text:p>Really, it seems there is no relation other than this convention, there is wide variate of cases, these keyword appear in a lot of context without the use of a framework in many cases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Assembly and 3-Character Variables</text:p>
          </table:table-cell>
          <table:table-cell/>
          <table:table-cell table:style-name="ce7" table:content-validation-name="val1" office:value-type="string" calcext:value-type="string">
            <text:p>Programming languag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Grids; Chess</text:p>
          </table:table-cell>
          <table:table-cell table:style-name="ce2" office:value-type="string" calcext:value-type="string">
            <text:p>But also GIS? contains GIS, this is very similar to #208, but apparently more oriented to Chess and similar board games?</text:p>
          </table:table-cell>
          <table:table-cell table:style-name="ce7" table:content-validation-name="val1" office:value-type="string" calcext:value-type="string">
            <text:p>Gam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Money; Bitcoin</text:p>
          </table:table-cell>
          <table:table-cell/>
          <table:table-cell table:style-name="ce7" table:content-validation-name="val1" office:value-type="string" calcext:value-type="string">
            <text:p>Concept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VCS; Provisioning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Data Structures</text:p>
          </table:table-cell>
          <table:table-cell table:style-name="ce2" office:value-type="string" calcext:value-type="string">
            <text:p>Trees, Stacks, Queues, Lists and related terms.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Ext JS; ZXing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Indonesian; Pokemon; Vert.x</text:p>
          </table:table-cell>
          <table:table-cell table:style-name="ce2"/>
          <table:table-cell table:style-name="ce7" table:content-validation-name="val1" office:value-type="string" calcext:value-type="string">
            <text:p>Human languages</text:p>
          </table:table-cell>
          <table:table-cell table:style-name="ce10" table:number-columns-repeated="2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Testing; Mocking; Jasmine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NumPy; Matplotlib</text:p>
          </table:table-cell>
          <table:table-cell table:style-name="ce2"/>
          <table:table-cell table:style-name="ce7" table:content-validation-name="val1" office:value-type="string" calcext:value-type="string">
            <text:p>Technologi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PDF; pdf.js</text:p>
          </table:table-cell>
          <table:table-cell table:style-name="ce2"/>
          <table:table-cell table:style-name="ce7" table:content-validation-name="val1" office:value-type="string" calcext:value-type="string">
            <text:p>Technologi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boot loaders and device drivers</text:p>
          </table:table-cell>
          <table:table-cell table:style-name="ce2"/>
          <table:table-cell table:style-name="ce7" table:content-validation-name="val1" office:value-type="string" calcext:value-type="string">
            <text:p>General IT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Video Codecs; FFmpeg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C++ STL; C-like Streams</text:p>
          </table:table-cell>
          <table:table-cell table:style-name="ce2" office:value-type="string" calcext:value-type="string">
            <text:p>C++; D; seems related to standard streams API?¿</text:p>
          </table:table-cell>
          <table:table-cell table:style-name="ce7" table:content-validation-name="val1" office:value-type="string" calcext:value-type="string">
            <text:p>Programming languag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iOS</text:p>
          </table:table-cell>
          <table:table-cell table:style-name="ce2"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PHP Web Backend</text:p>
          </table:table-cell>
          <table:table-cell table:style-name="ce2"/>
          <table:table-cell table:style-name="ce7" table:content-validation-name="val1" office:value-type="string" calcext:value-type="string">
            <text:p>Programming languag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Embedded Javascript parsers, compilers and engines</text:p>
          </table:table-cell>
          <table:table-cell table:style-name="ce2" office:value-type="string" calcext:value-type="string">
            <text:p>Rhino, UglifyJS, go-js-dom</text:p>
          </table:table-cell>
          <table:table-cell table:style-name="ce7" table:content-validation-name="val1" office:value-type="string" calcext:value-type="string">
            <text:p>Programming languages</text:p>
          </table:table-cell>
          <table:table-cell table:style-name="ce11"/>
          <table:table-cell table:style-name="ce10"/>
          <table:table-cell table:number-columns-repeated="1017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Coq</text:p>
          </table:table-cell>
          <table:table-cell table:style-name="ce2"/>
          <table:table-cell table:style-name="ce7" table:content-validation-name="val1" office:value-type="string" calcext:value-type="string">
            <text:p>Technologi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Blogs; WordPress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File Systems; Linux syscalls</text:p>
          </table:table-cell>
          <table:table-cell table:style-name="ce2"/>
          <table:table-cell table:style-name="ce7" table:content-validation-name="val1" office:value-type="string" calcext:value-type="string">
            <text:p>General IT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Graphics; Charts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Strings; Regex; i18n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FLTK; NetCDF</text:p>
          </table:table-cell>
          <table:table-cell table:style-name="ce2" office:value-type="string" calcext:value-type="string">
            <text:p>Keywords include FLTK, NetCDF and symbols from such libraries, but repositories seem to have no relation...</text:p>
          </table:table-cell>
          <table:table-cell table:style-name="ce7" table:content-validation-name="val1" office:value-type="string" calcext:value-type="string">
            <text:p>Technologi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MMORPG; World of Warcraft</text:p>
          </table:table-cell>
          <table:table-cell/>
          <table:table-cell table:style-name="ce7" table:content-validation-name="val1" office:value-type="string" calcext:value-type="string">
            <text:p>Gam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Audio Codec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Physics and statistics</text:p>
          </table:table-cell>
          <table:table-cell table:style-name="ce2"/>
          <table:table-cell table:style-name="ce7" table:content-validation-name="val1" office:value-type="string" calcext:value-type="string">
            <text:p>Concept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Ionic Framework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ELearning and courses</text:p>
          </table:table-cell>
          <table:table-cell table:style-name="ce2"/>
          <table:table-cell table:style-name="ce7" table:content-validation-name="val1" office:value-type="string" calcext:value-type="string">
            <text:p>Concept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Barcodes</text:p>
          </table:table-cell>
          <table:table-cell table:style-name="ce2" office:value-type="string" calcext:value-type="string">
            <text:p>Barcodes, QR codes, etc.</text:p>
          </table:table-cell>
          <table:table-cell table:style-name="ce7" table:content-validation-name="val1" office:value-type="string" calcext:value-type="string">
            <text:p>Concept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ASP.NET MVC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PDF</text:p>
          </table:table-cell>
          <table:table-cell table:style-name="ce2" office:value-type="string" calcext:value-type="string">
            <text:p>See #232 too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Installers; Packagers</text:p>
          </table:table-cell>
          <table:table-cell table:style-name="ce2" office:value-type="string" calcext:value-type="string">
            <text:p>Loose grouping of "project/build system/framework" wording</text:p>
          </table:table-cell>
          <table:table-cell table:style-name="ce7" table:content-validation-name="val1" office:value-type="string" calcext:value-type="string">
            <text:p>Concept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Apache Portable Runtime ; Unix-like kernels</text:p>
          </table:table-cell>
          <table:table-cell table:style-name="ce2"/>
          <table:table-cell table:style-name="ce7" table:content-validation-name="val1" office:value-type="string" calcext:value-type="string">
            <text:p>Technologi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Minecraft; Bukkit</text:p>
          </table:table-cell>
          <table:table-cell/>
          <table:table-cell table:style-name="ce7" table:content-validation-name="val1" office:value-type="string" calcext:value-type="string">
            <text:p>Gam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Ruby Testing</text:p>
          </table:table-cell>
          <table:table-cell table:style-name="ce2" office:value-type="string" calcext:value-type="string">
            <text:p>Maybe more specific about RSpec-like stuff?</text:p>
          </table:table-cell>
          <table:table-cell table:style-name="ce7" table:content-validation-name="val1" office:value-type="string" calcext:value-type="string">
            <text:p>Programming languag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English Stemming</text:p>
          </table:table-cell>
          <table:table-cell/>
          <table:table-cell table:style-name="ce7" table:content-validation-name="val1" office:value-type="string" calcext:value-type="string">
            <text:p>Human languag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Identifiers starting with "m"</text:p>
          </table:table-cell>
          <table:table-cell table:style-name="ce2" office:value-type="string" calcext:value-type="string">
            <text:p>Is 162 different?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11"/>
          <table:table-cell table:style-name="ce10"/>
          <table:table-cell table:number-columns-repeated="1017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Baidu UEditor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GNOME</text:p>
          </table:table-cell>
          <table:table-cell table:style-name="ce2" office:value-type="string" calcext:value-type="string">
            <text:p>GLib, Gnome, GTK+, DBus, etc.</text:p>
          </table:table-cell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GUI elements</text:p>
          </table:table-cell>
          <table:table-cell table:style-name="ce2" office:value-type="string" calcext:value-type="string">
            <text:p>JavaFX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11"/>
          <table:table-cell table:style-name="ce10"/>
          <table:table-cell table:number-columns-repeated="1017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Chinese Social Media</text:p>
          </table:table-cell>
          <table:table-cell table:style-name="ce2" office:value-type="string" calcext:value-type="string">
            <text:p>Sina Weibo, QQ, Tencent, WeChat, OpenUDID...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Redis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Highcharts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Assembly</text:p>
          </table:table-cell>
          <table:table-cell/>
          <table:table-cell table:style-name="ce7" table:content-validation-name="val1" office:value-type="string" calcext:value-type="string">
            <text:p>Programming languag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Identifiers starting with "p"; openFrameworks</text:p>
          </table:table-cell>
          <table:table-cell table:style-name="ce2" office:value-type="string" calcext:value-type="string">
            <text:p>Includes Swift, Java, etc. - all with "p" in the beginning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Tornado</text:p>
          </table:table-cell>
          <table:table-cell table:style-name="ce2" office:value-type="string" calcext:value-type="string">
            <text:p>Python framework</text:p>
          </table:table-cell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Playing cards</text:p>
          </table:table-cell>
          <table:table-cell table:style-name="ce2" office:value-type="string" calcext:value-type="string">
            <text:p>Especially poker</text:p>
          </table:table-cell>
          <table:table-cell table:style-name="ce7" table:content-validation-name="val1" office:value-type="string" calcext:value-type="string">
            <text:p>Concept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Clojure</text:p>
          </table:table-cell>
          <table:table-cell/>
          <table:table-cell table:style-name="ce7" table:content-validation-name="val1" office:value-type="string" calcext:value-type="string">
            <text:p>Programming languag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Puppet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Yacc, Flex, Bison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Calendar, dates and time API</text:p>
          </table:table-cell>
          <table:table-cell table:style-name="ce2" office:value-type="string" calcext:value-type="string">
            <text:p>dateutil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Java Native Interface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Spanish</text:p>
          </table:table-cell>
          <table:table-cell/>
          <table:table-cell table:style-name="ce7" table:content-validation-name="val1" office:value-type="string" calcext:value-type="string">
            <text:p>Human languag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SQLite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Intel SIMD Instruction Sets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OpenGL API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Image processing</text:p>
          </table:table-cell>
          <table:table-cell table:style-name="ce2" office:value-type="string" calcext:value-type="string">
            <text:p>ImageMagick, Pillow, GIMP, GhostScript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PHP CMS: Joomla, Drupal, Wordpress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UNIX user account management</text:p>
          </table:table-cell>
          <table:table-cell table:style-name="ce2" office:value-type="string" calcext:value-type="string">
            <text:p>Users, passwords, logins</text:p>
          </table:table-cell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DIY and embedded electronics</text:p>
          </table:table-cell>
          <table:table-cell table:style-name="ce2" office:value-type="string" calcext:value-type="string">
            <text:p>Arduino, interfaces, motors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Working with memory on low level in UNIX-like kernels</text:p>
          </table:table-cell>
          <table:table-cell table:style-name="ce2" office:value-type="string" calcext:value-type="string">
            <text:p>Linux, BSD, u-boot, coreboot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DOM manipulation in Javascript</text:p>
          </table:table-cell>
          <table:table-cell table:style-name="ce2" office:value-type="string" calcext:value-type="string">
            <text:p>Tween, Dojo, jQuery</text:p>
          </table:table-cell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Projects written by Chinese people</text:p>
          </table:table-cell>
          <table:table-cell table:style-name="ce2" office:value-type="string" calcext:value-type="string">
            <text:p>gopl-zh; cryptic identifiers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JavaScript DOM animations</text:p>
          </table:table-cell>
          <table:table-cell table:style-name="ce2" office:value-type="string" calcext:value-type="string">
            <text:p>Tween, jQuery</text:p>
          </table:table-cell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Travel and accomodation; books</text:p>
          </table:table-cell>
          <table:table-cell table:style-name="ce2"/>
          <table:table-cell table:style-name="ce7" table:content-validation-name="val1" office:value-type="string" calcext:value-type="string">
            <text:p>Concept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Go</text:p>
          </table:table-cell>
          <table:table-cell/>
          <table:table-cell table:style-name="ce7" table:content-validation-name="val1" office:value-type="string" calcext:value-type="string">
            <text:p>Programming languag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SQL, working with databases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GUI API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UNIX shell commands</text:p>
          </table:table-cell>
          <table:table-cell table:style-name="ce2" office:value-type="string" calcext:value-type="string">
            <text:p>Output, command line, file system</text:p>
          </table:table-cell>
          <table:table-cell table:style-name="ce7" table:content-validation-name="val1" office:value-type="string" calcext:value-type="string">
            <text:p>Technologi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OpenGL - shaders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Network interfaces, low level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Vadim</text:p>
          </table:table-cell>
          <table:table-cell table:style-name="ce3" office:value-type="string" calcext:value-type="string">
            <text:p>Calendar, dates and time</text:p>
          </table:table-cell>
          <table:table-cell/>
          <table:table-cell table:style-name="ce7" table:content-validation-name="val1" office:value-type="string" calcext:value-type="string">
            <text:p>Concept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XML, XSLT; GIF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jQuery Mobile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Spreadsheets; Assembler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Emacs Lisp</text:p>
          </table:table-cell>
          <table:table-cell/>
          <table:table-cell table:style-name="ce7" table:content-validation-name="val1" office:value-type="string" calcext:value-type="string">
            <text:p>Programming languag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Working with Web in Python</text:p>
          </table:table-cell>
          <table:table-cell table:style-name="ce2" office:value-type="string" calcext:value-type="string">
            <text:p>urllib, Flask, SQLAlchemy, crawling</text:p>
          </table:table-cell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Games; numbers</text:p>
          </table:table-cell>
          <table:table-cell/>
          <table:table-cell table:style-name="ce7" table:content-validation-name="val1" office:value-type="string" calcext:value-type="string">
            <text:p>Concept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HTML tables; AngularJS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Xlib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Shop, money</text:p>
          </table:table-cell>
          <table:table-cell/>
          <table:table-cell table:style-name="ce7" table:content-validation-name="val1" office:value-type="string" calcext:value-type="string">
            <text:p>Concept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People; animals; plants</text:p>
          </table:table-cell>
          <table:table-cell/>
          <table:table-cell table:style-name="ce7" table:content-validation-name="val1" office:value-type="string" calcext:value-type="string">
            <text:p>Concept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Python packaging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Role Play Games</text:p>
          </table:table-cell>
          <table:table-cell/>
          <table:table-cell table:style-name="ce7" table:content-validation-name="val1" office:value-type="string" calcext:value-type="string">
            <text:p>Concept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Data compression</text:p>
          </table:table-cell>
          <table:table-cell table:style-name="ce2" office:value-type="string" calcext:value-type="string">
            <text:p>PNG, gzip</text:p>
          </table:table-cell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Low level HTTP in PHP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Distributed clusters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SWIG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Low level work with strings, CURL</text:p>
          </table:table-cell>
          <table:table-cell/>
          <table:table-cell table:style-name="ce7" table:content-validation-name="val1" office:value-type="string" calcext:value-type="string">
            <text:p>General IT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Django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2D drawing</text:p>
          </table:table-cell>
          <table:table-cell/>
          <table:table-cell table:style-name="ce7" table:content-validation-name="val1" office:value-type="string" calcext:value-type="string">
            <text:p>Concept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Flask; greenlets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German</text:p>
          </table:table-cell>
          <table:table-cell/>
          <table:table-cell table:style-name="ce7" table:content-validation-name="val1" office:value-type="string" calcext:value-type="string">
            <text:p>Human languag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Colors</text:p>
          </table:table-cell>
          <table:table-cell/>
          <table:table-cell table:style-name="ce7" table:content-validation-name="val1" office:value-type="string" calcext:value-type="string">
            <text:p>Concept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Apache Thrift; notebooks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OpenGL types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Markdown parsers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LLVM</text:p>
          </table:table-cell>
          <table:table-cell/>
          <table:table-cell table:style-name="ce7" table:content-validation-name="val1" office:value-type="string" calcext:value-type="string">
            <text:p>Technologies</text:p>
          </table:table-cell>
          <table:table-cell table:style-name="ce9" table:number-columns-repeated="2"/>
          <table:table-cell table:number-columns-repeated="1017"/>
        </table:table-row>
        <table:table-row table:style-name="ro1" table:number-rows-repeated="41">
          <table:table-cell table:style-name="ce2"/>
          <table:table-cell table:number-columns-repeated="3"/>
          <table:table-cell table:content-validation-name="val1"/>
          <table:table-cell table:number-columns-repeated="1019"/>
        </table:table-row>
        <table:table-row table:style-name="ro5" table:number-rows-repeated="638">
          <table:table-cell table:number-columns-repeated="4"/>
          <table:table-cell table:content-validation-name="val1"/>
          <table:table-cell table:number-columns-repeated="1019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Original.$A$1" table:cell-range-address="$Original.$B$1:.$B$1000"/>
        </table:named-expressions>
        <calcext:conditional-formats>
          <calcext:conditional-format calcext:target-range-address="Original.E2:Original.E321 Original.F2:Original.F65 Original.G2:Original.G44 Original.G46:Original.G65 Original.F67:Original.G321">
            <calcext:condition calcext:apply-style-name="ConditionalStyle_1" calcext:value="formula-is(LEN(TRIM([.E2]))&gt;0)" calcext:base-cell-address="Original.E2"/>
          </calcext:conditional-format>
        </calcext:conditional-formats>
      </table:table>
      <table:table table:name="Sorted" table:style-name="ta2">
        <office:forms form:automatic-focus="false" form:apply-design-mode="false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Final Topic #</text:p>
          </table:table-cell>
          <table:table-cell table:style-name="ce1" office:value-type="string" calcext:value-type="string">
            <text:p>Topic #</text:p>
          </table:table-cell>
          <table:table-cell table:style-name="ce1" office:value-type="string" calcext:value-type="string">
            <text:p>Labeler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Comments</text:p>
          </table:table-cell>
          <table:table-cell table:style-name="ce1" table:content-validation-name="val2" office:value-type="string" calcext:value-type="string">
            <text:p>Category</text:p>
          </table:table-cell>
          <table:table-cell table:style-name="ce1" office:value-type="string" calcext:value-type="string">
            <text:p>Reviewed</text:p>
          </table:table-cell>
          <table:table-cell table:style-name="ce1" office:value-type="string" calcext:value-type="string">
            <text:p>Banned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2D drawing, colors, JavaScript</text:p>
          </table:table-cell>
          <table:table-cell/>
          <table:table-cell table:style-name="ce13" table:content-validation-name="val2" office:value-type="string" calcext:value-type="string">
            <text:p>Concept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Astronomy, astrodynamics</text:p>
          </table:table-cell>
          <table:table-cell/>
          <table:table-cell table:style-name="ce13" table:content-validation-name="val2" office:value-type="string" calcext:value-type="string">
            <text:p>Concepts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Banking</text:p>
          </table:table-cell>
          <table:table-cell/>
          <table:table-cell table:style-name="ce13" table:content-validation-name="val2" office:value-type="string" calcext:value-type="string">
            <text:p>Concept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Barcodes</text:p>
          </table:table-cell>
          <table:table-cell table:style-name="ce2" office:value-type="string" calcext:value-type="string">
            <text:p>Barcodes, QR codes, etc.</text:p>
          </table:table-cell>
          <table:table-cell table:style-name="ce13" table:content-validation-name="val2" office:value-type="string" calcext:value-type="string">
            <text:p>Concepts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Vadim</text:p>
          </table:table-cell>
          <table:table-cell table:style-name="ce3" office:value-type="string" calcext:value-type="string">
            <text:p>Calendar, dates and time</text:p>
          </table:table-cell>
          <table:table-cell/>
          <table:table-cell table:style-name="ce13" table:content-validation-name="val2" office:value-type="string" calcext:value-type="string">
            <text:p>Concept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Time intervals and units, comparisons</text:p>
          </table:table-cell>
          <table:table-cell/>
          <table:table-cell table:style-name="ce13" table:content-validation-name="val2" office:value-type="string" calcext:value-type="string">
            <text:p>Concept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Places, food</text:p>
          </table:table-cell>
          <table:table-cell table:style-name="ce2" office:value-type="string" calcext:value-type="string">
            <text:p>some UI stuff, but also disaster response, etc</text:p>
          </table:table-cell>
          <table:table-cell table:style-name="ce13" table:content-validation-name="val2" office:value-type="string" calcext:value-type="string">
            <text:p>Concept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Colors</text:p>
          </table:table-cell>
          <table:table-cell/>
          <table:table-cell table:style-name="ce13" table:content-validation-name="val2" office:value-type="string" calcext:value-type="string">
            <text:p>Concept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ELearning and courses</text:p>
          </table:table-cell>
          <table:table-cell table:style-name="ce2"/>
          <table:table-cell table:style-name="ce13" table:content-validation-name="val2" office:value-type="string" calcext:value-type="string">
            <text:p>Concepts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Emoji</text:p>
          </table:table-cell>
          <table:table-cell/>
          <table:table-cell table:style-name="ce13" table:content-validation-name="val2" office:value-type="string" calcext:value-type="string">
            <text:p>Concept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Food, design patterns</text:p>
          </table:table-cell>
          <table:table-cell/>
          <table:table-cell table:style-name="ce13" table:content-validation-name="val2" office:value-type="string" calcext:value-type="string">
            <text:p>Concept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Games, numbers</text:p>
          </table:table-cell>
          <table:table-cell/>
          <table:table-cell table:style-name="ce13" table:content-validation-name="val2" office:value-type="string" calcext:value-type="string">
            <text:p>Concept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Geographical addresses, Vaadin, GWT</text:p>
          </table:table-cell>
          <table:table-cell table:style-name="ce2" office:value-type="string" calcext:value-type="string">
            <text:p>Countries, regions, cities, streets and some frameworks</text:p>
          </table:table-cell>
          <table:table-cell table:style-name="ce13" table:content-validation-name="val2" office:value-type="string" calcext:value-type="string">
            <text:p>Concepts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Human anatomy, motion sensing</text:p>
          </table:table-cell>
          <table:table-cell/>
          <table:table-cell table:style-name="ce13" table:content-validation-name="val2" office:value-type="string" calcext:value-type="string">
            <text:p>Concept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Image and video galleries</text:p>
          </table:table-cell>
          <table:table-cell/>
          <table:table-cell table:style-name="ce13" table:content-validation-name="val2" office:value-type="string" calcext:value-type="string">
            <text:p>Concepts</text:p>
          </table:table-cell>
          <table:table-cell table:style-name="ce15"/>
          <table:table-cell table:style-name="ce14"/>
          <table:table-cell table:number-columns-repeated="3"/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Installers, packagers</text:p>
          </table:table-cell>
          <table:table-cell table:style-name="ce2" office:value-type="string" calcext:value-type="string">
            <text:p>Loose grouping of "project/build system/framework" wording</text:p>
          </table:table-cell>
          <table:table-cell table:style-name="ce13" table:content-validation-name="val2" office:value-type="string" calcext:value-type="string">
            <text:p>Concepts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Listing, counting, timing</text:p>
          </table:table-cell>
          <table:table-cell/>
          <table:table-cell table:style-name="ce13" table:content-validation-name="val2" office:value-type="string" calcext:value-type="string">
            <text:p>Concept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Maps, geography</text:p>
          </table:table-cell>
          <table:table-cell table:style-name="ce2"/>
          <table:table-cell table:style-name="ce13" table:content-validation-name="val2" office:value-type="string" calcext:value-type="string">
            <text:p>Concepts</text:p>
          </table:table-cell>
          <table:table-cell table:style-name="ce16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Math, linear algebra, greek letters</text:p>
          </table:table-cell>
          <table:table-cell table:style-name="ce2" office:value-type="string" calcext:value-type="string">
            <text:p>R/Julia: proximal operators, Bayesian models, Structural Topic Model; Bayesian applied regression modeling</text:p>
          </table:table-cell>
          <table:table-cell table:style-name="ce13" table:content-validation-name="val2" office:value-type="string" calcext:value-type="string">
            <text:p>Concepts</text:p>
          </table:table-cell>
          <table:table-cell table:style-name="ce16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Money, Bitcoin</text:p>
          </table:table-cell>
          <table:table-cell/>
          <table:table-cell table:style-name="ce13" table:content-validation-name="val2" office:value-type="string" calcext:value-type="string">
            <text:p>Concepts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Movies</text:p>
          </table:table-cell>
          <table:table-cell/>
          <table:table-cell table:style-name="ce13" table:content-validation-name="val2" office:value-type="string" calcext:value-type="string">
            <text:p>Concepts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Music database</text:p>
          </table:table-cell>
          <table:table-cell table:style-name="ce2" office:value-type="string" calcext:value-type="string">
            <text:p>albums, artists, tracks, playlists...</text:p>
          </table:table-cell>
          <table:table-cell table:style-name="ce13" table:content-validation-name="val2" office:value-type="string" calcext:value-type="string">
            <text:p>Concept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Natural language, text manipulation</text:p>
          </table:table-cell>
          <table:table-cell table:style-name="ce2" office:value-type="string" calcext:value-type="string">
            <text:p>text manitpulation libs/statistics/ML models, etc</text:p>
          </table:table-cell>
          <table:table-cell table:style-name="ce13" table:content-validation-name="val2" office:value-type="string" calcext:value-type="string">
            <text:p>Concepts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People databases</text:p>
          </table:table-cell>
          <table:table-cell table:style-name="ce2" office:value-type="string" calcext:value-type="string">
            <text:p>age, gender, salary, birthdate, contact...</text:p>
          </table:table-cell>
          <table:table-cell table:style-name="ce13" table:content-validation-name="val2" office:value-type="string" calcext:value-type="string">
            <text:p>Concepts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People, animals, plants</text:p>
          </table:table-cell>
          <table:table-cell/>
          <table:table-cell table:style-name="ce13" table:content-validation-name="val2" office:value-type="string" calcext:value-type="string">
            <text:p>Concept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Physics, statistics</text:p>
          </table:table-cell>
          <table:table-cell table:style-name="ce2"/>
          <table:table-cell table:style-name="ce13" table:content-validation-name="val2" office:value-type="string" calcext:value-type="string">
            <text:p>Concepts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Playing cards</text:p>
          </table:table-cell>
          <table:table-cell table:style-name="ce2" office:value-type="string" calcext:value-type="string">
            <text:p>Especially poker</text:p>
          </table:table-cell>
          <table:table-cell table:style-name="ce13" table:content-validation-name="val2" office:value-type="string" calcext:value-type="string">
            <text:p>Concept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Role play games</text:p>
          </table:table-cell>
          <table:table-cell/>
          <table:table-cell table:style-name="ce13" table:content-validation-name="val2" office:value-type="string" calcext:value-type="string">
            <text:p>Concept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Sensors (specially accelerometers)</text:p>
          </table:table-cell>
          <table:table-cell/>
          <table:table-cell table:style-name="ce13" table:content-validation-name="val2" office:value-type="string" calcext:value-type="string">
            <text:p>Concept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Shop, money</text:p>
          </table:table-cell>
          <table:table-cell/>
          <table:table-cell table:style-name="ce13" table:content-validation-name="val2" office:value-type="string" calcext:value-type="string">
            <text:p>Concept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Stars, solar system</text:p>
          </table:table-cell>
          <table:table-cell/>
          <table:table-cell table:style-name="ce13" table:content-validation-name="val2" office:value-type="string" calcext:value-type="string">
            <text:p>Concept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Stock market</text:p>
          </table:table-cell>
          <table:table-cell/>
          <table:table-cell table:style-name="ce13" table:content-validation-name="val2" office:value-type="string" calcext:value-type="string">
            <text:p>Concept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TeX, bibliography, Java Build Tools</text:p>
          </table:table-cell>
          <table:table-cell table:style-name="ce6" office:value-type="string" calcext:value-type="string">
            <text:p>It seems mixed with Maven/Ant/Gradle/JVM stuff</text:p>
          </table:table-cell>
          <table:table-cell table:style-name="ce13" table:content-validation-name="val2" office:value-type="string" calcext:value-type="string">
            <text:p>Concepts</text:p>
          </table:table-cell>
          <table:table-cell table:style-name="ce16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Travel, accomodation, books</text:p>
          </table:table-cell>
          <table:table-cell table:style-name="ce2"/>
          <table:table-cell table:style-name="ce13" table:content-validation-name="val2" office:value-type="string" calcext:value-type="string">
            <text:p>Concept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Weather</text:p>
          </table:table-cell>
          <table:table-cell/>
          <table:table-cell table:style-name="ce13" table:content-validation-name="val2" office:value-type="string" calcext:value-type="string">
            <text:p>Concept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"Heroic" RPG concepts</text:p>
          </table:table-cell>
          <table:table-cell table:style-name="ce2" office:value-type="string" calcext:value-type="string">
            <text:p>some JS apps, using 'Hero'</text:p>
          </table:table-cell>
          <table:table-cell table:style-name="ce13" table:content-validation-name="val2" office:value-type="string" calcext:value-type="string">
            <text:p>Games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Competitive games</text:p>
          </table:table-cell>
          <table:table-cell/>
          <table:table-cell table:style-name="ce13" table:content-validation-name="val2" office:value-type="string" calcext:value-type="string">
            <text:p>Games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Games, Pacman, ghosts, colors, coordinates</text:p>
          </table:table-cell>
          <table:table-cell/>
          <table:table-cell table:style-name="ce13" table:content-validation-name="val2" office:value-type="string" calcext:value-type="string">
            <text:p>Games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Grids, board games</text:p>
          </table:table-cell>
          <table:table-cell table:style-name="ce2" office:value-type="string" calcext:value-type="string">
            <text:p>Boards, spatial and grid-like stuff, mainly in games and game engines.</text:p>
          </table:table-cell>
          <table:table-cell table:style-name="ce13" table:content-validation-name="val2" office:value-type="string" calcext:value-type="string">
            <text:p>Games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Grids, chess</text:p>
          </table:table-cell>
          <table:table-cell table:style-name="ce2" office:value-type="string" calcext:value-type="string">
            <text:p>But also GIS? contains GIS, this is very similar to #208, but apparently more oriented to Chess and similar board games?</text:p>
          </table:table-cell>
          <table:table-cell table:style-name="ce13" table:content-validation-name="val2" office:value-type="string" calcext:value-type="string">
            <text:p>Gam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Minecraft mods</text:p>
          </table:table-cell>
          <table:table-cell/>
          <table:table-cell table:style-name="ce13" table:content-validation-name="val2" office:value-type="string" calcext:value-type="string">
            <text:p>Games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Minecraft, Bukkit</text:p>
          </table:table-cell>
          <table:table-cell/>
          <table:table-cell table:style-name="ce13" table:content-validation-name="val2" office:value-type="string" calcext:value-type="string">
            <text:p>Games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MMORPG, World of Warcraft</text:p>
          </table:table-cell>
          <table:table-cell/>
          <table:table-cell table:style-name="ce13" table:content-validation-name="val2" office:value-type="string" calcext:value-type="string">
            <text:p>Gam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number-columns-repeated="2"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Platform games</text:p>
          </table:table-cell>
          <table:table-cell table:style-name="ce2"/>
          <table:table-cell table:style-name="ce13" table:content-validation-name="val2" office:value-type="string" calcext:value-type="string">
            <text:p>Games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Unity (game engine): events and behaviour</text:p>
          </table:table-cell>
          <table:table-cell table:style-name="ce2" office:value-type="string" calcext:value-type="string">
            <text:p>"unity" is the top word</text:p>
          </table:table-cell>
          <table:table-cell table:style-name="ce13" table:content-validation-name="val2" office:value-type="string" calcext:value-type="string">
            <text:p>Games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Unity (game engine): geometry and render</text:p>
          </table:table-cell>
          <table:table-cell table:style-name="ce2" office:value-type="string" calcext:value-type="string">
            <text:p>https://docs.unity3d.com/ScriptReference/Mathf.html https://docs.unity3d.com/ScriptReference/Material.html</text:p>
          </table:table-cell>
          <table:table-cell table:style-name="ce13" table:content-validation-name="val2" office:value-type="string" calcext:value-type="string">
            <text:p>Games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2/3D geometry</text:p>
          </table:table-cell>
          <table:table-cell table:style-name="ce3" office:value-type="string" calcext:value-type="string">
            <text:p>physics libs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3-letter identifiers ending with "b"</text:p>
          </table:table-cell>
          <table:table-cell table:style-name="ce2" office:value-type="string" calcext:value-type="string">
            <text:p>Most likely a parser's flaw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4"/>
          <table:table-cell table:style-name="ce18"/>
          <table:table-cell table:number-columns-repeated="1016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3D modelling and rendering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ArcPy, Japanese</text:p>
          </table:table-cell>
          <table:table-cell table:style-name="ce2" office:value-type="string" calcext:value-type="string">
            <text:p>Includes ArcPy API, some OpenFL stuff and Japanese writing terms (e.g. Hiragana).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Async/callback programming on mobile/fronted</text:p>
          </table:table-cell>
          <table:table-cell table:style-name="ce2" office:value-type="string" calcext:value-type="string">
            <text:p>Swift, JS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Audio codecs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Audio players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AWS libs, security (SSL, OAuth, Certs)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Biology: DNA, genome</text:p>
          </table:table-cell>
          <table:table-cell table:style-name="ce2" office:value-type="string" calcext:value-type="string">
            <text:p>SNPs, parsing/generation libs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Boot loaders, device drivers</text:p>
          </table:table-cell>
          <table:table-cell table:style-name="ce2"/>
          <table:table-cell table:style-name="ce13" table:content-validation-name="val2" office:value-type="string" calcext:value-type="string">
            <text:p>General IT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Browsers: APIs, detection, extensions, etc.</text:p>
          </table:table-cell>
          <table:table-cell table:style-name="ce2" office:value-type="string" calcext:value-type="string">
            <text:p>iframe/xhr, UserAgents, AJAX, JS/PHP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Buttons and labels, identifiers starting with "l" and "b", key shortcuts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Tesseract Open Source OCR Engine</text:p>
          </table:table-cell>
          <table:table-cell table:style-name="ce2" office:value-type="string" calcext:value-type="string">
            <text:p>xab, xfe, xbe...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C# common API names</text:p>
          </table:table-cell>
          <table:table-cell table:style-name="ce2"/>
          <table:table-cell table:style-name="ce13" table:content-validation-name="val2" office:value-type="string" calcext:value-type="string">
            <text:p>General IT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Calendar, dates and time API</text:p>
          </table:table-cell>
          <table:table-cell table:style-name="ce2" office:value-type="string" calcext:value-type="string">
            <text:p>dateutil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Character encoding detection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Chinese social media</text:p>
          </table:table-cell>
          <table:table-cell table:style-name="ce2" office:value-type="string" calcext:value-type="string">
            <text:p>Sina Weibo, QQ, Tencent, WeChat, OpenUDID...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Chinese messengers and social media gateways, LaTex templates</text:p>
          </table:table-cell>
          <table:table-cell table:style-name="ce2"/>
          <table:table-cell table:style-name="ce13" table:content-validation-name="val2" office:value-type="string" calcext:value-type="string">
            <text:p>General IT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Code parsing, compilers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Command Line Interface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Color manipulation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Computer networks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Cryptography: ciphers and certificates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7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Cryptography: libraries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7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Data compression</text:p>
          </table:table-cell>
          <table:table-cell table:style-name="ce2" office:value-type="string" calcext:value-type="string">
            <text:p>PNG, gzip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Data structures</text:p>
          </table:table-cell>
          <table:table-cell table:style-name="ce2" office:value-type="string" calcext:value-type="string">
            <text:p>Trees, Stacks, Queues, Lists and related terms.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Data visualization libs</text:p>
          </table:table-cell>
          <table:table-cell table:style-name="ce2" office:value-type="string" calcext:value-type="string">
            <text:p>polots, axis, char types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Distributed clusters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DIY and embedded electronics</text:p>
          </table:table-cell>
          <table:table-cell table:style-name="ce2" office:value-type="string" calcext:value-type="string">
            <text:p>Arduino, interfaces, motors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Django, GeoDjango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Documentation: Dash/readthedocs.org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Drivers for peripherials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Easing, inbetweening (animation)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File systems; Linux syscalls</text:p>
          </table:table-cell>
          <table:table-cell table:style-name="ce2"/>
          <table:table-cell table:style-name="ce13" table:content-validation-name="val2" office:value-type="string" calcext:value-type="string">
            <text:p>General IT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Flying vehicles, GPS, flash memory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7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Fonts, PDF generators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GitHub pages, static website generators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Graphics, charts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Graphs (abstract data type)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GUI API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GUI elements</text:p>
          </table:table-cell>
          <table:table-cell table:style-name="ce2" office:value-type="string" calcext:value-type="string">
            <text:p>JavaFX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6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Hardware sensors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7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Hardware: human interface devices, USB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Hardware: SMT32 firmware</text:p>
          </table:table-cell>
          <table:table-cell table:style-name="ce5" office:value-type="string" calcext:value-type="string">
            <text:p><text:a xlink:href="https://en.wikipedia.org/wiki/STM32" xlink:type="simple">https://en.wikipedia.org/wiki/STM32</text:a>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HTML DOM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7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HTML tags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7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Hungarian notation</text:p>
          </table:table-cell>
          <table:table-cell table:style-name="ce2" office:value-type="string" calcext:value-type="string">
            <text:p>"s" for strings, "i" for integers, "o" for objects, etc.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Identifiers starting with "a"</text:p>
          </table:table-cell>
          <table:table-cell table:style-name="ce2" office:value-type="string" calcext:value-type="string">
            <text:p>Really, it seems there is no relation other than this convention, there is wide variate of cases, these keyword appear in a lot of context without the use of a framework in many cases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4"/>
          <table:table-cell table:style-name="ce18"/>
          <table:table-cell table:style-name="ce15"/>
          <table:table-cell table:number-columns-repeated="1015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Identifiers starting with "k": C++ constants, compression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Identifiers starting with "m", GUI and visualization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Identifiers starting with "m"</text:p>
          </table:table-cell>
          <table:table-cell table:style-name="ce2"/>
          <table:table-cell table:style-name="ce13" table:content-validation-name="val2" office:value-type="string" calcext:value-type="string">
            <text:p>General IT</text:p>
          </table:table-cell>
          <table:table-cell table:style-name="ce16"/>
          <table:table-cell table:style-name="ce18"/>
          <table:table-cell table:number-columns-repeated="1016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Identifiers starting with "my"</text:p>
          </table:table-cell>
          <table:table-cell table:style-name="ce2"/>
          <table:table-cell table:style-name="ce13" table:content-validation-name="val2" office:value-type="string" calcext:value-type="string">
            <text:p>General IT</text:p>
          </table:table-cell>
          <table:table-cell table:style-name="ce15"/>
          <table:table-cell table:style-name="ce18"/>
          <table:table-cell table:number-columns-repeated="1016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Identifiers starting with "p", openFrameworks</text:p>
          </table:table-cell>
          <table:table-cell table:style-name="ce2" office:value-type="string" calcext:value-type="string">
            <text:p>Includes Swift, Java, etc. - all with "p" in the beginning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4"/>
          <table:table-cell table:style-name="ce18"/>
          <table:table-cell table:number-columns-repeated="1016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Image and audio processing libraries</text:p>
          </table:table-cell>
          <table:table-cell table:style-name="ce2" office:value-type="string" calcext:value-type="string">
            <text:p>libpng, libjpeg, OGG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Image compression, JPEG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Image processing</text:p>
          </table:table-cell>
          <table:table-cell table:style-name="ce2" office:value-type="string" calcext:value-type="string">
            <text:p>ImageMagick, Pillow, GIMP, GhostScript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Intel SIMD instruction sets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iOS: network/HTTP APIs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IRC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Java: disassembled bytecode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Java/JS + async + JSON serialization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JavaScript: 2D graphics, visualization</text:p>
          </table:table-cell>
          <table:table-cell table:style-name="ce2" office:value-type="string" calcext:value-type="string">
            <text:p>JS Canvas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Linear algebra</text:p>
          </table:table-cell>
          <table:table-cell table:style-name="ce2" office:value-type="string" calcext:value-type="string">
            <text:p>Matrices, vectors, BLAS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6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Linear algebra, LAPLACK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Low level bytes/bits manipulation</text:p>
          </table:table-cell>
          <table:table-cell table:style-name="ce2" office:value-type="string" calcext:value-type="string">
            <text:p>endianess, buffer, slice, ascii, utf, offset...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Low level strings manipulation, CURL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Machine Learning, sklearn-like APIs</text:p>
          </table:table-cell>
          <table:table-cell table:style-name="ce2"/>
          <table:table-cell table:style-name="ce13" table:content-validation-name="val2" office:value-type="string" calcext:value-type="string">
            <text:p>General IT</text:p>
          </table:table-cell>
          <table:table-cell table:style-name="ce16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Mailers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Maps/geospatial</text:p>
          </table:table-cell>
          <table:table-cell table:style-name="ce3" office:value-type="string" calcext:value-type="string">
            <text:p>polygons, shapes, raster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Math: numerical algorithms</text:p>
          </table:table-cell>
          <table:table-cell table:style-name="ce2" office:value-type="string" calcext:value-type="string">
            <text:p>prime, gcd, fib, sqrt, factor, RSA, project euler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Media containers</text:p>
          </table:table-cell>
          <table:table-cell table:style-name="ce2" office:value-type="string" calcext:value-type="string">
            <text:p>No related to compression internals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6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Message brokers</text:p>
          </table:table-cell>
          <table:table-cell table:style-name="ce2" office:value-type="string" calcext:value-type="string">
            <text:p>PubSub, Queues, Brokers, PubSub, Consumer-Producer.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Music formats, synthesizers</text:p>
          </table:table-cell>
          <table:table-cell table:style-name="ce2" office:value-type="string" calcext:value-type="string">
            <text:p>midi, wave, sample, pitch, etc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Native GUI</text:p>
          </table:table-cell>
          <table:table-cell table:style-name="ce2"/>
          <table:table-cell table:style-name="ce13" table:content-validation-name="val2" office:value-type="string" calcext:value-type="string">
            <text:p>General IT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Natural language, speech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Network interfaces, low level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ODBC-like interfaces</text:p>
          </table:table-cell>
          <table:table-cell table:style-name="ce2" office:value-type="string" calcext:value-type="string">
            <text:p>ODBC, AdoDB, ODB, Sybase, MSSQL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6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Operations on numbers</text:p>
          </table:table-cell>
          <table:table-cell table:style-name="ce2" office:value-type="string" calcext:value-type="string">
            <text:p>sum, multipli, min, max, compare, index, count, total...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Parallel and distributed processing</text:p>
          </table:table-cell>
          <table:table-cell table:style-name="ce2" office:value-type="string" calcext:value-type="string">
            <text:p>Hadoop ecosystem, parallel/distributed processing and scheduling.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PDF</text:p>
          </table:table-cell>
          <table:table-cell table:style-name="ce2" office:value-type="string" calcext:value-type="string">
            <text:p>See #232 too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Physics simulators</text:p>
          </table:table-cell>
          <table:table-cell table:style-name="ce2" office:value-type="string" calcext:value-type="string">
            <text:p>flued/fire dinamics, aircraft motion. greek letters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Physics/chemistry, MPI, CUDA</text:p>
          </table:table-cell>
          <table:table-cell table:style-name="ce2" office:value-type="string" calcext:value-type="string">
            <text:p>clustering, molecular dynamics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POSIX terminal interface, serial interface, image capture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7"/>
          <table:table-cell table:style-name="ce14"/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Posix threads, sockets, signals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Projects written by Chinese people</text:p>
          </table:table-cell>
          <table:table-cell table:style-name="ce2" office:value-type="string" calcext:value-type="string">
            <text:p>gopl-zh; cryptic identifiers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Proxies, web services, minifiers</text:p>
          </table:table-cell>
          <table:table-cell table:style-name="ce2" office:value-type="string" calcext:value-type="string">
            <text:p>WSDL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6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RDF (resource description framework)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Rule-based JavaScript</text:p>
          </table:table-cell>
          <table:table-cell table:style-name="ce2" office:value-type="string" calcext:value-type="string">
            <text:p>some CSS&amp;Prolog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SAX, DOM and XML parsing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Scraping, web browser automation</text:p>
          </table:table-cell>
          <table:table-cell table:style-name="ce2" office:value-type="string" calcext:value-type="string">
            <text:p>Selenium, Phantom, Scraping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7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Sockets (non POSIX)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Spreadsheets, assembler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SQL, working with databases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Strings, regex, internationalization (i18n)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Templates: Handlebars.js, Flex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Testing, mocking, Jasmine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Text editing (native, web)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Text editor formatting concepts</text:p>
          </table:table-cell>
          <table:table-cell table:style-name="ce2" office:value-type="string" calcext:value-type="string">
            <text:p>paragraph, bullet, undo, wysiwyg...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Touch user interface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VCS, provisioning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Video codecs</text:p>
          </table:table-cell>
          <table:table-cell table:style-name="ce2" office:value-type="string" calcext:value-type="string">
            <text:p>H.264/AAC, BPG, etc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Video drivers, OpenMAX, mruby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VOIP, nginx modules</text:p>
          </table:table-cell>
          <table:table-cell table:style-name="ce2"/>
          <table:table-cell table:style-name="ce13" table:content-validation-name="val2" office:value-type="string" calcext:value-type="string">
            <text:p>General IT</text:p>
          </table:table-cell>
          <table:table-cell table:style-name="ce16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Web boilerplate (lorem ipsum)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Web crawlers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Working with memory on low level in UNIX-like kernels</text:p>
          </table:table-cell>
          <table:table-cell table:style-name="ce2" office:value-type="string" calcext:value-type="string">
            <text:p>Linux, BSD, u-boot, coreboot</text:p>
          </table:table-cell>
          <table:table-cell table:style-name="ce13" table:content-validation-name="val2" office:value-type="string" calcext:value-type="string">
            <text:p>General IT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XML, XSLT, GIF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XML, SOAP</text:p>
          </table:table-cell>
          <table:table-cell/>
          <table:table-cell table:style-name="ce13" table:content-validation-name="val2" office:value-type="string" calcext:value-type="string">
            <text:p>General IT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Databases in Spanish/Portuguese</text:p>
          </table:table-cell>
          <table:table-cell table:style-name="ce2" office:value-type="string" calcext:value-type="string">
            <text:p>People, prices, forms</text:p>
          </table:table-cell>
          <table:table-cell table:style-name="ce13" table:content-validation-name="val2" office:value-type="string" calcext:value-type="string">
            <text:p>Human languages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Dutch</text:p>
          </table:table-cell>
          <table:table-cell table:style-name="ce2" office:value-type="string" calcext:value-type="string">
            <text:p>loose group</text:p>
          </table:table-cell>
          <table:table-cell table:style-name="ce13" table:content-validation-name="val2" office:value-type="string" calcext:value-type="string">
            <text:p>Human languag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English stemming</text:p>
          </table:table-cell>
          <table:table-cell/>
          <table:table-cell table:style-name="ce13" table:content-validation-name="val2" office:value-type="string" calcext:value-type="string">
            <text:p>Human languag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English text</text:p>
          </table:table-cell>
          <table:table-cell/>
          <table:table-cell table:style-name="ce13" table:content-validation-name="val2" office:value-type="string" calcext:value-type="string">
            <text:p>Human languages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French</text:p>
          </table:table-cell>
          <table:table-cell/>
          <table:table-cell table:style-name="ce13" table:content-validation-name="val2" office:value-type="string" calcext:value-type="string">
            <text:p>Human languages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German</text:p>
          </table:table-cell>
          <table:table-cell/>
          <table:table-cell table:style-name="ce13" table:content-validation-name="val2" office:value-type="string" calcext:value-type="string">
            <text:p>Human languag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Healthcare in Spanish</text:p>
          </table:table-cell>
          <table:table-cell/>
          <table:table-cell table:style-name="ce13" table:content-validation-name="val2" office:value-type="string" calcext:value-type="string">
            <text:p>Human languages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Indonesian, Pokemon, Vert.x</text:p>
          </table:table-cell>
          <table:table-cell table:style-name="ce2"/>
          <table:table-cell table:style-name="ce13" table:content-validation-name="val2" office:value-type="string" calcext:value-type="string">
            <text:p>Human languages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People databases in French</text:p>
          </table:table-cell>
          <table:table-cell/>
          <table:table-cell table:style-name="ce13" table:content-validation-name="val2" office:value-type="string" calcext:value-type="string">
            <text:p>Human languages</text:p>
          </table:table-cell>
          <table:table-cell table:style-name="ce14"/>
          <table:table-cell table:style-name="ce15"/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People databases in Portuguese</text:p>
          </table:table-cell>
          <table:table-cell/>
          <table:table-cell table:style-name="ce13" table:content-validation-name="val2" office:value-type="string" calcext:value-type="string">
            <text:p>Human languages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Portuguese</text:p>
          </table:table-cell>
          <table:table-cell/>
          <table:table-cell table:style-name="ce13" table:content-validation-name="val2" office:value-type="string" calcext:value-type="string">
            <text:p>Human languag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Spanish</text:p>
          </table:table-cell>
          <table:table-cell/>
          <table:table-cell table:style-name="ce13" table:content-validation-name="val2" office:value-type="string" calcext:value-type="string">
            <text:p>Human languag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ASPX</text:p>
          </table:table-cell>
          <table:table-cell table:style-name="ce2" office:value-type="string" calcext:value-type="string">
            <text:p>web stuff from M$</text:p>
          </table:table-cell>
          <table:table-cell table:style-name="ce13" table:content-validation-name="val2" office:value-type="string" calcext:value-type="string">
            <text:p>Programming languages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Assembly</text:p>
          </table:table-cell>
          <table:table-cell/>
          <table:table-cell table:style-name="ce13" table:content-validation-name="val2" office:value-type="string" calcext:value-type="string">
            <text:p>Programming languag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3-char variables with no meaning - decompiled?</text:p>
          </table:table-cell>
          <table:table-cell/>
          <table:table-cell table:style-name="ce13" table:content-validation-name="val2" office:value-type="string" calcext:value-type="string">
            <text:p>Programming languages</text:p>
          </table:table-cell>
          <table:table-cell table:style-name="ce17"/>
          <table:table-cell table:style-name="ce18"/>
          <table:table-cell table:number-columns-repeated="1016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C stdlib</text:p>
          </table:table-cell>
          <table:table-cell/>
          <table:table-cell table:style-name="ce13" table:content-validation-name="val2" office:value-type="string" calcext:value-type="string">
            <text:p>Programming languages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C++ STL, C-like streams</text:p>
          </table:table-cell>
          <table:table-cell table:style-name="ce2" office:value-type="string" calcext:value-type="string">
            <text:p>C++; D; seems related to standard streams API?¿</text:p>
          </table:table-cell>
          <table:table-cell table:style-name="ce13" table:content-validation-name="val2" office:value-type="string" calcext:value-type="string">
            <text:p>Programming languages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Clojure</text:p>
          </table:table-cell>
          <table:table-cell/>
          <table:table-cell table:style-name="ce13" table:content-validation-name="val2" office:value-type="string" calcext:value-type="string">
            <text:p>Programming languag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CSS</text:p>
          </table:table-cell>
          <table:table-cell/>
          <table:table-cell table:style-name="ce13" table:content-validation-name="val2" office:value-type="string" calcext:value-type="string">
            <text:p>Programming languag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Delphi, FreePascal</text:p>
          </table:table-cell>
          <table:table-cell/>
          <table:table-cell table:style-name="ce13" table:content-validation-name="val2" office:value-type="string" calcext:value-type="string">
            <text:p>Programming languag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Emacs Lisp</text:p>
          </table:table-cell>
          <table:table-cell/>
          <table:table-cell table:style-name="ce13" table:content-validation-name="val2" office:value-type="string" calcext:value-type="string">
            <text:p>Programming languag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Emacs Lisp</text:p>
          </table:table-cell>
          <table:table-cell/>
          <table:table-cell table:style-name="ce13" table:content-validation-name="val2" office:value-type="string" calcext:value-type="string">
            <text:p>Programming languages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Embedded Javascript parsers, compilers and engines</text:p>
          </table:table-cell>
          <table:table-cell table:style-name="ce2" office:value-type="string" calcext:value-type="string">
            <text:p>Rhino, UglifyJS, go-js-dom</text:p>
          </table:table-cell>
          <table:table-cell table:style-name="ce13" table:content-validation-name="val2" office:value-type="string" calcext:value-type="string">
            <text:p>Programming languages</text:p>
          </table:table-cell>
          <table:table-cell table:style-name="ce16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Erlang</text:p>
          </table:table-cell>
          <table:table-cell/>
          <table:table-cell table:style-name="ce13" table:content-validation-name="val2" office:value-type="string" calcext:value-type="string">
            <text:p>Programming languag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Functional programming, Scala</text:p>
          </table:table-cell>
          <table:table-cell/>
          <table:table-cell table:style-name="ce13" table:content-validation-name="val2" office:value-type="string" calcext:value-type="string">
            <text:p>Programming languag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Go</text:p>
          </table:table-cell>
          <table:table-cell/>
          <table:table-cell table:style-name="ce13" table:content-validation-name="val2" office:value-type="string" calcext:value-type="string">
            <text:p>Programming languages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Java string input/output</text:p>
          </table:table-cell>
          <table:table-cell table:style-name="ce2"/>
          <table:table-cell table:style-name="ce13" table:content-validation-name="val2" office:value-type="string" calcext:value-type="string">
            <text:p>Programming languages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Lua</text:p>
          </table:table-cell>
          <table:table-cell/>
          <table:table-cell table:style-name="ce13" table:content-validation-name="val2" office:value-type="string" calcext:value-type="string">
            <text:p>Programming languag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Matlab</text:p>
          </table:table-cell>
          <table:table-cell/>
          <table:table-cell table:style-name="ce13" table:content-validation-name="val2" office:value-type="string" calcext:value-type="string">
            <text:p>Programming languages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OpenCL</text:p>
          </table:table-cell>
          <table:table-cell/>
          <table:table-cell table:style-name="ce13" table:content-validation-name="val2" office:value-type="string" calcext:value-type="string">
            <text:p>Programming languag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Perl</text:p>
          </table:table-cell>
          <table:table-cell/>
          <table:table-cell table:style-name="ce13" table:content-validation-name="val2" office:value-type="string" calcext:value-type="string">
            <text:p>Programming languages</text:p>
          </table:table-cell>
          <table:table-cell table:style-name="ce16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PHP web backend</text:p>
          </table:table-cell>
          <table:table-cell table:style-name="ce2"/>
          <table:table-cell table:style-name="ce13" table:content-validation-name="val2" office:value-type="string" calcext:value-type="string">
            <text:p>Programming languages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Python: native modules in C</text:p>
          </table:table-cell>
          <table:table-cell/>
          <table:table-cell table:style-name="ce13" table:content-validation-name="val2" office:value-type="string" calcext:value-type="string">
            <text:p>Programming languages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Python, VIM</text:p>
          </table:table-cell>
          <table:table-cell table:style-name="ce2" office:value-type="string" calcext:value-type="string">
            <text:p>VIM or Python parser went nuts https://github.com/search?l=Vim+script&amp;q=self&amp;type=Code</text:p>
          </table:table-cell>
          <table:table-cell table:style-name="ce13" table:content-validation-name="val2" office:value-type="string" calcext:value-type="string">
            <text:p>Programming languages</text:p>
          </table:table-cell>
          <table:table-cell table:style-name="ce14"/>
          <table:table-cell table:style-name="ce18"/>
          <table:table-cell table:number-columns-repeated="1016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Ruby testing</text:p>
          </table:table-cell>
          <table:table-cell table:style-name="ce2" office:value-type="string" calcext:value-type="string">
            <text:p>Maybe more specific about RSpec-like stuff?</text:p>
          </table:table-cell>
          <table:table-cell table:style-name="ce13" table:content-validation-name="val2" office:value-type="string" calcext:value-type="string">
            <text:p>Programming languages</text:p>
          </table:table-cell>
          <table:table-cell table:style-name="ce15"/>
          <table:table-cell table:style-name="ce18"/>
          <table:table-cell table:number-columns-repeated="1016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Cat, forums</text:p>
          </table:table-cell>
          <table:table-cell/>
          <table:table-cell table:style-name="ce13" table:content-validation-name="val2" office:value-type="string" calcext:value-type="string">
            <text:p>Programming languages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Mathematics, TeX</text:p>
          </table:table-cell>
          <table:table-cell table:style-name="ce2" office:value-type="string" calcext:value-type="string">
            <text:p>Short keywords; includes TeX, numeric algorithms...</text:p>
          </table:table-cell>
          <table:table-cell table:style-name="ce13" table:content-validation-name="val2" office:value-type="string" calcext:value-type="string">
            <text:p>Programming languages</text:p>
          </table:table-cell>
          <table:table-cell table:style-name="ce16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VHDL</text:p>
          </table:table-cell>
          <table:table-cell/>
          <table:table-cell table:style-name="ce13" table:content-validation-name="val2" office:value-type="string" calcext:value-type="string">
            <text:p>Programming languag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Web auth providers</text:p>
          </table:table-cell>
          <table:table-cell table:style-name="ce2" office:value-type="string" calcext:value-type="string">
            <text:p>oauth, fb, twitter, github</text:p>
          </table:table-cell>
          <table:table-cell table:style-name="ce13" table:content-validation-name="val2" office:value-type="string" calcext:value-type="string">
            <text:p>Programming languag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2D physics engine</text:p>
          </table:table-cell>
          <table:table-cell table:style-name="ce3" office:value-type="string" calcext:value-type="string">
            <text:p>Box2D</text:p>
          </table:table-cell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3D modelling and rendering, WebGL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7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Adobe Flash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Android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Android GUI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7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Android GUI, drawing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7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AngularJS, promises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7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Apache Cordova, JavaScript tests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Apache Portable Runtime, Unix-like kernels</text:p>
          </table:table-cell>
          <table:table-cell table:style-name="ce2"/>
          <table:table-cell table:style-name="ce13" table:content-validation-name="val2" office:value-type="string" calcext:value-type="string">
            <text:p>Technologies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Apache Thrift, notebooks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Apple ObjC frameworks</text:p>
          </table:table-cell>
          <table:table-cell table:style-name="ce2"/>
          <table:table-cell table:style-name="ce13" table:content-validation-name="val2" office:value-type="string" calcext:value-type="string">
            <text:p>Technologies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ASP.NET MVC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Atmel AVR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Babel JavaScript compiler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BackboneJS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Baidu UEditor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Blogs, WordPress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CMake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Cocos2d-x</text:p>
          </table:table-cell>
          <table:table-cell table:style-name="ce2" office:value-type="string" calcext:value-type="string">
            <text:p>Game Engine</text:p>
          </table:table-cell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Coq</text:p>
          </table:table-cell>
          <table:table-cell table:style-name="ce2"/>
          <table:table-cell table:style-name="ce13" table:content-validation-name="val2" office:value-type="string" calcext:value-type="string">
            <text:p>Technologies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Countries, Moodle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7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CPU instructions: SIMD, SSE, etc.</text:p>
          </table:table-cell>
          <table:table-cell table:style-name="ce2" office:value-type="string" calcext:value-type="string">
            <text:p>assembers/disassembers</text:p>
          </table:table-cell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CyanogenMod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DataTables (JQuery Plugin)</text:p>
          </table:table-cell>
          <table:table-cell table:style-name="ce2"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DirectX, DirectShow, Direct3D</text:p>
          </table:table-cell>
          <table:table-cell table:style-name="ce2"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Django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DOM manipulation in JavaScript</text:p>
          </table:table-cell>
          <table:table-cell table:style-name="ce2" office:value-type="string" calcext:value-type="string">
            <text:p>Tween, Dojo, jQuery</text:p>
          </table:table-cell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DotNet, CLR, LINQ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Drupal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7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Eclipse: SWT, JDT, plugins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style-name="ce2"/>
          <table:table-cell table:number-columns-repeated="1015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Excel, PHP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Ext JS, ZXing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Facebook API, parse platform, Objective-C</text:p>
          </table:table-cell>
          <table:table-cell table:style-name="ce2" office:value-type="string" calcext:value-type="string">
            <text:p>Parse mobile framework http://parseplatform.org/ + Facebook C++ coding conventions</text:p>
          </table:table-cell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Flask, greenlets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FLTK, NetCDF</text:p>
          </table:table-cell>
          <table:table-cell table:style-name="ce2" office:value-type="string" calcext:value-type="string">
            <text:p>Keywords include FLTK, NetCDF and symbols from such libraries, but repositories seem to have no relation...</text:p>
          </table:table-cell>
          <table:table-cell table:style-name="ce13" table:content-validation-name="val2" office:value-type="string" calcext:value-type="string">
            <text:p>Technologies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Fonts, DirectX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Forums and blogs, BuddyPress, ThickBox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7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FreeRTOS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GNOME</text:p>
          </table:table-cell>
          <table:table-cell table:style-name="ce2" office:value-type="string" calcext:value-type="string">
            <text:p>GLib, Gnome, GTK+, DBus, etc.</text:p>
          </table:table-cell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GNU build system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Google AdMob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Google API, OCaml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Highcharts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HTML tables, AngularJS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Ionic framework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Apple Foundation framework</text:p>
          </table:table-cell>
          <table:table-cell table:style-name="ce2"/>
          <table:table-cell table:style-name="ce13" table:content-validation-name="val2" office:value-type="string" calcext:value-type="string">
            <text:p>Technologies</text:p>
          </table:table-cell>
          <table:table-cell table:style-name="ce17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iOS and macOS Core Graphics framework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Java GUI (AWT, Swing)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Java Native Interface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Java: EJB, libGDX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Java: Spring, Hibernate</text:p>
          </table:table-cell>
          <table:table-cell table:style-name="ce2"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Java: SWIG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JavaScript DOM animations</text:p>
          </table:table-cell>
          <table:table-cell table:style-name="ce2" office:value-type="string" calcext:value-type="string">
            <text:p>Tween, jQuery</text:p>
          </table:table-cell>
          <table:table-cell table:style-name="ce13" table:content-validation-name="val2" office:value-type="string" calcext:value-type="string">
            <text:p>Technologies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Javascript UI widgets, JQuery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jqGrid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jQuery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jQuery Mobile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jQuery UI, forms</text:p>
          </table:table-cell>
          <table:table-cell table:style-name="ce2" office:value-type="string" calcext:value-type="string">
            <text:p>More specific?</text:p>
          </table:table-cell>
          <table:table-cell table:style-name="ce13" table:content-validation-name="val2" office:value-type="string" calcext:value-type="string">
            <text:p>Technologies</text:p>
          </table:table-cell>
          <table:table-cell table:style-name="ce16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jQuery, Sizzle.js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jQuery: animation</text:p>
          </table:table-cell>
          <table:table-cell table:style-name="ce2" office:value-type="string" calcext:value-type="string">
            <text:p>HTML Layout; Web Animation; Slideshows</text:p>
          </table:table-cell>
          <table:table-cell table:style-name="ce13" table:content-validation-name="val2" office:value-type="string" calcext:value-type="string">
            <text:p>Technologies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jQuery: DOM analize/update</text:p>
          </table:table-cell>
          <table:table-cell table:style-name="ce2" office:value-type="string" calcext:value-type="string">
            <text:p>code highlighters, DOM animation</text:p>
          </table:table-cell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JavaScript: CodeMirror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Request-response</text:p>
          </table:table-cell>
          <table:table-cell table:style-name="ce5" office:value-type="string" calcext:value-type="string">
            <text:p><text:a xlink:href="http://express.js/" xlink:type="simple">express.js</text:a></text:p>
          </table:table-cell>
          <table:table-cell table:style-name="ce13" table:content-validation-name="val2" office:value-type="string" calcext:value-type="string">
            <text:p>Technologies</text:p>
          </table:table-cell>
          <table:table-cell table:style-name="ce16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KindEditor</text:p>
          </table:table-cell>
          <table:table-cell table:style-name="ce2"/>
          <table:table-cell table:style-name="ce13" table:content-validation-name="val2" office:value-type="string" calcext:value-type="string">
            <text:p>Technologies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Laravel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libtiff, JPEG libraries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Linux Kernel, Windows, Awesome Windows Manager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LLVM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Low level HTTP in PHP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Lua implementations</text:p>
          </table:table-cell>
          <table:table-cell table:style-name="ce2" office:value-type="string" calcext:value-type="string">
            <text:p>LuaJIT, etc.</text:p>
          </table:table-cell>
          <table:table-cell table:style-name="ce13" table:content-validation-name="val2" office:value-type="string" calcext:value-type="string">
            <text:p>Technologies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Lucene, Solr, full-text search</text:p>
          </table:table-cell>
          <table:table-cell table:style-name="ce2" office:value-type="string" calcext:value-type="string">
            <text:p>Apache Lucene/SOLR &amp; Search related tools</text:p>
          </table:table-cell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macOS networking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6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Makesfiles, Polish</text:p>
          </table:table-cell>
          <table:table-cell table:style-name="ce2" office:value-type="string" calcext:value-type="string">
            <text:p>liczba, wynik, nazwa, lista, czas</text:p>
          </table:table-cell>
          <table:table-cell table:style-name="ce13" table:content-validation-name="val2" office:value-type="string" calcext:value-type="string">
            <text:p>Technologies</text:p>
          </table:table-cell>
          <table:table-cell table:style-name="ce17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Markdown parsers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Microsoft Excel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Microsoft Foundation Class (MFC) library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Microsoft Windows drivers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Mobile, Apache Cordova, PhoneGap plugins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MySQL, PostgreSQL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NumPy, Matplotlib</text:p>
          </table:table-cell>
          <table:table-cell table:style-name="ce2"/>
          <table:table-cell table:style-name="ce13" table:content-validation-name="val2" office:value-type="string" calcext:value-type="string">
            <text:p>Technologies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Observer pattern, Model-View-*</text:p>
          </table:table-cell>
          <table:table-cell table:style-name="ce2" office:value-type="string" calcext:value-type="string">
            <text:p>Also known as the watcher pattern</text:p>
          </table:table-cell>
          <table:table-cell table:style-name="ce13" table:content-validation-name="val2" office:value-type="string" calcext:value-type="string">
            <text:p>Technologies</text:p>
          </table:table-cell>
          <table:table-cell table:style-name="ce16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openFrameworks addons</text:p>
          </table:table-cell>
          <table:table-cell table:style-name="ce5" office:value-type="string" calcext:value-type="string">
            <text:p><text:a xlink:href="http://openframeworks.cc/" xlink:type="simple">http://openframeworks.cc/</text:a></text:p>
          </table:table-cell>
          <table:table-cell table:style-name="ce13" table:content-validation-name="val2" office:value-type="string" calcext:value-type="string">
            <text:p>Technologies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OpenCV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7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OpenGL shaders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OpenGL API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OpenGL types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OpenSSL</text:p>
          </table:table-cell>
          <table:table-cell table:style-name="ce2" office:value-type="string" calcext:value-type="string">
            <text:p>project include it in codebase</text:p>
          </table:table-cell>
          <table:table-cell table:style-name="ce13" table:content-validation-name="val2" office:value-type="string" calcext:value-type="string">
            <text:p>Technologies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PDF, pdf.js</text:p>
          </table:table-cell>
          <table:table-cell table:style-name="ce2"/>
          <table:table-cell table:style-name="ce13" table:content-validation-name="val2" office:value-type="string" calcext:value-type="string">
            <text:p>Technologies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Mobile, Apache Cordova, PhoneGap, Android</text:p>
          </table:table-cell>
          <table:table-cell table:style-name="ce2" office:value-type="string" calcext:value-type="string">
            <text:p>localization + communication (http, ssl, spdy) </text:p>
          </table:table-cell>
          <table:table-cell table:style-name="ce13" table:content-validation-name="val2" office:value-type="string" calcext:value-type="string">
            <text:p>Technologies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PHP CMS: Joomla, Drupal, Wordpress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PHP: CakePHP; Inflector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PHP: CodeIgniter framework</text:p>
          </table:table-cell>
          <table:table-cell table:style-name="ce2"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PHP: frameworks</text:p>
          </table:table-cell>
          <table:table-cell table:style-name="ce3" office:value-type="string" calcext:value-type="string">
            <text:p>Nette, yii2, cakephp</text:p>
          </table:table-cell>
          <table:table-cell table:style-name="ce13" table:content-validation-name="val2" office:value-type="string" calcext:value-type="string">
            <text:p>Technologies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PHP: Symfony framework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PHP: Wordpress </text:p>
          </table:table-cell>
          <table:table-cell table:style-name="ce2" office:value-type="string" calcext:value-type="string">
            <text:p>plugins &amp; some libs http://www.phpconcept.net/index.php</text:p>
          </table:table-cell>
          <table:table-cell table:style-name="ce13" table:content-validation-name="val2" office:value-type="string" calcext:value-type="string">
            <text:p>Technologies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Popular Wordpress plugins</text:p>
          </table:table-cell>
          <table:table-cell table:style-name="ce4" office:value-type="string" calcext:value-type="string">
            <text:p>WPCF, Jetpack, etc.</text:p>
          </table:table-cell>
          <table:table-cell table:style-name="ce13" table:content-validation-name="val2" office:value-type="string" calcext:value-type="string">
            <text:p>Technologies</text:p>
          </table:table-cell>
          <table:table-cell table:style-name="ce17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Puppet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Python packaging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Python ctypes, Cheetah, Mako, fastcgi, WSGI</text:p>
          </table:table-cell>
          <table:table-cell table:style-name="ce2" office:value-type="string" calcext:value-type="string">
            <text:p>C, Graphics,</text:p>
          </table:table-cell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Qt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ReactJS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ReactJS, JSX</text:p>
          </table:table-cell>
          <table:table-cell table:style-name="ce2" office:value-type="string" calcext:value-type="string">
            <text:p>A lot of JSX and React stuff; some other JavaScript</text:p>
          </table:table-cell>
          <table:table-cell table:style-name="ce13" table:content-validation-name="val2" office:value-type="string" calcext:value-type="string">
            <text:p>Technologies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Redis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RequireJS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Robots, ROS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Ruby on Rails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SQLite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Sublime Text Editor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SWIG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Tornado</text:p>
          </table:table-cell>
          <table:table-cell table:style-name="ce2" office:value-type="string" calcext:value-type="string">
            <text:p>Python framework</text:p>
          </table:table-cell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UNIX shell commands</text:p>
          </table:table-cell>
          <table:table-cell table:style-name="ce2" office:value-type="string" calcext:value-type="string">
            <text:p>Output, command line, file system</text:p>
          </table:table-cell>
          <table:table-cell table:style-name="ce13" table:content-validation-name="val2" office:value-type="string" calcext:value-type="string">
            <text:p>Technologies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UNIX user account management</text:p>
          </table:table-cell>
          <table:table-cell table:style-name="ce2" office:value-type="string" calcext:value-type="string">
            <text:p>Users, passwords, logins</text:p>
          </table:table-cell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UNIX-like kernel stuff, ELF</text:p>
          </table:table-cell>
          <table:table-cell table:style-name="ce2" office:value-type="string" calcext:value-type="string">
            <text:p>ioctl, ehdr, inode, syscall, vaddr, kern, kmem...</text:p>
          </table:table-cell>
          <table:table-cell table:style-name="ce13" table:content-validation-name="val2" office:value-type="string" calcext:value-type="string">
            <text:p>Technologies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Video Codecs, FFmpeg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Vim configuration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Web browser plugins, NPAPI, CEF, viruses</text:p>
          </table:table-cell>
          <table:table-cell table:style-name="ce2" office:value-type="string" calcext:value-type="string">
            <text:p>Chromium Embedded Framework</text:p>
          </table:table-cell>
          <table:table-cell table:style-name="ce13" table:content-validation-name="val2" office:value-type="string" calcext:value-type="string">
            <text:p>Technologies</text:p>
          </table:table-cell>
          <table:table-cell table:style-name="ce16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Web Frontend, Yii CHtml</text:p>
          </table:table-cell>
          <table:table-cell table:style-name="ce2"/>
          <table:table-cell table:style-name="ce13" table:content-validation-name="val2" office:value-type="string" calcext:value-type="string">
            <text:p>Technologies</text:p>
          </table:table-cell>
          <table:table-cell table:style-name="ce15"/>
          <table:table-cell table:style-name="ce14"/>
          <table:table-cell table:number-columns-repeated="1016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WebApp: ColdFusion</text:p>
          </table:table-cell>
          <table:table-cell table:style-name="ce2" office:value-type="string" calcext:value-type="string">
            <text:p><text:s/>and JS naming conventin, \w 'o' prefix</text:p>
          </table:table-cell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WiFi drivers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Windows Data Types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Working with web in Python</text:p>
          </table:table-cell>
          <table:table-cell table:style-name="ce2" office:value-type="string" calcext:value-type="string">
            <text:p>urllib, Flask, SQLAlchemy, crawling</text:p>
          </table:table-cell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wxWidgets C++ library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Xlib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Vadim</text:p>
          </table:table-cell>
          <table:table-cell table:style-name="ce2" office:value-type="string" calcext:value-type="string">
            <text:p>Yacc, Flex, Bison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Yii PHP framework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nti</text:p>
          </table:table-cell>
          <table:table-cell table:style-name="ce2" office:value-type="string" calcext:value-type="string">
            <text:p>Zend framework, Magento</text:p>
          </table:table-cell>
          <table:table-cell table:style-name="ce2" office:value-type="string" calcext:value-type="string">
            <text:p>Includes keywords from Mage and Google APIs; but it seems all repos are Zend stuff</text:p>
          </table:table-cell>
          <table:table-cell table:style-name="ce13" table:content-validation-name="val2" office:value-type="string" calcext:value-type="string">
            <text:p>Technologies</text:p>
          </table:table-cell>
          <table:table-cell table:style-name="ce17"/>
          <table:table-cell table:style-name="ce15"/>
          <table:table-cell table:number-columns-repeated="1016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zlib</text:p>
          </table:table-cell>
          <table:table-cell/>
          <table:table-cell table:style-name="ce13" table:content-validation-name="val2" office:value-type="string" calcext:value-type="string">
            <text:p>Technologies</text:p>
          </table:table-cell>
          <table:table-cell table:style-name="ce14" table:number-columns-repeated="2"/>
          <table:table-cell table:number-columns-repeated="1016"/>
        </table:table-row>
        <table:table-row table:style-name="ro5" table:number-rows-repeated="104825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orted.F2:Sorted.F321 Sorted.G2:Sorted.G65 Sorted.H2:Sorted.H44 Sorted.H46:Sorted.H65 Sorted.G67:Sorted.H321 Sorted.I95:Sorted.I95">
            <calcext:condition calcext:apply-style-name="ConditionalStyle_1" calcext:value="formula-is(LEN(TRIM([.F2]))&gt;0)" calcext:base-cell-address="Sorted.F2"/>
          </calcext:conditional-format>
        </calcext:conditional-formats>
      </table:table>
      <table:table table:name="Final" table:style-name="ta3">
        <office:forms form:automatic-focus="false" form:apply-design-mode="false"/>
        <table:table-column table:style-name="co6" table:default-cell-style-name="Default"/>
        <table:table-column table:style-name="co9" table:default-cell-style-name="Default"/>
        <table:table-column table:style-name="co6" table:number-columns-repeated="1022" table:default-cell-style-name="Default"/>
        <table:table-row table:style-name="ro1">
          <table:table-cell table:style-name="ce1" office:value-type="string" calcext:value-type="string">
            <text:p>Topic #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Label</text:p>
          </table:table-cell>
          <table:table-cell table:style-name="ce1" table:content-validation-name="val3" office:value-type="string" calcext:value-type="string">
            <text:p>Category</text:p>
          </table:table-cell>
          <table:table-cell table:number-columns-repeated="1020"/>
        </table:table-row>
        <table:table-row table:style-name="ro6">
          <table:table-cell table:style-name="ce2" office:value-type="float" office:value="0" calcext:value-type="float">
            <text:p>0</text:p>
          </table:table-cell>
          <table:table-cell table:formula="of:=COM.MICROSOFT.CONCAT(COM.MICROSOFT.CONCAT([.C2];&quot; - &quot;); [.D2])" office:value-type="string" office:string-value="Zend framework, Magento - Technologies" calcext:value-type="string">
            <text:p>Zend framework, Magento - Technologies</text:p>
          </table:table-cell>
          <table:table-cell table:style-name="ce2" office:value-type="string" calcext:value-type="string">
            <text:p>Zend framework, Magento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" calcext:value-type="float">
            <text:p>1</text:p>
          </table:table-cell>
          <table:table-cell table:formula="of:=COM.MICROSOFT.CONCAT(COM.MICROSOFT.CONCAT([.C3];&quot; - &quot;); [.D3])" office:value-type="string" office:string-value="AngularJS, promises - Technologies" calcext:value-type="string">
            <text:p>AngularJS, promises - Technologies</text:p>
          </table:table-cell>
          <table:table-cell table:style-name="ce2" office:value-type="string" calcext:value-type="string">
            <text:p>AngularJS, promise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" calcext:value-type="float">
            <text:p>2</text:p>
          </table:table-cell>
          <table:table-cell table:formula="of:=COM.MICROSOFT.CONCAT(COM.MICROSOFT.CONCAT([.C4];&quot; - &quot;); [.D4])" office:value-type="string" office:string-value="Drupal - Technologies" calcext:value-type="string">
            <text:p>Drupal - Technologies</text:p>
          </table:table-cell>
          <table:table-cell table:style-name="ce2" office:value-type="string" calcext:value-type="string">
            <text:p>Drupal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3" calcext:value-type="float">
            <text:p>3</text:p>
          </table:table-cell>
          <table:table-cell table:formula="of:=COM.MICROSOFT.CONCAT(COM.MICROSOFT.CONCAT([.C5];&quot; - &quot;); [.D5])" office:value-type="string" office:string-value="HTML DOM - General IT" calcext:value-type="string">
            <text:p>HTML DOM - General IT</text:p>
          </table:table-cell>
          <table:table-cell table:style-name="ce2" office:value-type="string" calcext:value-type="string">
            <text:p>HTML DOM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4" calcext:value-type="float">
            <text:p>4</text:p>
          </table:table-cell>
          <table:table-cell table:formula="of:=COM.MICROSOFT.CONCAT(COM.MICROSOFT.CONCAT([.C6];&quot; - &quot;); [.D6])" office:value-type="string" office:string-value="Cryptography: ciphers and certificates - General IT" calcext:value-type="string">
            <text:p>Cryptography: ciphers and certificates - General IT</text:p>
          </table:table-cell>
          <table:table-cell table:style-name="ce2" office:value-type="string" calcext:value-type="string">
            <text:p>Cryptography: ciphers and certificate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5" calcext:value-type="float">
            <text:p>5</text:p>
          </table:table-cell>
          <table:table-cell table:formula="of:=COM.MICROSOFT.CONCAT(COM.MICROSOFT.CONCAT([.C7];&quot; - &quot;); [.D7])" office:value-type="string" office:string-value="HTML tags - General IT" calcext:value-type="string">
            <text:p>HTML tags - General IT</text:p>
          </table:table-cell>
          <table:table-cell table:style-name="ce2" office:value-type="string" calcext:value-type="string">
            <text:p>HTML tag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6" calcext:value-type="float">
            <text:p>6</text:p>
          </table:table-cell>
          <table:table-cell table:formula="of:=COM.MICROSOFT.CONCAT(COM.MICROSOFT.CONCAT([.C8];&quot; - &quot;); [.D8])" office:value-type="string" office:string-value="Countries, Moodle - Technologies" calcext:value-type="string">
            <text:p>Countries, Moodle - Technologies</text:p>
          </table:table-cell>
          <table:table-cell table:style-name="ce2" office:value-type="string" calcext:value-type="string">
            <text:p>Countries, Moodle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formula="of:=COM.MICROSOFT.CONCAT(COM.MICROSOFT.CONCAT([.C9];&quot; - &quot;); [.D9])" office:value-type="string" office:string-value="3D modelling and rendering, WebGL - Technologies" calcext:value-type="string">
            <text:p>3D modelling and rendering, WebGL - Technologies</text:p>
          </table:table-cell>
          <table:table-cell table:style-name="ce2" office:value-type="string" calcext:value-type="string">
            <text:p>3D modelling and rendering, WebGL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formula="of:=COM.MICROSOFT.CONCAT(COM.MICROSOFT.CONCAT([.C10];&quot; - &quot;); [.D10])" office:value-type="string" office:string-value="POSIX terminal interface, serial interface, image capture - General IT" calcext:value-type="string">
            <text:p>POSIX terminal interface, serial interface, image capture - General IT</text:p>
          </table:table-cell>
          <table:table-cell table:style-name="ce2" office:value-type="string" calcext:value-type="string">
            <text:p>POSIX terminal interface, serial interface, image capture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formula="of:=COM.MICROSOFT.CONCAT(COM.MICROSOFT.CONCAT([.C11];&quot; - &quot;); [.D11])" office:value-type="string" office:string-value="Popular Wordpress plugins - Technologies" calcext:value-type="string">
            <text:p>Popular Wordpress plugins - Technologies</text:p>
          </table:table-cell>
          <table:table-cell table:style-name="ce2" office:value-type="string" calcext:value-type="string">
            <text:p>Popular Wordpress plugin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0" calcext:value-type="float">
            <text:p>10</text:p>
          </table:table-cell>
          <table:table-cell table:formula="of:=COM.MICROSOFT.CONCAT(COM.MICROSOFT.CONCAT([.C12];&quot; - &quot;); [.D12])" office:value-type="string" office:string-value="Hardware sensors - General IT" calcext:value-type="string">
            <text:p>Hardware sensors - General IT</text:p>
          </table:table-cell>
          <table:table-cell table:style-name="ce2" office:value-type="string" calcext:value-type="string">
            <text:p>Hardware sensor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1" calcext:value-type="float">
            <text:p>11</text:p>
          </table:table-cell>
          <table:table-cell table:formula="of:=COM.MICROSOFT.CONCAT(COM.MICROSOFT.CONCAT([.C13];&quot; - &quot;); [.D13])" office:value-type="string" office:string-value="Cryptography: libraries - General IT" calcext:value-type="string">
            <text:p>Cryptography: libraries - General IT</text:p>
          </table:table-cell>
          <table:table-cell table:style-name="ce2" office:value-type="string" calcext:value-type="string">
            <text:p>Cryptography: librarie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2" calcext:value-type="float">
            <text:p>12</text:p>
          </table:table-cell>
          <table:table-cell table:formula="of:=COM.MICROSOFT.CONCAT(COM.MICROSOFT.CONCAT([.C14];&quot; - &quot;); [.D14])" office:value-type="string" office:string-value="OpenCV - Technologies" calcext:value-type="string">
            <text:p>OpenCV - Technologies</text:p>
          </table:table-cell>
          <table:table-cell table:style-name="ce2" office:value-type="string" calcext:value-type="string">
            <text:p>OpenCV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3" calcext:value-type="float">
            <text:p>13</text:p>
          </table:table-cell>
          <table:table-cell table:formula="of:=COM.MICROSOFT.CONCAT(COM.MICROSOFT.CONCAT([.C15];&quot; - &quot;); [.D15])" office:value-type="string" office:string-value="Flying vehicles, GPS, flash memory - General IT" calcext:value-type="string">
            <text:p>Flying vehicles, GPS, flash memory - General IT</text:p>
          </table:table-cell>
          <table:table-cell table:style-name="ce2" office:value-type="string" calcext:value-type="string">
            <text:p>Flying vehicles, GPS, flash memory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4" calcext:value-type="float">
            <text:p>14</text:p>
          </table:table-cell>
          <table:table-cell table:formula="of:=COM.MICROSOFT.CONCAT(COM.MICROSOFT.CONCAT([.C16];&quot; - &quot;); [.D16])" office:value-type="string" office:string-value="Scraping, web browser automation - General IT" calcext:value-type="string">
            <text:p>Scraping, web browser automation - General IT</text:p>
          </table:table-cell>
          <table:table-cell table:style-name="ce2" office:value-type="string" calcext:value-type="string">
            <text:p>Scraping, web browser automation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5" calcext:value-type="float">
            <text:p>15</text:p>
          </table:table-cell>
          <table:table-cell table:formula="of:=COM.MICROSOFT.CONCAT(COM.MICROSOFT.CONCAT([.C17];&quot; - &quot;); [.D17])" office:value-type="string" office:string-value="IRC - General IT" calcext:value-type="string">
            <text:p>IRC - General IT</text:p>
          </table:table-cell>
          <table:table-cell table:style-name="ce2" office:value-type="string" calcext:value-type="string">
            <text:p>IRC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6" calcext:value-type="float">
            <text:p>16</text:p>
          </table:table-cell>
          <table:table-cell table:formula="of:=COM.MICROSOFT.CONCAT(COM.MICROSOFT.CONCAT([.C18];&quot; - &quot;); [.D18])" office:value-type="string" office:string-value="Forums and blogs, BuddyPress, ThickBox - Technologies" calcext:value-type="string">
            <text:p>Forums and blogs, BuddyPress, ThickBox - Technologies</text:p>
          </table:table-cell>
          <table:table-cell table:style-name="ce2" office:value-type="string" calcext:value-type="string">
            <text:p>Forums and blogs, BuddyPress, ThickBox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7" calcext:value-type="float">
            <text:p>17</text:p>
          </table:table-cell>
          <table:table-cell table:formula="of:=COM.MICROSOFT.CONCAT(COM.MICROSOFT.CONCAT([.C19];&quot; - &quot;); [.D19])" office:value-type="string" office:string-value="JavaScript: 2D graphics, visualization - General IT" calcext:value-type="string">
            <text:p>JavaScript: 2D graphics, visualization - General IT</text:p>
          </table:table-cell>
          <table:table-cell table:style-name="ce2" office:value-type="string" calcext:value-type="string">
            <text:p>JavaScript: 2D graphics, visualization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8" calcext:value-type="float">
            <text:p>18</text:p>
          </table:table-cell>
          <table:table-cell table:formula="of:=COM.MICROSOFT.CONCAT(COM.MICROSOFT.CONCAT([.C20];&quot; - &quot;); [.D20])" office:value-type="string" office:string-value="Human anatomy, motion sensing - Concepts" calcext:value-type="string">
            <text:p>Human anatomy, motion sensing - Concepts</text:p>
          </table:table-cell>
          <table:table-cell table:style-name="ce2" office:value-type="string" calcext:value-type="string">
            <text:p>Human anatomy, motion sensing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19" calcext:value-type="float">
            <text:p>19</text:p>
          </table:table-cell>
          <table:table-cell table:formula="of:=COM.MICROSOFT.CONCAT(COM.MICROSOFT.CONCAT([.C21];&quot; - &quot;); [.D21])" office:value-type="string" office:string-value="Adobe Flash - Technologies" calcext:value-type="string">
            <text:p>Adobe Flash - Technologies</text:p>
          </table:table-cell>
          <table:table-cell table:style-name="ce2" office:value-type="string" calcext:value-type="string">
            <text:p>Adobe Flash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0" calcext:value-type="float">
            <text:p>20</text:p>
          </table:table-cell>
          <table:table-cell table:formula="of:=COM.MICROSOFT.CONCAT(COM.MICROSOFT.CONCAT([.C22];&quot; - &quot;); [.D22])" office:value-type="string" office:string-value="Atmel AVR - Technologies" calcext:value-type="string">
            <text:p>Atmel AVR - Technologies</text:p>
          </table:table-cell>
          <table:table-cell table:style-name="ce2" office:value-type="string" calcext:value-type="string">
            <text:p>Atmel AVR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1" calcext:value-type="float">
            <text:p>21</text:p>
          </table:table-cell>
          <table:table-cell table:formula="of:=COM.MICROSOFT.CONCAT(COM.MICROSOFT.CONCAT([.C23];&quot; - &quot;); [.D23])" office:value-type="string" office:string-value="ASPX - Programming languages" calcext:value-type="string">
            <text:p>ASPX - Programming languages</text:p>
          </table:table-cell>
          <table:table-cell table:style-name="ce2" office:value-type="string" calcext:value-type="string">
            <text:p>ASPX</text:p>
          </table:table-cell>
          <table:table-cell table:style-name="ce19" table:content-validation-name="val3" office:value-type="string" calcext:value-type="string">
            <text:p>Programming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22" calcext:value-type="float">
            <text:p>22</text:p>
          </table:table-cell>
          <table:table-cell table:formula="of:=COM.MICROSOFT.CONCAT(COM.MICROSOFT.CONCAT([.C24];&quot; - &quot;); [.D24])" office:value-type="string" office:string-value="Image and audio processing libraries - General IT" calcext:value-type="string">
            <text:p>Image and audio processing libraries - General IT</text:p>
          </table:table-cell>
          <table:table-cell table:style-name="ce2" office:value-type="string" calcext:value-type="string">
            <text:p>Image and audio processing librarie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3" calcext:value-type="float">
            <text:p>23</text:p>
          </table:table-cell>
          <table:table-cell table:formula="of:=COM.MICROSOFT.CONCAT(COM.MICROSOFT.CONCAT([.C25];&quot; - &quot;); [.D25])" office:value-type="string" office:string-value="Math, linear algebra, greek letters - Concepts" calcext:value-type="string">
            <text:p>Math, linear algebra, greek letters - Concepts</text:p>
          </table:table-cell>
          <table:table-cell table:style-name="ce2" office:value-type="string" calcext:value-type="string">
            <text:p>Math, linear algebra, greek letters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24" calcext:value-type="float">
            <text:p>24</text:p>
          </table:table-cell>
          <table:table-cell table:formula="of:=COM.MICROSOFT.CONCAT(COM.MICROSOFT.CONCAT([.C26];&quot; - &quot;); [.D26])" office:value-type="string" office:string-value="People databases in Portuguese - Human languages" calcext:value-type="string">
            <text:p>People databases in Portuguese - Human languages</text:p>
          </table:table-cell>
          <table:table-cell table:style-name="ce2" office:value-type="string" calcext:value-type="string">
            <text:p>People databases in Portuguese</text:p>
          </table:table-cell>
          <table:table-cell table:style-name="ce19" table:content-validation-name="val3" office:value-type="string" calcext:value-type="string">
            <text:p>Human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25" calcext:value-type="float">
            <text:p>25</text:p>
          </table:table-cell>
          <table:table-cell table:formula="of:=COM.MICROSOFT.CONCAT(COM.MICROSOFT.CONCAT([.C27];&quot; - &quot;); [.D27])" office:value-type="string" office:string-value="Games, Pacman, ghosts, colors, coordinates - Games" calcext:value-type="string">
            <text:p>Games, Pacman, ghosts, colors, coordinates - Games</text:p>
          </table:table-cell>
          <table:table-cell table:style-name="ce2" office:value-type="string" calcext:value-type="string">
            <text:p>Games, Pacman, ghosts, colors, coordinates</text:p>
          </table:table-cell>
          <table:table-cell table:style-name="ce19" table:content-validation-name="val3" office:value-type="string" calcext:value-type="string">
            <text:p>Games</text:p>
          </table:table-cell>
          <table:table-cell table:number-columns-repeated="1020"/>
        </table:table-row>
        <table:table-row table:style-name="ro6">
          <table:table-cell table:style-name="ce2" office:value-type="float" office:value="26" calcext:value-type="float">
            <text:p>26</text:p>
          </table:table-cell>
          <table:table-cell table:formula="of:=COM.MICROSOFT.CONCAT(COM.MICROSOFT.CONCAT([.C28];&quot; - &quot;); [.D28])" office:value-type="string" office:string-value="GitHub pages, static website generators - General IT" calcext:value-type="string">
            <text:p>GitHub pages, static website generators - General IT</text:p>
          </table:table-cell>
          <table:table-cell table:style-name="ce2" office:value-type="string" calcext:value-type="string">
            <text:p>GitHub pages, static website generator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7" calcext:value-type="float">
            <text:p>27</text:p>
          </table:table-cell>
          <table:table-cell table:formula="of:=COM.MICROSOFT.CONCAT(COM.MICROSOFT.CONCAT([.C29];&quot; - &quot;); [.D29])" office:value-type="string" office:string-value="Laravel - Technologies" calcext:value-type="string">
            <text:p>Laravel - Technologies</text:p>
          </table:table-cell>
          <table:table-cell table:style-name="ce2" office:value-type="string" calcext:value-type="string">
            <text:p>Laravel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8" calcext:value-type="float">
            <text:p>28</text:p>
          </table:table-cell>
          <table:table-cell table:formula="of:=COM.MICROSOFT.CONCAT(COM.MICROSOFT.CONCAT([.C30];&quot; - &quot;); [.D30])" office:value-type="string" office:string-value="Image compression, JPEG - General IT" calcext:value-type="string">
            <text:p>Image compression, JPEG - General IT</text:p>
          </table:table-cell>
          <table:table-cell table:style-name="ce2" office:value-type="string" calcext:value-type="string">
            <text:p>Image compression, JPEG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9" calcext:value-type="float">
            <text:p>29</text:p>
          </table:table-cell>
          <table:table-cell table:formula="of:=COM.MICROSOFT.CONCAT(COM.MICROSOFT.CONCAT([.C31];&quot; - &quot;); [.D31])" office:value-type="string" office:string-value="Request-response - Technologies" calcext:value-type="string">
            <text:p>Request-response - Technologies</text:p>
          </table:table-cell>
          <table:table-cell table:style-name="ce2" office:value-type="string" calcext:value-type="string">
            <text:p>Request-response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30" calcext:value-type="float">
            <text:p>30</text:p>
          </table:table-cell>
          <table:table-cell table:formula="of:=COM.MICROSOFT.CONCAT(COM.MICROSOFT.CONCAT([.C32];&quot; - &quot;); [.D32])" office:value-type="string" office:string-value="Microsoft Excel - Technologies" calcext:value-type="string">
            <text:p>Microsoft Excel - Technologies</text:p>
          </table:table-cell>
          <table:table-cell table:style-name="ce2" office:value-type="string" calcext:value-type="string">
            <text:p>Microsoft Excel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31" calcext:value-type="float">
            <text:p>31</text:p>
          </table:table-cell>
          <table:table-cell table:formula="of:=COM.MICROSOFT.CONCAT(COM.MICROSOFT.CONCAT([.C33];&quot; - &quot;); [.D33])" office:value-type="string" office:string-value="Banking - Concepts" calcext:value-type="string">
            <text:p>Banking - Concepts</text:p>
          </table:table-cell>
          <table:table-cell table:style-name="ce2" office:value-type="string" calcext:value-type="string">
            <text:p>Banking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32" calcext:value-type="float">
            <text:p>32</text:p>
          </table:table-cell>
          <table:table-cell table:formula="of:=COM.MICROSOFT.CONCAT(COM.MICROSOFT.CONCAT([.C34];&quot; - &quot;); [.D34])" office:value-type="string" office:string-value="Movies - Concepts" calcext:value-type="string">
            <text:p>Movies - Concepts</text:p>
          </table:table-cell>
          <table:table-cell table:style-name="ce2" office:value-type="string" calcext:value-type="string">
            <text:p>Movies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33" calcext:value-type="float">
            <text:p>33</text:p>
          </table:table-cell>
          <table:table-cell table:formula="of:=COM.MICROSOFT.CONCAT(COM.MICROSOFT.CONCAT([.C35];&quot; - &quot;); [.D35])" office:value-type="string" office:string-value="FreeRTOS - Technologies" calcext:value-type="string">
            <text:p>FreeRTOS - Technologies</text:p>
          </table:table-cell>
          <table:table-cell table:style-name="ce2" office:value-type="string" calcext:value-type="string">
            <text:p>FreeRTO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34" calcext:value-type="float">
            <text:p>34</text:p>
          </table:table-cell>
          <table:table-cell table:formula="of:=COM.MICROSOFT.CONCAT(COM.MICROSOFT.CONCAT([.C36];&quot; - &quot;); [.D36])" office:value-type="string" office:string-value="Hungarian notation - General IT" calcext:value-type="string">
            <text:p>Hungarian notation - General IT</text:p>
          </table:table-cell>
          <table:table-cell table:style-name="ce2" office:value-type="string" calcext:value-type="string">
            <text:p>Hungarian notation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35" calcext:value-type="float">
            <text:p>35</text:p>
          </table:table-cell>
          <table:table-cell table:formula="of:=COM.MICROSOFT.CONCAT(COM.MICROSOFT.CONCAT([.C37];&quot; - &quot;); [.D37])" office:value-type="string" office:string-value="Text editing (native, web) - General IT" calcext:value-type="string">
            <text:p>Text editing (native, web) - General IT</text:p>
          </table:table-cell>
          <table:table-cell table:style-name="ce2" office:value-type="string" calcext:value-type="string">
            <text:p>Text editing (native, web)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36" calcext:value-type="float">
            <text:p>36</text:p>
          </table:table-cell>
          <table:table-cell table:formula="of:=COM.MICROSOFT.CONCAT(COM.MICROSOFT.CONCAT([.C38];&quot; - &quot;); [.D38])" office:value-type="string" office:string-value="Time intervals and units, comparisons - Concepts" calcext:value-type="string">
            <text:p>Time intervals and units, comparisons - Concepts</text:p>
          </table:table-cell>
          <table:table-cell table:style-name="ce2" office:value-type="string" calcext:value-type="string">
            <text:p>Time intervals and units, comparisons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37" calcext:value-type="float">
            <text:p>37</text:p>
          </table:table-cell>
          <table:table-cell table:formula="of:=COM.MICROSOFT.CONCAT(COM.MICROSOFT.CONCAT([.C39];&quot; - &quot;); [.D39])" office:value-type="string" office:string-value="Easing, inbetweening (animation) - General IT" calcext:value-type="string">
            <text:p>Easing, inbetweening (animation) - General IT</text:p>
          </table:table-cell>
          <table:table-cell table:style-name="ce2" office:value-type="string" calcext:value-type="string">
            <text:p>Easing, inbetweening (animation)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38" calcext:value-type="float">
            <text:p>38</text:p>
          </table:table-cell>
          <table:table-cell table:formula="of:=COM.MICROSOFT.CONCAT(COM.MICROSOFT.CONCAT([.C40];&quot; - &quot;); [.D40])" office:value-type="string" office:string-value="Code parsing, compilers - General IT" calcext:value-type="string">
            <text:p>Code parsing, compilers - General IT</text:p>
          </table:table-cell>
          <table:table-cell table:style-name="ce2" office:value-type="string" calcext:value-type="string">
            <text:p>Code parsing, compiler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39" calcext:value-type="float">
            <text:p>39</text:p>
          </table:table-cell>
          <table:table-cell table:formula="of:=COM.MICROSOFT.CONCAT(COM.MICROSOFT.CONCAT([.C41];&quot; - &quot;); [.D41])" office:value-type="string" office:string-value="PHP: CakePHP; Inflector - Technologies" calcext:value-type="string">
            <text:p>PHP: CakePHP; Inflector - Technologies</text:p>
          </table:table-cell>
          <table:table-cell table:style-name="ce2" office:value-type="string" calcext:value-type="string">
            <text:p>PHP: CakePHP; Inflector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40" calcext:value-type="float">
            <text:p>40</text:p>
          </table:table-cell>
          <table:table-cell table:formula="of:=COM.MICROSOFT.CONCAT(COM.MICROSOFT.CONCAT([.C42];&quot; - &quot;); [.D42])" office:value-type="string" office:string-value="Video drivers, OpenMAX, mruby - General IT" calcext:value-type="string">
            <text:p>Video drivers, OpenMAX, mruby - General IT</text:p>
          </table:table-cell>
          <table:table-cell table:style-name="ce2" office:value-type="string" calcext:value-type="string">
            <text:p>Video drivers, OpenMAX, mruby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41" calcext:value-type="float">
            <text:p>41</text:p>
          </table:table-cell>
          <table:table-cell table:formula="of:=COM.MICROSOFT.CONCAT(COM.MICROSOFT.CONCAT([.C43];&quot; - &quot;); [.D43])" office:value-type="string" office:string-value="MySQL, PostgreSQL - Technologies" calcext:value-type="string">
            <text:p>MySQL, PostgreSQL - Technologies</text:p>
          </table:table-cell>
          <table:table-cell table:style-name="ce2" office:value-type="string" calcext:value-type="string">
            <text:p>MySQL, PostgreSQL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42" calcext:value-type="float">
            <text:p>42</text:p>
          </table:table-cell>
          <table:table-cell table:formula="of:=COM.MICROSOFT.CONCAT(COM.MICROSOFT.CONCAT([.C44];&quot; - &quot;); [.D44])" office:value-type="string" office:string-value="Apple ObjC frameworks - Technologies" calcext:value-type="string">
            <text:p>Apple ObjC frameworks - Technologies</text:p>
          </table:table-cell>
          <table:table-cell table:style-name="ce2" office:value-type="string" calcext:value-type="string">
            <text:p>Apple ObjC framework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43" calcext:value-type="float">
            <text:p>43</text:p>
          </table:table-cell>
          <table:table-cell table:formula="of:=COM.MICROSOFT.CONCAT(COM.MICROSOFT.CONCAT([.C45];&quot; - &quot;); [.D45])" office:value-type="string" office:string-value="TeX, bibliography, Java Build Tools - Concepts" calcext:value-type="string">
            <text:p>TeX, bibliography, Java Build Tools - Concepts</text:p>
          </table:table-cell>
          <table:table-cell table:style-name="ce2" office:value-type="string" calcext:value-type="string">
            <text:p>TeX, bibliography, Java Build Tools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44" calcext:value-type="float">
            <text:p>44</text:p>
          </table:table-cell>
          <table:table-cell table:formula="of:=COM.MICROSOFT.CONCAT(COM.MICROSOFT.CONCAT([.C46];&quot; - &quot;); [.D46])" office:value-type="string" office:string-value="Platform games - Games" calcext:value-type="string">
            <text:p>Platform games - Games</text:p>
          </table:table-cell>
          <table:table-cell table:style-name="ce2" office:value-type="string" calcext:value-type="string">
            <text:p>Platform games</text:p>
          </table:table-cell>
          <table:table-cell table:style-name="ce19" table:content-validation-name="val3" office:value-type="string" calcext:value-type="string">
            <text:p>Games</text:p>
          </table:table-cell>
          <table:table-cell table:number-columns-repeated="1020"/>
        </table:table-row>
        <table:table-row table:style-name="ro6">
          <table:table-cell table:style-name="ce2" office:value-type="float" office:value="45" calcext:value-type="float">
            <text:p>45</text:p>
          </table:table-cell>
          <table:table-cell table:formula="of:=COM.MICROSOFT.CONCAT(COM.MICROSOFT.CONCAT([.C47];&quot; - &quot;); [.D47])" office:value-type="string" office:string-value="Lucene, Solr, full-text search - Technologies" calcext:value-type="string">
            <text:p>Lucene, Solr, full-text search - Technologies</text:p>
          </table:table-cell>
          <table:table-cell table:style-name="ce2" office:value-type="string" calcext:value-type="string">
            <text:p>Lucene, Solr, full-text search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46" calcext:value-type="float">
            <text:p>46</text:p>
          </table:table-cell>
          <table:table-cell table:formula="of:=COM.MICROSOFT.CONCAT(COM.MICROSOFT.CONCAT([.C48];&quot; - &quot;); [.D48])" office:value-type="string" office:string-value="DirectX, DirectShow, Direct3D - Technologies" calcext:value-type="string">
            <text:p>DirectX, DirectShow, Direct3D - Technologies</text:p>
          </table:table-cell>
          <table:table-cell table:style-name="ce2" office:value-type="string" calcext:value-type="string">
            <text:p>DirectX, DirectShow, Direct3D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47" calcext:value-type="float">
            <text:p>47</text:p>
          </table:table-cell>
          <table:table-cell table:formula="of:=COM.MICROSOFT.CONCAT(COM.MICROSOFT.CONCAT([.C49];&quot; - &quot;); [.D49])" office:value-type="string" office:string-value="jQuery: animation - Technologies" calcext:value-type="string">
            <text:p>jQuery: animation - Technologies</text:p>
          </table:table-cell>
          <table:table-cell table:style-name="ce2" office:value-type="string" calcext:value-type="string">
            <text:p>jQuery: animation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48" calcext:value-type="float">
            <text:p>48</text:p>
          </table:table-cell>
          <table:table-cell table:formula="of:=COM.MICROSOFT.CONCAT(COM.MICROSOFT.CONCAT([.C50];&quot; - &quot;); [.D50])" office:value-type="string" office:string-value="PHP: frameworks - Technologies" calcext:value-type="string">
            <text:p>PHP: frameworks - Technologies</text:p>
          </table:table-cell>
          <table:table-cell table:style-name="ce2" office:value-type="string" calcext:value-type="string">
            <text:p>PHP: framework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50" calcext:value-type="float">
            <text:p>50</text:p>
          </table:table-cell>
          <table:table-cell table:formula="of:=COM.MICROSOFT.CONCAT(COM.MICROSOFT.CONCAT([.C51];&quot; - &quot;); [.D51])" office:value-type="string" office:string-value="jQuery, Sizzle.js - Technologies" calcext:value-type="string">
            <text:p>jQuery, Sizzle.js - Technologies</text:p>
          </table:table-cell>
          <table:table-cell table:style-name="ce2" office:value-type="string" calcext:value-type="string">
            <text:p>jQuery, Sizzle.j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51" calcext:value-type="float">
            <text:p>51</text:p>
          </table:table-cell>
          <table:table-cell table:formula="of:=COM.MICROSOFT.CONCAT(COM.MICROSOFT.CONCAT([.C52];&quot; - &quot;); [.D52])" office:value-type="string" office:string-value="jQuery: DOM analize/update - Technologies" calcext:value-type="string">
            <text:p>jQuery: DOM analize/update - Technologies</text:p>
          </table:table-cell>
          <table:table-cell table:style-name="ce2" office:value-type="string" calcext:value-type="string">
            <text:p>jQuery: DOM analize/update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52" calcext:value-type="float">
            <text:p>52</text:p>
          </table:table-cell>
          <table:table-cell table:formula="of:=COM.MICROSOFT.CONCAT(COM.MICROSOFT.CONCAT([.C53];&quot; - &quot;); [.D53])" office:value-type="string" office:string-value="Hardware: human interface devices, USB - General IT" calcext:value-type="string">
            <text:p>Hardware: human interface devices, USB - General IT</text:p>
          </table:table-cell>
          <table:table-cell table:style-name="ce2" office:value-type="string" calcext:value-type="string">
            <text:p>Hardware: human interface devices, USB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53" calcext:value-type="float">
            <text:p>53</text:p>
          </table:table-cell>
          <table:table-cell table:formula="of:=COM.MICROSOFT.CONCAT(COM.MICROSOFT.CONCAT([.C54];&quot; - &quot;); [.D54])" office:value-type="string" office:string-value="PHP: Symfony framework - Technologies" calcext:value-type="string">
            <text:p>PHP: Symfony framework - Technologies</text:p>
          </table:table-cell>
          <table:table-cell table:style-name="ce2" office:value-type="string" calcext:value-type="string">
            <text:p>PHP: Symfony framework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54" calcext:value-type="float">
            <text:p>54</text:p>
          </table:table-cell>
          <table:table-cell table:formula="of:=COM.MICROSOFT.CONCAT(COM.MICROSOFT.CONCAT([.C55];&quot; - &quot;); [.D55])" office:value-type="string" office:string-value="Facebook API, parse platform, Objective-C - Technologies" calcext:value-type="string">
            <text:p>Facebook API, parse platform, Objective-C - Technologies</text:p>
          </table:table-cell>
          <table:table-cell table:style-name="ce2" office:value-type="string" calcext:value-type="string">
            <text:p>Facebook API, parse platform, Objective-C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55" calcext:value-type="float">
            <text:p>55</text:p>
          </table:table-cell>
          <table:table-cell table:formula="of:=COM.MICROSOFT.CONCAT(COM.MICROSOFT.CONCAT([.C56];&quot; - &quot;); [.D56])" office:value-type="string" office:string-value="iOS: network/HTTP APIs - General IT" calcext:value-type="string">
            <text:p>iOS: network/HTTP APIs - General IT</text:p>
          </table:table-cell>
          <table:table-cell table:style-name="ce2" office:value-type="string" calcext:value-type="string">
            <text:p>iOS: network/HTTP API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56" calcext:value-type="float">
            <text:p>56</text:p>
          </table:table-cell>
          <table:table-cell table:formula="of:=COM.MICROSOFT.CONCAT(COM.MICROSOFT.CONCAT([.C57];&quot; - &quot;); [.D57])" office:value-type="string" office:string-value="Web boilerplate (lorem ipsum) - General IT" calcext:value-type="string">
            <text:p>Web boilerplate (lorem ipsum) - General IT</text:p>
          </table:table-cell>
          <table:table-cell table:style-name="ce2" office:value-type="string" calcext:value-type="string">
            <text:p>Web boilerplate (lorem ipsum)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57" calcext:value-type="float">
            <text:p>57</text:p>
          </table:table-cell>
          <table:table-cell table:formula="of:=COM.MICROSOFT.CONCAT(COM.MICROSOFT.CONCAT([.C58];&quot; - &quot;); [.D58])" office:value-type="string" office:string-value="Python ctypes, Cheetah, Mako, fastcgi, WSGI - Technologies" calcext:value-type="string">
            <text:p>Python ctypes, Cheetah, Mako, fastcgi, WSGI - Technologies</text:p>
          </table:table-cell>
          <table:table-cell table:style-name="ce2" office:value-type="string" calcext:value-type="string">
            <text:p>Python ctypes, Cheetah, Mako, fastcgi, WSGI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58" calcext:value-type="float">
            <text:p>58</text:p>
          </table:table-cell>
          <table:table-cell table:formula="of:=COM.MICROSOFT.CONCAT(COM.MICROSOFT.CONCAT([.C59];&quot; - &quot;); [.D59])" office:value-type="string" office:string-value="Hardware: SMT32 firmware - General IT" calcext:value-type="string">
            <text:p>Hardware: SMT32 firmware - General IT</text:p>
          </table:table-cell>
          <table:table-cell table:style-name="ce2" office:value-type="string" calcext:value-type="string">
            <text:p>Hardware: SMT32 firmware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59" calcext:value-type="float">
            <text:p>59</text:p>
          </table:table-cell>
          <table:table-cell table:formula="of:=COM.MICROSOFT.CONCAT(COM.MICROSOFT.CONCAT([.C60];&quot; - &quot;); [.D60])" office:value-type="string" office:string-value="PHP: CodeIgniter framework - Technologies" calcext:value-type="string">
            <text:p>PHP: CodeIgniter framework - Technologies</text:p>
          </table:table-cell>
          <table:table-cell table:style-name="ce2" office:value-type="string" calcext:value-type="string">
            <text:p>PHP: CodeIgniter framework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60" calcext:value-type="float">
            <text:p>60</text:p>
          </table:table-cell>
          <table:table-cell table:formula="of:=COM.MICROSOFT.CONCAT(COM.MICROSOFT.CONCAT([.C61];&quot; - &quot;); [.D61])" office:value-type="string" office:string-value="Native GUI - General IT" calcext:value-type="string">
            <text:p>Native GUI - General IT</text:p>
          </table:table-cell>
          <table:table-cell table:style-name="ce2" office:value-type="string" calcext:value-type="string">
            <text:p>Native GUI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61" calcext:value-type="float">
            <text:p>61</text:p>
          </table:table-cell>
          <table:table-cell table:formula="of:=COM.MICROSOFT.CONCAT(COM.MICROSOFT.CONCAT([.C62];&quot; - &quot;); [.D62])" office:value-type="string" office:string-value="OpenSSL - Technologies" calcext:value-type="string">
            <text:p>OpenSSL - Technologies</text:p>
          </table:table-cell>
          <table:table-cell table:style-name="ce2" office:value-type="string" calcext:value-type="string">
            <text:p>OpenSSL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formula="of:=COM.MICROSOFT.CONCAT(COM.MICROSOFT.CONCAT([.C63];&quot; - &quot;); [.D63])" office:value-type="string" office:string-value="Java: Spring, Hibernate - Technologies" calcext:value-type="string">
            <text:p>Java: Spring, Hibernate - Technologies</text:p>
          </table:table-cell>
          <table:table-cell table:style-name="ce2" office:value-type="string" calcext:value-type="string">
            <text:p>Java: Spring, Hibernate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63" calcext:value-type="float">
            <text:p>63</text:p>
          </table:table-cell>
          <table:table-cell table:formula="of:=COM.MICROSOFT.CONCAT(COM.MICROSOFT.CONCAT([.C64];&quot; - &quot;); [.D64])" office:value-type="string" office:string-value="Web crawlers - General IT" calcext:value-type="string">
            <text:p>Web crawlers - General IT</text:p>
          </table:table-cell>
          <table:table-cell table:style-name="ce2" office:value-type="string" calcext:value-type="string">
            <text:p>Web crawler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64" calcext:value-type="float">
            <text:p>64</text:p>
          </table:table-cell>
          <table:table-cell table:formula="of:=COM.MICROSOFT.CONCAT(COM.MICROSOFT.CONCAT([.C65];&quot; - &quot;); [.D65])" office:value-type="string" office:string-value="Emacs Lisp - Programming languages" calcext:value-type="string">
            <text:p>Emacs Lisp - Programming languages</text:p>
          </table:table-cell>
          <table:table-cell table:style-name="ce2" office:value-type="string" calcext:value-type="string">
            <text:p>Emacs Lisp</text:p>
          </table:table-cell>
          <table:table-cell table:style-name="ce19" table:content-validation-name="val3" office:value-type="string" calcext:value-type="string">
            <text:p>Programming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65" calcext:value-type="float">
            <text:p>65</text:p>
          </table:table-cell>
          <table:table-cell table:formula="of:=COM.MICROSOFT.CONCAT(COM.MICROSOFT.CONCAT([.C66];&quot; - &quot;); [.D66])" office:value-type="string" office:string-value="Makesfiles, Polish - Technologies" calcext:value-type="string">
            <text:p>Makesfiles, Polish - Technologies</text:p>
          </table:table-cell>
          <table:table-cell table:style-name="ce2" office:value-type="string" calcext:value-type="string">
            <text:p>Makesfiles, Polish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66" calcext:value-type="float">
            <text:p>66</text:p>
          </table:table-cell>
          <table:table-cell table:formula="of:=COM.MICROSOFT.CONCAT(COM.MICROSOFT.CONCAT([.C67];&quot; - &quot;); [.D67])" office:value-type="string" office:string-value="2D physics engine - Technologies" calcext:value-type="string">
            <text:p>2D physics engine - Technologies</text:p>
          </table:table-cell>
          <table:table-cell table:style-name="ce2" office:value-type="string" calcext:value-type="string">
            <text:p>2D physics engine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67" calcext:value-type="float">
            <text:p>67</text:p>
          </table:table-cell>
          <table:table-cell table:formula="of:=COM.MICROSOFT.CONCAT(COM.MICROSOFT.CONCAT([.C68];&quot; - &quot;); [.D68])" office:value-type="string" office:string-value="Web browser plugins, NPAPI, CEF, viruses - Technologies" calcext:value-type="string">
            <text:p>Web browser plugins, NPAPI, CEF, viruses - Technologies</text:p>
          </table:table-cell>
          <table:table-cell table:style-name="ce2" office:value-type="string" calcext:value-type="string">
            <text:p>Web browser plugins, NPAPI, CEF, viruse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68" calcext:value-type="float">
            <text:p>68</text:p>
          </table:table-cell>
          <table:table-cell table:formula="of:=COM.MICROSOFT.CONCAT(COM.MICROSOFT.CONCAT([.C69];&quot; - &quot;); [.D69])" office:value-type="string" office:string-value="Maps/geospatial - General IT" calcext:value-type="string">
            <text:p>Maps/geospatial - General IT</text:p>
          </table:table-cell>
          <table:table-cell table:style-name="ce2" office:value-type="string" calcext:value-type="string">
            <text:p>Maps/geospatial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69" calcext:value-type="float">
            <text:p>69</text:p>
          </table:table-cell>
          <table:table-cell table:formula="of:=COM.MICROSOFT.CONCAT(COM.MICROSOFT.CONCAT([.C70];&quot; - &quot;); [.D70])" office:value-type="string" office:string-value="JavaScript: CodeMirror - Technologies" calcext:value-type="string">
            <text:p>JavaScript: CodeMirror - Technologies</text:p>
          </table:table-cell>
          <table:table-cell table:style-name="ce2" office:value-type="string" calcext:value-type="string">
            <text:p>JavaScript: CodeMirror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70" calcext:value-type="float">
            <text:p>70</text:p>
          </table:table-cell>
          <table:table-cell table:formula="of:=COM.MICROSOFT.CONCAT(COM.MICROSOFT.CONCAT([.C71];&quot; - &quot;); [.D71])" office:value-type="string" office:string-value="Java: disassembled bytecode - General IT" calcext:value-type="string">
            <text:p>Java: disassembled bytecode - General IT</text:p>
          </table:table-cell>
          <table:table-cell table:style-name="ce2" office:value-type="string" calcext:value-type="string">
            <text:p>Java: disassembled bytecode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71" calcext:value-type="float">
            <text:p>71</text:p>
          </table:table-cell>
          <table:table-cell table:formula="of:=COM.MICROSOFT.CONCAT(COM.MICROSOFT.CONCAT([.C72];&quot; - &quot;); [.D72])" office:value-type="string" office:string-value="Stars, solar system - Concepts" calcext:value-type="string">
            <text:p>Stars, solar system - Concepts</text:p>
          </table:table-cell>
          <table:table-cell table:style-name="ce2" office:value-type="string" calcext:value-type="string">
            <text:p>Stars, solar system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72" calcext:value-type="float">
            <text:p>72</text:p>
          </table:table-cell>
          <table:table-cell table:formula="of:=COM.MICROSOFT.CONCAT(COM.MICROSOFT.CONCAT([.C73];&quot; - &quot;); [.D73])" office:value-type="string" office:string-value="Java/JS + async + JSON serialization - General IT" calcext:value-type="string">
            <text:p>Java/JS + async + JSON serialization - General IT</text:p>
          </table:table-cell>
          <table:table-cell table:style-name="ce2" office:value-type="string" calcext:value-type="string">
            <text:p>Java/JS + async + JSON serialization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73" calcext:value-type="float">
            <text:p>73</text:p>
          </table:table-cell>
          <table:table-cell table:formula="of:=COM.MICROSOFT.CONCAT(COM.MICROSOFT.CONCAT([.C74];&quot; - &quot;); [.D74])" office:value-type="string" office:string-value="Java: SWIG - Technologies" calcext:value-type="string">
            <text:p>Java: SWIG - Technologies</text:p>
          </table:table-cell>
          <table:table-cell table:style-name="ce2" office:value-type="string" calcext:value-type="string">
            <text:p>Java: SWIG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formula="of:=COM.MICROSOFT.CONCAT(COM.MICROSOFT.CONCAT([.C75];&quot; - &quot;); [.D75])" office:value-type="string" office:string-value="PHP: Wordpress  - Technologies" calcext:value-type="string">
            <text:p>PHP: Wordpress <text:s/>- Technologies</text:p>
          </table:table-cell>
          <table:table-cell table:style-name="ce2" office:value-type="string" calcext:value-type="string">
            <text:p>PHP: Wordpress 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75" calcext:value-type="float">
            <text:p>75</text:p>
          </table:table-cell>
          <table:table-cell table:formula="of:=COM.MICROSOFT.CONCAT(COM.MICROSOFT.CONCAT([.C76];&quot; - &quot;); [.D76])" office:value-type="string" office:string-value="Eclipse: SWT, JDT, plugins - Technologies" calcext:value-type="string">
            <text:p>Eclipse: SWT, JDT, plugins - Technologies</text:p>
          </table:table-cell>
          <table:table-cell table:style-name="ce2" office:value-type="string" calcext:value-type="string">
            <text:p>Eclipse: SWT, JDT, plugin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76" calcext:value-type="float">
            <text:p>76</text:p>
          </table:table-cell>
          <table:table-cell table:formula="of:=COM.MICROSOFT.CONCAT(COM.MICROSOFT.CONCAT([.C77];&quot; - &quot;); [.D77])" office:value-type="string" office:string-value="Web auth providers - Programming languages" calcext:value-type="string">
            <text:p>Web auth providers - Programming languages</text:p>
          </table:table-cell>
          <table:table-cell table:style-name="ce2" office:value-type="string" calcext:value-type="string">
            <text:p>Web auth providers</text:p>
          </table:table-cell>
          <table:table-cell table:style-name="ce19" table:content-validation-name="val3" office:value-type="string" calcext:value-type="string">
            <text:p>Programming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77" calcext:value-type="float">
            <text:p>77</text:p>
          </table:table-cell>
          <table:table-cell table:formula="of:=COM.MICROSOFT.CONCAT(COM.MICROSOFT.CONCAT([.C78];&quot; - &quot;); [.D78])" office:value-type="string" office:string-value="Templates: Handlebars.js, Flex - General IT" calcext:value-type="string">
            <text:p>Templates: Handlebars.js, Flex - General IT</text:p>
          </table:table-cell>
          <table:table-cell table:style-name="ce2" office:value-type="string" calcext:value-type="string">
            <text:p>Templates: Handlebars.js, Flex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78" calcext:value-type="float">
            <text:p>78</text:p>
          </table:table-cell>
          <table:table-cell table:formula="of:=COM.MICROSOFT.CONCAT(COM.MICROSOFT.CONCAT([.C79];&quot; - &quot;); [.D79])" office:value-type="string" office:string-value="DotNet, CLR, LINQ - Technologies" calcext:value-type="string">
            <text:p>DotNet, CLR, LINQ - Technologies</text:p>
          </table:table-cell>
          <table:table-cell table:style-name="ce2" office:value-type="string" calcext:value-type="string">
            <text:p>DotNet, CLR, LINQ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79" calcext:value-type="float">
            <text:p>79</text:p>
          </table:table-cell>
          <table:table-cell table:formula="of:=COM.MICROSOFT.CONCAT(COM.MICROSOFT.CONCAT([.C80];&quot; - &quot;); [.D80])" office:value-type="string" office:string-value="Math: numerical algorithms - General IT" calcext:value-type="string">
            <text:p>Math: numerical algorithms - General IT</text:p>
          </table:table-cell>
          <table:table-cell table:style-name="ce2" office:value-type="string" calcext:value-type="string">
            <text:p>Math: numerical algorithm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80" calcext:value-type="float">
            <text:p>80</text:p>
          </table:table-cell>
          <table:table-cell table:formula="of:=COM.MICROSOFT.CONCAT(COM.MICROSOFT.CONCAT([.C81];&quot; - &quot;); [.D81])" office:value-type="string" office:string-value="Python: native modules in C - Programming languages" calcext:value-type="string">
            <text:p>Python: native modules in C - Programming languages</text:p>
          </table:table-cell>
          <table:table-cell table:style-name="ce2" office:value-type="string" calcext:value-type="string">
            <text:p>Python: native modules in C</text:p>
          </table:table-cell>
          <table:table-cell table:style-name="ce19" table:content-validation-name="val3" office:value-type="string" calcext:value-type="string">
            <text:p>Programming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81" calcext:value-type="float">
            <text:p>81</text:p>
          </table:table-cell>
          <table:table-cell table:formula="of:=COM.MICROSOFT.CONCAT(COM.MICROSOFT.CONCAT([.C82];&quot; - &quot;); [.D82])" office:value-type="string" office:string-value="Listing, counting, timing - Concepts" calcext:value-type="string">
            <text:p>Listing, counting, timing - Concepts</text:p>
          </table:table-cell>
          <table:table-cell table:style-name="ce2" office:value-type="string" calcext:value-type="string">
            <text:p>Listing, counting, timing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82" calcext:value-type="float">
            <text:p>82</text:p>
          </table:table-cell>
          <table:table-cell table:formula="of:=COM.MICROSOFT.CONCAT(COM.MICROSOFT.CONCAT([.C83];&quot; - &quot;); [.D83])" office:value-type="string" office:string-value="WiFi drivers - Technologies" calcext:value-type="string">
            <text:p>WiFi drivers - Technologies</text:p>
          </table:table-cell>
          <table:table-cell table:style-name="ce2" office:value-type="string" calcext:value-type="string">
            <text:p>WiFi driver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83" calcext:value-type="float">
            <text:p>83</text:p>
          </table:table-cell>
          <table:table-cell table:formula="of:=COM.MICROSOFT.CONCAT(COM.MICROSOFT.CONCAT([.C84];&quot; - &quot;); [.D84])" office:value-type="string" office:string-value="&quot;Heroic&quot; RPG concepts - Games" calcext:value-type="string">
            <text:p>"Heroic" RPG concepts - Games</text:p>
          </table:table-cell>
          <table:table-cell table:style-name="ce2" office:value-type="string" calcext:value-type="string">
            <text:p>"Heroic" RPG concepts</text:p>
          </table:table-cell>
          <table:table-cell table:style-name="ce19" table:content-validation-name="val3" office:value-type="string" calcext:value-type="string">
            <text:p>Games</text:p>
          </table:table-cell>
          <table:table-cell table:number-columns-repeated="1020"/>
        </table:table-row>
        <table:table-row table:style-name="ro6">
          <table:table-cell table:style-name="ce2" office:value-type="float" office:value="84" calcext:value-type="float">
            <text:p>84</text:p>
          </table:table-cell>
          <table:table-cell table:formula="of:=COM.MICROSOFT.CONCAT(COM.MICROSOFT.CONCAT([.C85];&quot; - &quot;); [.D85])" office:value-type="string" office:string-value="AWS libs, security (SSL, OAuth, Certs) - General IT" calcext:value-type="string">
            <text:p>AWS libs, security (SSL, OAuth, Certs) - General IT</text:p>
          </table:table-cell>
          <table:table-cell table:style-name="ce2" office:value-type="string" calcext:value-type="string">
            <text:p>AWS libs, security (SSL, OAuth, Certs)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85" calcext:value-type="float">
            <text:p>85</text:p>
          </table:table-cell>
          <table:table-cell table:formula="of:=COM.MICROSOFT.CONCAT(COM.MICROSOFT.CONCAT([.C86];&quot; - &quot;); [.D86])" office:value-type="string" office:string-value="WebApp: ColdFusion - Technologies" calcext:value-type="string">
            <text:p>WebApp: ColdFusion - Technologies</text:p>
          </table:table-cell>
          <table:table-cell table:style-name="ce2" office:value-type="string" calcext:value-type="string">
            <text:p>WebApp: ColdFusion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87" calcext:value-type="float">
            <text:p>87</text:p>
          </table:table-cell>
          <table:table-cell table:formula="of:=COM.MICROSOFT.CONCAT(COM.MICROSOFT.CONCAT([.C87];&quot; - &quot;); [.D87])" office:value-type="string" office:string-value="Chinese messengers and social media gateways, LaTex templates - General IT" calcext:value-type="string">
            <text:p>Chinese messengers and social media gateways, LaTex templates - General IT</text:p>
          </table:table-cell>
          <table:table-cell table:style-name="ce2" office:value-type="string" calcext:value-type="string">
            <text:p>Chinese messengers and social media gateways, LaTex template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88" calcext:value-type="float">
            <text:p>88</text:p>
          </table:table-cell>
          <table:table-cell table:formula="of:=COM.MICROSOFT.CONCAT(COM.MICROSOFT.CONCAT([.C88];&quot; - &quot;); [.D88])" office:value-type="string" office:string-value="Browsers: APIs, detection, extensions, etc. - General IT" calcext:value-type="string">
            <text:p>Browsers: APIs, detection, extensions, etc. - General IT</text:p>
          </table:table-cell>
          <table:table-cell table:style-name="ce2" office:value-type="string" calcext:value-type="string">
            <text:p>Browsers: APIs, detection, extensions, etc.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89" calcext:value-type="float">
            <text:p>89</text:p>
          </table:table-cell>
          <table:table-cell table:formula="of:=COM.MICROSOFT.CONCAT(COM.MICROSOFT.CONCAT([.C89];&quot; - &quot;); [.D89])" office:value-type="string" office:string-value="Biology: DNA, genome - General IT" calcext:value-type="string">
            <text:p>Biology: DNA, genome - General IT</text:p>
          </table:table-cell>
          <table:table-cell table:style-name="ce2" office:value-type="string" calcext:value-type="string">
            <text:p>Biology: DNA, genome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90" calcext:value-type="float">
            <text:p>90</text:p>
          </table:table-cell>
          <table:table-cell table:formula="of:=COM.MICROSOFT.CONCAT(COM.MICROSOFT.CONCAT([.C90];&quot; - &quot;); [.D90])" office:value-type="string" office:string-value="Unity (game engine): events and behaviour - Games" calcext:value-type="string">
            <text:p>Unity (game engine): events and behaviour - Games</text:p>
          </table:table-cell>
          <table:table-cell table:style-name="ce2" office:value-type="string" calcext:value-type="string">
            <text:p>Unity (game engine): events and behaviour</text:p>
          </table:table-cell>
          <table:table-cell table:style-name="ce19" table:content-validation-name="val3" office:value-type="string" calcext:value-type="string">
            <text:p>Games</text:p>
          </table:table-cell>
          <table:table-cell table:number-columns-repeated="1020"/>
        </table:table-row>
        <table:table-row table:style-name="ro6">
          <table:table-cell table:style-name="ce2" office:value-type="float" office:value="91" calcext:value-type="float">
            <text:p>91</text:p>
          </table:table-cell>
          <table:table-cell table:formula="of:=COM.MICROSOFT.CONCAT(COM.MICROSOFT.CONCAT([.C91];&quot; - &quot;); [.D91])" office:value-type="string" office:string-value="CPU instructions: SIMD, SSE, etc. - Technologies" calcext:value-type="string">
            <text:p>CPU instructions: SIMD, SSE, etc. - Technologies</text:p>
          </table:table-cell>
          <table:table-cell table:style-name="ce2" office:value-type="string" calcext:value-type="string">
            <text:p>CPU instructions: SIMD, SSE, etc.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92" calcext:value-type="float">
            <text:p>92</text:p>
          </table:table-cell>
          <table:table-cell table:formula="of:=COM.MICROSOFT.CONCAT(COM.MICROSOFT.CONCAT([.C92];&quot; - &quot;); [.D92])" office:value-type="string" office:string-value="Documentation: Dash/readthedocs.org - General IT" calcext:value-type="string">
            <text:p>Documentation: Dash/readthedocs.org - General IT</text:p>
          </table:table-cell>
          <table:table-cell table:style-name="ce2" office:value-type="string" calcext:value-type="string">
            <text:p>Documentation: Dash/readthedocs.org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93" calcext:value-type="float">
            <text:p>93</text:p>
          </table:table-cell>
          <table:table-cell table:formula="of:=COM.MICROSOFT.CONCAT(COM.MICROSOFT.CONCAT([.C93];&quot; - &quot;); [.D93])" office:value-type="string" office:string-value="Natural language, text manipulation - Concepts" calcext:value-type="string">
            <text:p>Natural language, text manipulation - Concepts</text:p>
          </table:table-cell>
          <table:table-cell table:style-name="ce2" office:value-type="string" calcext:value-type="string">
            <text:p>Natural language, text manipulation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94" calcext:value-type="float">
            <text:p>94</text:p>
          </table:table-cell>
          <table:table-cell table:formula="of:=COM.MICROSOFT.CONCAT(COM.MICROSOFT.CONCAT([.C94];&quot; - &quot;); [.D94])" office:value-type="string" office:string-value="Rule-based JavaScript - General IT" calcext:value-type="string">
            <text:p>Rule-based JavaScript - General IT</text:p>
          </table:table-cell>
          <table:table-cell table:style-name="ce2" office:value-type="string" calcext:value-type="string">
            <text:p>Rule-based JavaScript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95" calcext:value-type="float">
            <text:p>95</text:p>
          </table:table-cell>
          <table:table-cell table:formula="of:=COM.MICROSOFT.CONCAT(COM.MICROSOFT.CONCAT([.C95];&quot; - &quot;); [.D95])" office:value-type="string" office:string-value="Async/callback programming on mobile/fronted - General IT" calcext:value-type="string">
            <text:p>Async/callback programming on mobile/fronted - General IT</text:p>
          </table:table-cell>
          <table:table-cell table:style-name="ce2" office:value-type="string" calcext:value-type="string">
            <text:p>Async/callback programming on mobile/fronted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96" calcext:value-type="float">
            <text:p>96</text:p>
          </table:table-cell>
          <table:table-cell table:formula="of:=COM.MICROSOFT.CONCAT(COM.MICROSOFT.CONCAT([.C96];&quot; - &quot;); [.D96])" office:value-type="string" office:string-value="Data visualization libs - General IT" calcext:value-type="string">
            <text:p>Data visualization libs - General IT</text:p>
          </table:table-cell>
          <table:table-cell table:style-name="ce2" office:value-type="string" calcext:value-type="string">
            <text:p>Data visualization lib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97" calcext:value-type="float">
            <text:p>97</text:p>
          </table:table-cell>
          <table:table-cell table:formula="of:=COM.MICROSOFT.CONCAT(COM.MICROSOFT.CONCAT([.C97];&quot; - &quot;); [.D97])" office:value-type="string" office:string-value="Music formats, synthesizers - General IT" calcext:value-type="string">
            <text:p>Music formats, synthesizers - General IT</text:p>
          </table:table-cell>
          <table:table-cell table:style-name="ce2" office:value-type="string" calcext:value-type="string">
            <text:p>Music formats, synthesizer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98" calcext:value-type="float">
            <text:p>98</text:p>
          </table:table-cell>
          <table:table-cell table:formula="of:=COM.MICROSOFT.CONCAT(COM.MICROSOFT.CONCAT([.C98];&quot; - &quot;); [.D98])" office:value-type="string" office:string-value="openFrameworks addons - Technologies" calcext:value-type="string">
            <text:p>openFrameworks addons - Technologies</text:p>
          </table:table-cell>
          <table:table-cell table:style-name="ce2" office:value-type="string" calcext:value-type="string">
            <text:p>openFrameworks addon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99" calcext:value-type="float">
            <text:p>99</text:p>
          </table:table-cell>
          <table:table-cell table:formula="of:=COM.MICROSOFT.CONCAT(COM.MICROSOFT.CONCAT([.C99];&quot; - &quot;); [.D99])" office:value-type="string" office:string-value="Places, food - Concepts" calcext:value-type="string">
            <text:p>Places, food - Concepts</text:p>
          </table:table-cell>
          <table:table-cell table:style-name="ce2" office:value-type="string" calcext:value-type="string">
            <text:p>Places, food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100" calcext:value-type="float">
            <text:p>100</text:p>
          </table:table-cell>
          <table:table-cell table:formula="of:=COM.MICROSOFT.CONCAT(COM.MICROSOFT.CONCAT([.C100];&quot; - &quot;); [.D100])" office:value-type="string" office:string-value="2/3D geometry - General IT" calcext:value-type="string">
            <text:p>2/3D geometry - General IT</text:p>
          </table:table-cell>
          <table:table-cell table:style-name="ce2" office:value-type="string" calcext:value-type="string">
            <text:p>2/3D geometry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01" calcext:value-type="float">
            <text:p>101</text:p>
          </table:table-cell>
          <table:table-cell table:formula="of:=COM.MICROSOFT.CONCAT(COM.MICROSOFT.CONCAT([.C101];&quot; - &quot;); [.D101])" office:value-type="string" office:string-value="Mobile, Apache Cordova, PhoneGap, Android - Technologies" calcext:value-type="string">
            <text:p>Mobile, Apache Cordova, PhoneGap, Android - Technologies</text:p>
          </table:table-cell>
          <table:table-cell table:style-name="ce2" office:value-type="string" calcext:value-type="string">
            <text:p>Mobile, Apache Cordova, PhoneGap, Android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02" calcext:value-type="float">
            <text:p>102</text:p>
          </table:table-cell>
          <table:table-cell table:formula="of:=COM.MICROSOFT.CONCAT(COM.MICROSOFT.CONCAT([.C102];&quot; - &quot;); [.D102])" office:value-type="string" office:string-value="Physics simulators - General IT" calcext:value-type="string">
            <text:p>Physics simulators - General IT</text:p>
          </table:table-cell>
          <table:table-cell table:style-name="ce2" office:value-type="string" calcext:value-type="string">
            <text:p>Physics simulator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03" calcext:value-type="float">
            <text:p>103</text:p>
          </table:table-cell>
          <table:table-cell table:formula="of:=COM.MICROSOFT.CONCAT(COM.MICROSOFT.CONCAT([.C103];&quot; - &quot;); [.D103])" office:value-type="string" office:string-value="Physics/chemistry, MPI, CUDA - General IT" calcext:value-type="string">
            <text:p>Physics/chemistry, MPI, CUDA - General IT</text:p>
          </table:table-cell>
          <table:table-cell table:style-name="ce2" office:value-type="string" calcext:value-type="string">
            <text:p>Physics/chemistry, MPI, CUDA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04" calcext:value-type="float">
            <text:p>104</text:p>
          </table:table-cell>
          <table:table-cell table:formula="of:=COM.MICROSOFT.CONCAT(COM.MICROSOFT.CONCAT([.C104];&quot; - &quot;); [.D104])" office:value-type="string" office:string-value="Delphi, FreePascal - Programming languages" calcext:value-type="string">
            <text:p>Delphi, FreePascal - Programming languages</text:p>
          </table:table-cell>
          <table:table-cell table:style-name="ce2" office:value-type="string" calcext:value-type="string">
            <text:p>Delphi, FreePascal</text:p>
          </table:table-cell>
          <table:table-cell table:style-name="ce19" table:content-validation-name="val3" office:value-type="string" calcext:value-type="string">
            <text:p>Programming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105" calcext:value-type="float">
            <text:p>105</text:p>
          </table:table-cell>
          <table:table-cell table:formula="of:=COM.MICROSOFT.CONCAT(COM.MICROSOFT.CONCAT([.C105];&quot; - &quot;); [.D105])" office:value-type="string" office:string-value="Mobile, Apache Cordova, PhoneGap plugins - Technologies" calcext:value-type="string">
            <text:p>Mobile, Apache Cordova, PhoneGap plugins - Technologies</text:p>
          </table:table-cell>
          <table:table-cell table:style-name="ce2" office:value-type="string" calcext:value-type="string">
            <text:p>Mobile, Apache Cordova, PhoneGap plugin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06" calcext:value-type="float">
            <text:p>106</text:p>
          </table:table-cell>
          <table:table-cell table:formula="of:=COM.MICROSOFT.CONCAT(COM.MICROSOFT.CONCAT([.C106];&quot; - &quot;); [.D106])" office:value-type="string" office:string-value="Dutch - Human languages" calcext:value-type="string">
            <text:p>Dutch - Human languages</text:p>
          </table:table-cell>
          <table:table-cell table:style-name="ce2" office:value-type="string" calcext:value-type="string">
            <text:p>Dutch</text:p>
          </table:table-cell>
          <table:table-cell table:style-name="ce19" table:content-validation-name="val3" office:value-type="string" calcext:value-type="string">
            <text:p>Human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107" calcext:value-type="float">
            <text:p>107</text:p>
          </table:table-cell>
          <table:table-cell table:formula="of:=COM.MICROSOFT.CONCAT(COM.MICROSOFT.CONCAT([.C107];&quot; - &quot;); [.D107])" office:value-type="string" office:string-value="Astronomy, astrodynamics - Concepts" calcext:value-type="string">
            <text:p>Astronomy, astrodynamics - Concepts</text:p>
          </table:table-cell>
          <table:table-cell table:style-name="ce2" office:value-type="string" calcext:value-type="string">
            <text:p>Astronomy, astrodynamics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108" calcext:value-type="float">
            <text:p>108</text:p>
          </table:table-cell>
          <table:table-cell table:formula="of:=COM.MICROSOFT.CONCAT(COM.MICROSOFT.CONCAT([.C108];&quot; - &quot;); [.D108])" office:value-type="string" office:string-value="Android GUI - Technologies" calcext:value-type="string">
            <text:p>Android GUI - Technologies</text:p>
          </table:table-cell>
          <table:table-cell table:style-name="ce2" office:value-type="string" calcext:value-type="string">
            <text:p>Android GUI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09" calcext:value-type="float">
            <text:p>109</text:p>
          </table:table-cell>
          <table:table-cell table:formula="of:=COM.MICROSOFT.CONCAT(COM.MICROSOFT.CONCAT([.C109];&quot; - &quot;); [.D109])" office:value-type="string" office:string-value="People databases - Concepts" calcext:value-type="string">
            <text:p>People databases - Concepts</text:p>
          </table:table-cell>
          <table:table-cell table:style-name="ce2" office:value-type="string" calcext:value-type="string">
            <text:p>People databases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110" calcext:value-type="float">
            <text:p>110</text:p>
          </table:table-cell>
          <table:table-cell table:formula="of:=COM.MICROSOFT.CONCAT(COM.MICROSOFT.CONCAT([.C110];&quot; - &quot;); [.D110])" office:value-type="string" office:string-value="Healthcare in Spanish - Human languages" calcext:value-type="string">
            <text:p>Healthcare in Spanish - Human languages</text:p>
          </table:table-cell>
          <table:table-cell table:style-name="ce2" office:value-type="string" calcext:value-type="string">
            <text:p>Healthcare in Spanish</text:p>
          </table:table-cell>
          <table:table-cell table:style-name="ce19" table:content-validation-name="val3" office:value-type="string" calcext:value-type="string">
            <text:p>Human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111" calcext:value-type="float">
            <text:p>111</text:p>
          </table:table-cell>
          <table:table-cell table:formula="of:=COM.MICROSOFT.CONCAT(COM.MICROSOFT.CONCAT([.C111];&quot; - &quot;); [.D111])" office:value-type="string" office:string-value="Tesseract Open Source OCR Engine - General IT" calcext:value-type="string">
            <text:p>Tesseract Open Source OCR Engine - General IT</text:p>
          </table:table-cell>
          <table:table-cell table:style-name="ce2" office:value-type="string" calcext:value-type="string">
            <text:p>Tesseract Open Source OCR Engine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12" calcext:value-type="float">
            <text:p>112</text:p>
          </table:table-cell>
          <table:table-cell table:formula="of:=COM.MICROSOFT.CONCAT(COM.MICROSOFT.CONCAT([.C112];&quot; - &quot;); [.D112])" office:value-type="string" office:string-value="Qt - Technologies" calcext:value-type="string">
            <text:p>Qt - Technologies</text:p>
          </table:table-cell>
          <table:table-cell table:style-name="ce2" office:value-type="string" calcext:value-type="string">
            <text:p>Qt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13" calcext:value-type="float">
            <text:p>113</text:p>
          </table:table-cell>
          <table:table-cell table:formula="of:=COM.MICROSOFT.CONCAT(COM.MICROSOFT.CONCAT([.C113];&quot; - &quot;); [.D113])" office:value-type="string" office:string-value="Image and video galleries - Concepts" calcext:value-type="string">
            <text:p>Image and video galleries - Concepts</text:p>
          </table:table-cell>
          <table:table-cell table:style-name="ce2" office:value-type="string" calcext:value-type="string">
            <text:p>Image and video galleries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114" calcext:value-type="float">
            <text:p>114</text:p>
          </table:table-cell>
          <table:table-cell table:formula="of:=COM.MICROSOFT.CONCAT(COM.MICROSOFT.CONCAT([.C114];&quot; - &quot;); [.D114])" office:value-type="string" office:string-value="ReactJS, JSX - Technologies" calcext:value-type="string">
            <text:p>ReactJS, JSX - Technologies</text:p>
          </table:table-cell>
          <table:table-cell table:style-name="ce2" office:value-type="string" calcext:value-type="string">
            <text:p>ReactJS, JSX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16" calcext:value-type="float">
            <text:p>116</text:p>
          </table:table-cell>
          <table:table-cell table:formula="of:=COM.MICROSOFT.CONCAT(COM.MICROSOFT.CONCAT([.C115];&quot; - &quot;); [.D115])" office:value-type="string" office:string-value="Ruby on Rails - Technologies" calcext:value-type="string">
            <text:p>Ruby on Rails - Technologies</text:p>
          </table:table-cell>
          <table:table-cell table:style-name="ce2" office:value-type="string" calcext:value-type="string">
            <text:p>Ruby on Rail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17" calcext:value-type="float">
            <text:p>117</text:p>
          </table:table-cell>
          <table:table-cell table:formula="of:=COM.MICROSOFT.CONCAT(COM.MICROSOFT.CONCAT([.C116];&quot; - &quot;); [.D116])" office:value-type="string" office:string-value="Minecraft mods - Games" calcext:value-type="string">
            <text:p>Minecraft mods - Games</text:p>
          </table:table-cell>
          <table:table-cell table:style-name="ce2" office:value-type="string" calcext:value-type="string">
            <text:p>Minecraft mods</text:p>
          </table:table-cell>
          <table:table-cell table:style-name="ce19" table:content-validation-name="val3" office:value-type="string" calcext:value-type="string">
            <text:p>Games</text:p>
          </table:table-cell>
          <table:table-cell table:number-columns-repeated="1020"/>
        </table:table-row>
        <table:table-row table:style-name="ro6">
          <table:table-cell table:style-name="ce2" office:value-type="float" office:value="118" calcext:value-type="float">
            <text:p>118</text:p>
          </table:table-cell>
          <table:table-cell table:formula="of:=COM.MICROSOFT.CONCAT(COM.MICROSOFT.CONCAT([.C117];&quot; - &quot;); [.D117])" office:value-type="string" office:string-value="Sensors (specially accelerometers) - Concepts" calcext:value-type="string">
            <text:p>Sensors (specially accelerometers) - Concepts</text:p>
          </table:table-cell>
          <table:table-cell table:style-name="ce2" office:value-type="string" calcext:value-type="string">
            <text:p>Sensors (specially accelerometers)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119" calcext:value-type="float">
            <text:p>119</text:p>
          </table:table-cell>
          <table:table-cell table:formula="of:=COM.MICROSOFT.CONCAT(COM.MICROSOFT.CONCAT([.C118];&quot; - &quot;); [.D118])" office:value-type="string" office:string-value="Erlang - Programming languages" calcext:value-type="string">
            <text:p>Erlang - Programming languages</text:p>
          </table:table-cell>
          <table:table-cell table:style-name="ce2" office:value-type="string" calcext:value-type="string">
            <text:p>Erlang</text:p>
          </table:table-cell>
          <table:table-cell table:style-name="ce19" table:content-validation-name="val3" office:value-type="string" calcext:value-type="string">
            <text:p>Programming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120" calcext:value-type="float">
            <text:p>120</text:p>
          </table:table-cell>
          <table:table-cell table:formula="of:=COM.MICROSOFT.CONCAT(COM.MICROSOFT.CONCAT([.C119];&quot; - &quot;); [.D119])" office:value-type="string" office:string-value="Touch user interface - General IT" calcext:value-type="string">
            <text:p>Touch user interface - General IT</text:p>
          </table:table-cell>
          <table:table-cell table:style-name="ce2" office:value-type="string" calcext:value-type="string">
            <text:p>Touch user interface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21" calcext:value-type="float">
            <text:p>121</text:p>
          </table:table-cell>
          <table:table-cell table:formula="of:=COM.MICROSOFT.CONCAT(COM.MICROSOFT.CONCAT([.C120];&quot; - &quot;); [.D120])" office:value-type="string" office:string-value="Text editor formatting concepts - General IT" calcext:value-type="string">
            <text:p>Text editor formatting concepts - General IT</text:p>
          </table:table-cell>
          <table:table-cell table:style-name="ce2" office:value-type="string" calcext:value-type="string">
            <text:p>Text editor formatting concept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22" calcext:value-type="float">
            <text:p>122</text:p>
          </table:table-cell>
          <table:table-cell table:formula="of:=COM.MICROSOFT.CONCAT(COM.MICROSOFT.CONCAT([.C121];&quot; - &quot;); [.D121])" office:value-type="string" office:string-value="wxWidgets C++ library - Technologies" calcext:value-type="string">
            <text:p>wxWidgets C++ library - Technologies</text:p>
          </table:table-cell>
          <table:table-cell table:style-name="ce2" office:value-type="string" calcext:value-type="string">
            <text:p>wxWidgets C++ library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23" calcext:value-type="float">
            <text:p>123</text:p>
          </table:table-cell>
          <table:table-cell table:formula="of:=COM.MICROSOFT.CONCAT(COM.MICROSOFT.CONCAT([.C122];&quot; - &quot;); [.D122])" office:value-type="string" office:string-value="RequireJS - Technologies" calcext:value-type="string">
            <text:p>RequireJS - Technologies</text:p>
          </table:table-cell>
          <table:table-cell table:style-name="ce2" office:value-type="string" calcext:value-type="string">
            <text:p>RequireJ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24" calcext:value-type="float">
            <text:p>124</text:p>
          </table:table-cell>
          <table:table-cell table:formula="of:=COM.MICROSOFT.CONCAT(COM.MICROSOFT.CONCAT([.C123];&quot; - &quot;); [.D123])" office:value-type="string" office:string-value="ReactJS - Technologies" calcext:value-type="string">
            <text:p>ReactJS - Technologies</text:p>
          </table:table-cell>
          <table:table-cell table:style-name="ce2" office:value-type="string" calcext:value-type="string">
            <text:p>ReactJ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25" calcext:value-type="float">
            <text:p>125</text:p>
          </table:table-cell>
          <table:table-cell table:formula="of:=COM.MICROSOFT.CONCAT(COM.MICROSOFT.CONCAT([.C124];&quot; - &quot;); [.D124])" office:value-type="string" office:string-value="Google API, OCaml - Technologies" calcext:value-type="string">
            <text:p>Google API, OCaml - Technologies</text:p>
          </table:table-cell>
          <table:table-cell table:style-name="ce2" office:value-type="string" calcext:value-type="string">
            <text:p>Google API, OCaml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26" calcext:value-type="float">
            <text:p>126</text:p>
          </table:table-cell>
          <table:table-cell table:formula="of:=COM.MICROSOFT.CONCAT(COM.MICROSOFT.CONCAT([.C125];&quot; - &quot;); [.D125])" office:value-type="string" office:string-value="Emoji - Concepts" calcext:value-type="string">
            <text:p>Emoji - Concepts</text:p>
          </table:table-cell>
          <table:table-cell table:style-name="ce2" office:value-type="string" calcext:value-type="string">
            <text:p>Emoji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127" calcext:value-type="float">
            <text:p>127</text:p>
          </table:table-cell>
          <table:table-cell table:formula="of:=COM.MICROSOFT.CONCAT(COM.MICROSOFT.CONCAT([.C126];&quot; - &quot;); [.D126])" office:value-type="string" office:string-value="Stock market - Concepts" calcext:value-type="string">
            <text:p>Stock market - Concepts</text:p>
          </table:table-cell>
          <table:table-cell table:style-name="ce2" office:value-type="string" calcext:value-type="string">
            <text:p>Stock market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128" calcext:value-type="float">
            <text:p>128</text:p>
          </table:table-cell>
          <table:table-cell table:formula="of:=COM.MICROSOFT.CONCAT(COM.MICROSOFT.CONCAT([.C127];&quot; - &quot;); [.D127])" office:value-type="string" office:string-value="C# common API names - General IT" calcext:value-type="string">
            <text:p>C# common API names - General IT</text:p>
          </table:table-cell>
          <table:table-cell table:style-name="ce2" office:value-type="string" calcext:value-type="string">
            <text:p>C# common API name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29" calcext:value-type="float">
            <text:p>129</text:p>
          </table:table-cell>
          <table:table-cell table:formula="of:=COM.MICROSOFT.CONCAT(COM.MICROSOFT.CONCAT([.C128];&quot; - &quot;); [.D128])" office:value-type="string" office:string-value="Android GUI, drawing - Technologies" calcext:value-type="string">
            <text:p>Android GUI, drawing - Technologies</text:p>
          </table:table-cell>
          <table:table-cell table:style-name="ce2" office:value-type="string" calcext:value-type="string">
            <text:p>Android GUI, drawing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30" calcext:value-type="float">
            <text:p>130</text:p>
          </table:table-cell>
          <table:table-cell table:formula="of:=COM.MICROSOFT.CONCAT(COM.MICROSOFT.CONCAT([.C129];&quot; - &quot;); [.D129])" office:value-type="string" office:string-value="Excel, PHP - Technologies" calcext:value-type="string">
            <text:p>Excel, PHP - Technologies</text:p>
          </table:table-cell>
          <table:table-cell table:style-name="ce2" office:value-type="string" calcext:value-type="string">
            <text:p>Excel, PHP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31" calcext:value-type="float">
            <text:p>131</text:p>
          </table:table-cell>
          <table:table-cell table:formula="of:=COM.MICROSOFT.CONCAT(COM.MICROSOFT.CONCAT([.C130];&quot; - &quot;); [.D130])" office:value-type="string" office:string-value="XML, SOAP - General IT" calcext:value-type="string">
            <text:p>XML, SOAP - General IT</text:p>
          </table:table-cell>
          <table:table-cell table:style-name="ce2" office:value-type="string" calcext:value-type="string">
            <text:p>XML, SOAP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32" calcext:value-type="float">
            <text:p>132</text:p>
          </table:table-cell>
          <table:table-cell table:formula="of:=COM.MICROSOFT.CONCAT(COM.MICROSOFT.CONCAT([.C131];&quot; - &quot;); [.D131])" office:value-type="string" office:string-value="CMake - Technologies" calcext:value-type="string">
            <text:p>CMake - Technologies</text:p>
          </table:table-cell>
          <table:table-cell table:style-name="ce2" office:value-type="string" calcext:value-type="string">
            <text:p>CMake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33" calcext:value-type="float">
            <text:p>133</text:p>
          </table:table-cell>
          <table:table-cell table:formula="of:=COM.MICROSOFT.CONCAT(COM.MICROSOFT.CONCAT([.C132];&quot; - &quot;); [.D132])" office:value-type="string" office:string-value="Cat, forums - Programming languages" calcext:value-type="string">
            <text:p>Cat, forums - Programming languages</text:p>
          </table:table-cell>
          <table:table-cell table:style-name="ce2" office:value-type="string" calcext:value-type="string">
            <text:p>Cat, forums</text:p>
          </table:table-cell>
          <table:table-cell table:style-name="ce19" table:content-validation-name="val3" office:value-type="string" calcext:value-type="string">
            <text:p>Programming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134" calcext:value-type="float">
            <text:p>134</text:p>
          </table:table-cell>
          <table:table-cell table:formula="of:=COM.MICROSOFT.CONCAT(COM.MICROSOFT.CONCAT([.C133];&quot; - &quot;); [.D133])" office:value-type="string" office:string-value="Graphs (abstract data type) - General IT" calcext:value-type="string">
            <text:p>Graphs (abstract data type) - General IT</text:p>
          </table:table-cell>
          <table:table-cell table:style-name="ce2" office:value-type="string" calcext:value-type="string">
            <text:p>Graphs (abstract data type)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35" calcext:value-type="float">
            <text:p>135</text:p>
          </table:table-cell>
          <table:table-cell table:formula="of:=COM.MICROSOFT.CONCAT(COM.MICROSOFT.CONCAT([.C134];&quot; - &quot;); [.D134])" office:value-type="string" office:string-value="Video codecs - General IT" calcext:value-type="string">
            <text:p>Video codecs - General IT</text:p>
          </table:table-cell>
          <table:table-cell table:style-name="ce2" office:value-type="string" calcext:value-type="string">
            <text:p>Video codec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36" calcext:value-type="float">
            <text:p>136</text:p>
          </table:table-cell>
          <table:table-cell table:formula="of:=COM.MICROSOFT.CONCAT(COM.MICROSOFT.CONCAT([.C135];&quot; - &quot;); [.D135])" office:value-type="string" office:string-value="Computer networks - General IT" calcext:value-type="string">
            <text:p>Computer networks - General IT</text:p>
          </table:table-cell>
          <table:table-cell table:style-name="ce2" office:value-type="string" calcext:value-type="string">
            <text:p>Computer network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37" calcext:value-type="float">
            <text:p>137</text:p>
          </table:table-cell>
          <table:table-cell table:formula="of:=COM.MICROSOFT.CONCAT(COM.MICROSOFT.CONCAT([.C136];&quot; - &quot;); [.D136])" office:value-type="string" office:string-value="Microsoft Windows drivers - Technologies" calcext:value-type="string">
            <text:p>Microsoft Windows drivers - Technologies</text:p>
          </table:table-cell>
          <table:table-cell table:style-name="ce2" office:value-type="string" calcext:value-type="string">
            <text:p>Microsoft Windows driver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38" calcext:value-type="float">
            <text:p>138</text:p>
          </table:table-cell>
          <table:table-cell table:formula="of:=COM.MICROSOFT.CONCAT(COM.MICROSOFT.CONCAT([.C137];&quot; - &quot;); [.D137])" office:value-type="string" office:string-value="Posix threads, sockets, signals - General IT" calcext:value-type="string">
            <text:p>Posix threads, sockets, signals - General IT</text:p>
          </table:table-cell>
          <table:table-cell table:style-name="ce2" office:value-type="string" calcext:value-type="string">
            <text:p>Posix threads, sockets, signal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39" calcext:value-type="float">
            <text:p>139</text:p>
          </table:table-cell>
          <table:table-cell table:formula="of:=COM.MICROSOFT.CONCAT(COM.MICROSOFT.CONCAT([.C138];&quot; - &quot;); [.D138])" office:value-type="string" office:string-value="VHDL - Programming languages" calcext:value-type="string">
            <text:p>VHDL - Programming languages</text:p>
          </table:table-cell>
          <table:table-cell table:style-name="ce2" office:value-type="string" calcext:value-type="string">
            <text:p>VHDL</text:p>
          </table:table-cell>
          <table:table-cell table:style-name="ce19" table:content-validation-name="val3" office:value-type="string" calcext:value-type="string">
            <text:p>Programming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140" calcext:value-type="float">
            <text:p>140</text:p>
          </table:table-cell>
          <table:table-cell table:formula="of:=COM.MICROSOFT.CONCAT(COM.MICROSOFT.CONCAT([.C139];&quot; - &quot;); [.D139])" office:value-type="string" office:string-value="Music database - Concepts" calcext:value-type="string">
            <text:p>Music database - Concepts</text:p>
          </table:table-cell>
          <table:table-cell table:style-name="ce2" office:value-type="string" calcext:value-type="string">
            <text:p>Music database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141" calcext:value-type="float">
            <text:p>141</text:p>
          </table:table-cell>
          <table:table-cell table:formula="of:=COM.MICROSOFT.CONCAT(COM.MICROSOFT.CONCAT([.C140];&quot; - &quot;); [.D140])" office:value-type="string" office:string-value="UNIX-like kernel stuff, ELF - Technologies" calcext:value-type="string">
            <text:p>UNIX-like kernel stuff, ELF - Technologies</text:p>
          </table:table-cell>
          <table:table-cell table:style-name="ce2" office:value-type="string" calcext:value-type="string">
            <text:p>UNIX-like kernel stuff, ELF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42" calcext:value-type="float">
            <text:p>142</text:p>
          </table:table-cell>
          <table:table-cell table:formula="of:=COM.MICROSOFT.CONCAT(COM.MICROSOFT.CONCAT([.C141];&quot; - &quot;); [.D141])" office:value-type="string" office:string-value="Vim configuration - Technologies" calcext:value-type="string">
            <text:p>Vim configuration - Technologies</text:p>
          </table:table-cell>
          <table:table-cell table:style-name="ce2" office:value-type="string" calcext:value-type="string">
            <text:p>Vim configuration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43" calcext:value-type="float">
            <text:p>143</text:p>
          </table:table-cell>
          <table:table-cell table:formula="of:=COM.MICROSOFT.CONCAT(COM.MICROSOFT.CONCAT([.C142];&quot; - &quot;); [.D142])" office:value-type="string" office:string-value="RDF (resource description framework) - General IT" calcext:value-type="string">
            <text:p>RDF (resource description framework) - General IT</text:p>
          </table:table-cell>
          <table:table-cell table:style-name="ce2" office:value-type="string" calcext:value-type="string">
            <text:p>RDF (resource description framework)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44" calcext:value-type="float">
            <text:p>144</text:p>
          </table:table-cell>
          <table:table-cell table:formula="of:=COM.MICROSOFT.CONCAT(COM.MICROSOFT.CONCAT([.C143];&quot; - &quot;); [.D143])" office:value-type="string" office:string-value="SAX, DOM and XML parsing - General IT" calcext:value-type="string">
            <text:p>SAX, DOM and XML parsing - General IT</text:p>
          </table:table-cell>
          <table:table-cell table:style-name="ce2" office:value-type="string" calcext:value-type="string">
            <text:p>SAX, DOM and XML parsing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45" calcext:value-type="float">
            <text:p>145</text:p>
          </table:table-cell>
          <table:table-cell table:formula="of:=COM.MICROSOFT.CONCAT(COM.MICROSOFT.CONCAT([.C144];&quot; - &quot;); [.D144])" office:value-type="string" office:string-value="Mathematics, TeX - Programming languages" calcext:value-type="string">
            <text:p>Mathematics, TeX - Programming languages</text:p>
          </table:table-cell>
          <table:table-cell table:style-name="ce2" office:value-type="string" calcext:value-type="string">
            <text:p>Mathematics, TeX</text:p>
          </table:table-cell>
          <table:table-cell table:style-name="ce19" table:content-validation-name="val3" office:value-type="string" calcext:value-type="string">
            <text:p>Programming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146" calcext:value-type="float">
            <text:p>146</text:p>
          </table:table-cell>
          <table:table-cell table:formula="of:=COM.MICROSOFT.CONCAT(COM.MICROSOFT.CONCAT([.C145];&quot; - &quot;); [.D145])" office:value-type="string" office:string-value="Low level bytes/bits manipulation - General IT" calcext:value-type="string">
            <text:p>Low level bytes/bits manipulation - General IT</text:p>
          </table:table-cell>
          <table:table-cell table:style-name="ce2" office:value-type="string" calcext:value-type="string">
            <text:p>Low level bytes/bits manipulation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47" calcext:value-type="float">
            <text:p>147</text:p>
          </table:table-cell>
          <table:table-cell table:formula="of:=COM.MICROSOFT.CONCAT(COM.MICROSOFT.CONCAT([.C146];&quot; - &quot;); [.D146])" office:value-type="string" office:string-value="Operations on numbers - General IT" calcext:value-type="string">
            <text:p>Operations on numbers - General IT</text:p>
          </table:table-cell>
          <table:table-cell table:style-name="ce2" office:value-type="string" calcext:value-type="string">
            <text:p>Operations on number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48" calcext:value-type="float">
            <text:p>148</text:p>
          </table:table-cell>
          <table:table-cell table:formula="of:=COM.MICROSOFT.CONCAT(COM.MICROSOFT.CONCAT([.C147];&quot; - &quot;); [.D147])" office:value-type="string" office:string-value="Lua implementations - Technologies" calcext:value-type="string">
            <text:p>Lua implementations - Technologies</text:p>
          </table:table-cell>
          <table:table-cell table:style-name="ce2" office:value-type="string" calcext:value-type="string">
            <text:p>Lua implementation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49" calcext:value-type="float">
            <text:p>149</text:p>
          </table:table-cell>
          <table:table-cell table:formula="of:=COM.MICROSOFT.CONCAT(COM.MICROSOFT.CONCAT([.C148];&quot; - &quot;); [.D148])" office:value-type="string" office:string-value="Food, design patterns - Concepts" calcext:value-type="string">
            <text:p>Food, design patterns - Concepts</text:p>
          </table:table-cell>
          <table:table-cell table:style-name="ce2" office:value-type="string" calcext:value-type="string">
            <text:p>Food, design patterns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150" calcext:value-type="float">
            <text:p>150</text:p>
          </table:table-cell>
          <table:table-cell table:formula="of:=COM.MICROSOFT.CONCAT(COM.MICROSOFT.CONCAT([.C149];&quot; - &quot;); [.D149])" office:value-type="string" office:string-value="OpenCL - Programming languages" calcext:value-type="string">
            <text:p>OpenCL - Programming languages</text:p>
          </table:table-cell>
          <table:table-cell table:style-name="ce2" office:value-type="string" calcext:value-type="string">
            <text:p>OpenCL</text:p>
          </table:table-cell>
          <table:table-cell table:style-name="ce19" table:content-validation-name="val3" office:value-type="string" calcext:value-type="string">
            <text:p>Programming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151" calcext:value-type="float">
            <text:p>151</text:p>
          </table:table-cell>
          <table:table-cell table:formula="of:=COM.MICROSOFT.CONCAT(COM.MICROSOFT.CONCAT([.C150];&quot; - &quot;); [.D150])" office:value-type="string" office:string-value="Robots, ROS - Technologies" calcext:value-type="string">
            <text:p>Robots, ROS - Technologies</text:p>
          </table:table-cell>
          <table:table-cell table:style-name="ce2" office:value-type="string" calcext:value-type="string">
            <text:p>Robots, RO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52" calcext:value-type="float">
            <text:p>152</text:p>
          </table:table-cell>
          <table:table-cell table:formula="of:=COM.MICROSOFT.CONCAT(COM.MICROSOFT.CONCAT([.C151];&quot; - &quot;); [.D151])" office:value-type="string" office:string-value="Character encoding detection - General IT" calcext:value-type="string">
            <text:p>Character encoding detection - General IT</text:p>
          </table:table-cell>
          <table:table-cell table:style-name="ce2" office:value-type="string" calcext:value-type="string">
            <text:p>Character encoding detection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53" calcext:value-type="float">
            <text:p>153</text:p>
          </table:table-cell>
          <table:table-cell table:formula="of:=COM.MICROSOFT.CONCAT(COM.MICROSOFT.CONCAT([.C152];&quot; - &quot;); [.D152])" office:value-type="string" office:string-value="zlib - Technologies" calcext:value-type="string">
            <text:p>zlib - Technologies</text:p>
          </table:table-cell>
          <table:table-cell table:style-name="ce2" office:value-type="string" calcext:value-type="string">
            <text:p>zlib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54" calcext:value-type="float">
            <text:p>154</text:p>
          </table:table-cell>
          <table:table-cell table:formula="of:=COM.MICROSOFT.CONCAT(COM.MICROSOFT.CONCAT([.C153];&quot; - &quot;); [.D153])" office:value-type="string" office:string-value="Drivers for peripherials - General IT" calcext:value-type="string">
            <text:p>Drivers for peripherials - General IT</text:p>
          </table:table-cell>
          <table:table-cell table:style-name="ce2" office:value-type="string" calcext:value-type="string">
            <text:p>Drivers for peripherial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55" calcext:value-type="float">
            <text:p>155</text:p>
          </table:table-cell>
          <table:table-cell table:formula="of:=COM.MICROSOFT.CONCAT(COM.MICROSOFT.CONCAT([.C154];&quot; - &quot;); [.D154])" office:value-type="string" office:string-value="Fonts, PDF generators - General IT" calcext:value-type="string">
            <text:p>Fonts, PDF generators - General IT</text:p>
          </table:table-cell>
          <table:table-cell table:style-name="ce2" office:value-type="string" calcext:value-type="string">
            <text:p>Fonts, PDF generator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56" calcext:value-type="float">
            <text:p>156</text:p>
          </table:table-cell>
          <table:table-cell table:formula="of:=COM.MICROSOFT.CONCAT(COM.MICROSOFT.CONCAT([.C155];&quot; - &quot;); [.D155])" office:value-type="string" office:string-value="Color manipulation - General IT" calcext:value-type="string">
            <text:p>Color manipulation - General IT</text:p>
          </table:table-cell>
          <table:table-cell table:style-name="ce2" office:value-type="string" calcext:value-type="string">
            <text:p>Color manipulation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57" calcext:value-type="float">
            <text:p>157</text:p>
          </table:table-cell>
          <table:table-cell table:formula="of:=COM.MICROSOFT.CONCAT(COM.MICROSOFT.CONCAT([.C156];&quot; - &quot;); [.D156])" office:value-type="string" office:string-value="Java GUI (AWT, Swing) - Technologies" calcext:value-type="string">
            <text:p>Java GUI (AWT, Swing) - Technologies</text:p>
          </table:table-cell>
          <table:table-cell table:style-name="ce2" office:value-type="string" calcext:value-type="string">
            <text:p>Java GUI (AWT, Swing)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58" calcext:value-type="float">
            <text:p>158</text:p>
          </table:table-cell>
          <table:table-cell table:formula="of:=COM.MICROSOFT.CONCAT(COM.MICROSOFT.CONCAT([.C157];&quot; - &quot;); [.D157])" office:value-type="string" office:string-value="Lua - Programming languages" calcext:value-type="string">
            <text:p>Lua - Programming languages</text:p>
          </table:table-cell>
          <table:table-cell table:style-name="ce2" office:value-type="string" calcext:value-type="string">
            <text:p>Lua</text:p>
          </table:table-cell>
          <table:table-cell table:style-name="ce19" table:content-validation-name="val3" office:value-type="string" calcext:value-type="string">
            <text:p>Programming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159" calcext:value-type="float">
            <text:p>159</text:p>
          </table:table-cell>
          <table:table-cell table:formula="of:=COM.MICROSOFT.CONCAT(COM.MICROSOFT.CONCAT([.C158];&quot; - &quot;); [.D158])" office:value-type="string" office:string-value="Apache Cordova, JavaScript tests - Technologies" calcext:value-type="string">
            <text:p>Apache Cordova, JavaScript tests - Technologies</text:p>
          </table:table-cell>
          <table:table-cell table:style-name="ce2" office:value-type="string" calcext:value-type="string">
            <text:p>Apache Cordova, JavaScript test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60" calcext:value-type="float">
            <text:p>160</text:p>
          </table:table-cell>
          <table:table-cell table:formula="of:=COM.MICROSOFT.CONCAT(COM.MICROSOFT.CONCAT([.C159];&quot; - &quot;); [.D159])" office:value-type="string" office:string-value="BackboneJS - Technologies" calcext:value-type="string">
            <text:p>BackboneJS - Technologies</text:p>
          </table:table-cell>
          <table:table-cell table:style-name="ce2" office:value-type="string" calcext:value-type="string">
            <text:p>BackboneJ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61" calcext:value-type="float">
            <text:p>161</text:p>
          </table:table-cell>
          <table:table-cell table:formula="of:=COM.MICROSOFT.CONCAT(COM.MICROSOFT.CONCAT([.C160];&quot; - &quot;); [.D160])" office:value-type="string" office:string-value="CyanogenMod - Technologies" calcext:value-type="string">
            <text:p>CyanogenMod - Technologies</text:p>
          </table:table-cell>
          <table:table-cell table:style-name="ce2" office:value-type="string" calcext:value-type="string">
            <text:p>CyanogenMod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62" calcext:value-type="float">
            <text:p>162</text:p>
          </table:table-cell>
          <table:table-cell table:formula="of:=COM.MICROSOFT.CONCAT(COM.MICROSOFT.CONCAT([.C161];&quot; - &quot;); [.D161])" office:value-type="string" office:string-value="Identifiers starting with &quot;m&quot;, GUI and visualization - General IT" calcext:value-type="string">
            <text:p>Identifiers starting with "m", GUI and visualization - General IT</text:p>
          </table:table-cell>
          <table:table-cell table:style-name="ce2" office:value-type="string" calcext:value-type="string">
            <text:p>Identifiers starting with "m", GUI and visualization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63" calcext:value-type="float">
            <text:p>163</text:p>
          </table:table-cell>
          <table:table-cell table:formula="of:=COM.MICROSOFT.CONCAT(COM.MICROSOFT.CONCAT([.C162];&quot; - &quot;); [.D162])" office:value-type="string" office:string-value="Sublime Text Editor - Technologies" calcext:value-type="string">
            <text:p>Sublime Text Editor - Technologies</text:p>
          </table:table-cell>
          <table:table-cell table:style-name="ce2" office:value-type="string" calcext:value-type="string">
            <text:p>Sublime Text Editor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64" calcext:value-type="float">
            <text:p>164</text:p>
          </table:table-cell>
          <table:table-cell table:formula="of:=COM.MICROSOFT.CONCAT(COM.MICROSOFT.CONCAT([.C163];&quot; - &quot;); [.D163])" office:value-type="string" office:string-value="Microsoft Foundation Class (MFC) library - Technologies" calcext:value-type="string">
            <text:p>Microsoft Foundation Class (MFC) library - Technologies</text:p>
          </table:table-cell>
          <table:table-cell table:style-name="ce2" office:value-type="string" calcext:value-type="string">
            <text:p>Microsoft Foundation Class (MFC) library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65" calcext:value-type="float">
            <text:p>165</text:p>
          </table:table-cell>
          <table:table-cell table:formula="of:=COM.MICROSOFT.CONCAT(COM.MICROSOFT.CONCAT([.C164];&quot; - &quot;); [.D164])" office:value-type="string" office:string-value="iOS and macOS Core Graphics framework - Technologies" calcext:value-type="string">
            <text:p>iOS and macOS Core Graphics framework - Technologies</text:p>
          </table:table-cell>
          <table:table-cell table:style-name="ce2" office:value-type="string" calcext:value-type="string">
            <text:p>iOS and macOS Core Graphics framework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66" calcext:value-type="float">
            <text:p>166</text:p>
          </table:table-cell>
          <table:table-cell table:formula="of:=COM.MICROSOFT.CONCAT(COM.MICROSOFT.CONCAT([.C165];&quot; - &quot;); [.D165])" office:value-type="string" office:string-value="Google AdMob - Technologies" calcext:value-type="string">
            <text:p>Google AdMob - Technologies</text:p>
          </table:table-cell>
          <table:table-cell table:style-name="ce2" office:value-type="string" calcext:value-type="string">
            <text:p>Google AdMob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67" calcext:value-type="float">
            <text:p>167</text:p>
          </table:table-cell>
          <table:table-cell table:formula="of:=COM.MICROSOFT.CONCAT(COM.MICROSOFT.CONCAT([.C166];&quot; - &quot;); [.D166])" office:value-type="string" office:string-value="English text - Human languages" calcext:value-type="string">
            <text:p>English text - Human languages</text:p>
          </table:table-cell>
          <table:table-cell table:style-name="ce2" office:value-type="string" calcext:value-type="string">
            <text:p>English text</text:p>
          </table:table-cell>
          <table:table-cell table:style-name="ce19" table:content-validation-name="val3" office:value-type="string" calcext:value-type="string">
            <text:p>Human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168" calcext:value-type="float">
            <text:p>168</text:p>
          </table:table-cell>
          <table:table-cell table:formula="of:=COM.MICROSOFT.CONCAT(COM.MICROSOFT.CONCAT([.C167];&quot; - &quot;); [.D167])" office:value-type="string" office:string-value="CSS - Programming languages" calcext:value-type="string">
            <text:p>CSS - Programming languages</text:p>
          </table:table-cell>
          <table:table-cell table:style-name="ce2" office:value-type="string" calcext:value-type="string">
            <text:p>CSS</text:p>
          </table:table-cell>
          <table:table-cell table:style-name="ce19" table:content-validation-name="val3" office:value-type="string" calcext:value-type="string">
            <text:p>Programming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169" calcext:value-type="float">
            <text:p>169</text:p>
          </table:table-cell>
          <table:table-cell table:formula="of:=COM.MICROSOFT.CONCAT(COM.MICROSOFT.CONCAT([.C168];&quot; - &quot;); [.D168])" office:value-type="string" office:string-value="jQuery - Technologies" calcext:value-type="string">
            <text:p>jQuery - Technologies</text:p>
          </table:table-cell>
          <table:table-cell table:style-name="ce2" office:value-type="string" calcext:value-type="string">
            <text:p>jQuery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70" calcext:value-type="float">
            <text:p>170</text:p>
          </table:table-cell>
          <table:table-cell table:formula="of:=COM.MICROSOFT.CONCAT(COM.MICROSOFT.CONCAT([.C169];&quot; - &quot;); [.D169])" office:value-type="string" office:string-value="Yii PHP framework - Technologies" calcext:value-type="string">
            <text:p>Yii PHP framework - Technologies</text:p>
          </table:table-cell>
          <table:table-cell table:style-name="ce2" office:value-type="string" calcext:value-type="string">
            <text:p>Yii PHP framework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71" calcext:value-type="float">
            <text:p>171</text:p>
          </table:table-cell>
          <table:table-cell table:formula="of:=COM.MICROSOFT.CONCAT(COM.MICROSOFT.CONCAT([.C170];&quot; - &quot;); [.D170])" office:value-type="string" office:string-value="Windows Data Types - Technologies" calcext:value-type="string">
            <text:p>Windows Data Types - Technologies</text:p>
          </table:table-cell>
          <table:table-cell table:style-name="ce2" office:value-type="string" calcext:value-type="string">
            <text:p>Windows Data Type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72" calcext:value-type="float">
            <text:p>172</text:p>
          </table:table-cell>
          <table:table-cell table:formula="of:=COM.MICROSOFT.CONCAT(COM.MICROSOFT.CONCAT([.C171];&quot; - &quot;); [.D171])" office:value-type="string" office:string-value="Babel JavaScript compiler - Technologies" calcext:value-type="string">
            <text:p>Babel JavaScript compiler - Technologies</text:p>
          </table:table-cell>
          <table:table-cell table:style-name="ce2" office:value-type="string" calcext:value-type="string">
            <text:p>Babel JavaScript compiler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73" calcext:value-type="float">
            <text:p>173</text:p>
          </table:table-cell>
          <table:table-cell table:formula="of:=COM.MICROSOFT.CONCAT(COM.MICROSOFT.CONCAT([.C172];&quot; - &quot;); [.D172])" office:value-type="string" office:string-value="Android - Technologies" calcext:value-type="string">
            <text:p>Android - Technologies</text:p>
          </table:table-cell>
          <table:table-cell table:style-name="ce2" office:value-type="string" calcext:value-type="string">
            <text:p>Android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74" calcext:value-type="float">
            <text:p>174</text:p>
          </table:table-cell>
          <table:table-cell table:formula="of:=COM.MICROSOFT.CONCAT(COM.MICROSOFT.CONCAT([.C173];&quot; - &quot;); [.D173])" office:value-type="string" office:string-value="Linear algebra, LAPLACK - General IT" calcext:value-type="string">
            <text:p>Linear algebra, LAPLACK - General IT</text:p>
          </table:table-cell>
          <table:table-cell table:style-name="ce2" office:value-type="string" calcext:value-type="string">
            <text:p>Linear algebra, LAPLACK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75" calcext:value-type="float">
            <text:p>175</text:p>
          </table:table-cell>
          <table:table-cell table:formula="of:=COM.MICROSOFT.CONCAT(COM.MICROSOFT.CONCAT([.C174];&quot; - &quot;); [.D174])" office:value-type="string" office:string-value="Sockets (non POSIX) - General IT" calcext:value-type="string">
            <text:p>Sockets (non POSIX) - General IT</text:p>
          </table:table-cell>
          <table:table-cell table:style-name="ce2" office:value-type="string" calcext:value-type="string">
            <text:p>Sockets (non POSIX)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76" calcext:value-type="float">
            <text:p>176</text:p>
          </table:table-cell>
          <table:table-cell table:formula="of:=COM.MICROSOFT.CONCAT(COM.MICROSOFT.CONCAT([.C175];&quot; - &quot;); [.D175])" office:value-type="string" office:string-value="Javascript UI widgets, JQuery - Technologies" calcext:value-type="string">
            <text:p>Javascript UI widgets, JQuery - Technologies</text:p>
          </table:table-cell>
          <table:table-cell table:style-name="ce2" office:value-type="string" calcext:value-type="string">
            <text:p>Javascript UI widgets, JQuery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77" calcext:value-type="float">
            <text:p>177</text:p>
          </table:table-cell>
          <table:table-cell table:formula="of:=COM.MICROSOFT.CONCAT(COM.MICROSOFT.CONCAT([.C176];&quot; - &quot;); [.D176])" office:value-type="string" office:string-value="Identifiers starting with &quot;k&quot;: C++ constants, compression - General IT" calcext:value-type="string">
            <text:p>Identifiers starting with "k": C++ constants, compression - General IT</text:p>
          </table:table-cell>
          <table:table-cell table:style-name="ce2" office:value-type="string" calcext:value-type="string">
            <text:p>Identifiers starting with "k": C++ constants, compression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78" calcext:value-type="float">
            <text:p>178</text:p>
          </table:table-cell>
          <table:table-cell table:formula="of:=COM.MICROSOFT.CONCAT(COM.MICROSOFT.CONCAT([.C177];&quot; - &quot;); [.D177])" office:value-type="string" office:string-value="French - Human languages" calcext:value-type="string">
            <text:p>French - Human languages</text:p>
          </table:table-cell>
          <table:table-cell table:style-name="ce2" office:value-type="string" calcext:value-type="string">
            <text:p>French</text:p>
          </table:table-cell>
          <table:table-cell table:style-name="ce19" table:content-validation-name="val3" office:value-type="string" calcext:value-type="string">
            <text:p>Human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179" calcext:value-type="float">
            <text:p>179</text:p>
          </table:table-cell>
          <table:table-cell table:formula="of:=COM.MICROSOFT.CONCAT(COM.MICROSOFT.CONCAT([.C178];&quot; - &quot;); [.D178])" office:value-type="string" office:string-value="Audio players - General IT" calcext:value-type="string">
            <text:p>Audio players - General IT</text:p>
          </table:table-cell>
          <table:table-cell table:style-name="ce2" office:value-type="string" calcext:value-type="string">
            <text:p>Audio player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80" calcext:value-type="float">
            <text:p>180</text:p>
          </table:table-cell>
          <table:table-cell table:formula="of:=COM.MICROSOFT.CONCAT(COM.MICROSOFT.CONCAT([.C179];&quot; - &quot;); [.D179])" office:value-type="string" office:string-value="3D modelling and rendering - General IT" calcext:value-type="string">
            <text:p>3D modelling and rendering - General IT</text:p>
          </table:table-cell>
          <table:table-cell table:style-name="ce2" office:value-type="string" calcext:value-type="string">
            <text:p>3D modelling and rendering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81" calcext:value-type="float">
            <text:p>181</text:p>
          </table:table-cell>
          <table:table-cell table:formula="of:=COM.MICROSOFT.CONCAT(COM.MICROSOFT.CONCAT([.C180];&quot; - &quot;); [.D180])" office:value-type="string" office:string-value="Geographical addresses, Vaadin, GWT - Concepts" calcext:value-type="string">
            <text:p>Geographical addresses, Vaadin, GWT - Concepts</text:p>
          </table:table-cell>
          <table:table-cell table:style-name="ce2" office:value-type="string" calcext:value-type="string">
            <text:p>Geographical addresses, Vaadin, GWT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182" calcext:value-type="float">
            <text:p>182</text:p>
          </table:table-cell>
          <table:table-cell table:formula="of:=COM.MICROSOFT.CONCAT(COM.MICROSOFT.CONCAT([.C181];&quot; - &quot;); [.D181])" office:value-type="string" office:string-value="Natural language, speech - General IT" calcext:value-type="string">
            <text:p>Natural language, speech - General IT</text:p>
          </table:table-cell>
          <table:table-cell table:style-name="ce2" office:value-type="string" calcext:value-type="string">
            <text:p>Natural language, speech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83" calcext:value-type="float">
            <text:p>183</text:p>
          </table:table-cell>
          <table:table-cell table:formula="of:=COM.MICROSOFT.CONCAT(COM.MICROSOFT.CONCAT([.C182];&quot; - &quot;); [.D182])" office:value-type="string" office:string-value="Cocos2d-x - Technologies" calcext:value-type="string">
            <text:p>Cocos2d-x - Technologies</text:p>
          </table:table-cell>
          <table:table-cell table:style-name="ce2" office:value-type="string" calcext:value-type="string">
            <text:p>Cocos2d-x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84" calcext:value-type="float">
            <text:p>184</text:p>
          </table:table-cell>
          <table:table-cell table:formula="of:=COM.MICROSOFT.CONCAT(COM.MICROSOFT.CONCAT([.C183];&quot; - &quot;); [.D183])" office:value-type="string" office:string-value="Portuguese - Human languages" calcext:value-type="string">
            <text:p>Portuguese - Human languages</text:p>
          </table:table-cell>
          <table:table-cell table:style-name="ce2" office:value-type="string" calcext:value-type="string">
            <text:p>Portuguese</text:p>
          </table:table-cell>
          <table:table-cell table:style-name="ce19" table:content-validation-name="val3" office:value-type="string" calcext:value-type="string">
            <text:p>Human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185" calcext:value-type="float">
            <text:p>185</text:p>
          </table:table-cell>
          <table:table-cell table:formula="of:=COM.MICROSOFT.CONCAT(COM.MICROSOFT.CONCAT([.C184];&quot; - &quot;); [.D184])" office:value-type="string" office:string-value="Competitive games - Games" calcext:value-type="string">
            <text:p>Competitive games - Games</text:p>
          </table:table-cell>
          <table:table-cell table:style-name="ce2" office:value-type="string" calcext:value-type="string">
            <text:p>Competitive games</text:p>
          </table:table-cell>
          <table:table-cell table:style-name="ce19" table:content-validation-name="val3" office:value-type="string" calcext:value-type="string">
            <text:p>Games</text:p>
          </table:table-cell>
          <table:table-cell table:number-columns-repeated="1020"/>
        </table:table-row>
        <table:table-row table:style-name="ro6">
          <table:table-cell table:style-name="ce2" office:value-type="float" office:value="186" calcext:value-type="float">
            <text:p>186</text:p>
          </table:table-cell>
          <table:table-cell table:formula="of:=COM.MICROSOFT.CONCAT(COM.MICROSOFT.CONCAT([.C185];&quot; - &quot;); [.D185])" office:value-type="string" office:string-value="libtiff, JPEG libraries - Technologies" calcext:value-type="string">
            <text:p>libtiff, JPEG libraries - Technologies</text:p>
          </table:table-cell>
          <table:table-cell table:style-name="ce2" office:value-type="string" calcext:value-type="string">
            <text:p>libtiff, JPEG librarie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87" calcext:value-type="float">
            <text:p>187</text:p>
          </table:table-cell>
          <table:table-cell table:formula="of:=COM.MICROSOFT.CONCAT(COM.MICROSOFT.CONCAT([.C186];&quot; - &quot;); [.D186])" office:value-type="string" office:string-value="Java string input/output - Programming languages" calcext:value-type="string">
            <text:p>Java string input/output - Programming languages</text:p>
          </table:table-cell>
          <table:table-cell table:style-name="ce2" office:value-type="string" calcext:value-type="string">
            <text:p>Java string input/output</text:p>
          </table:table-cell>
          <table:table-cell table:style-name="ce19" table:content-validation-name="val3" office:value-type="string" calcext:value-type="string">
            <text:p>Programming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188" calcext:value-type="float">
            <text:p>188</text:p>
          </table:table-cell>
          <table:table-cell table:formula="of:=COM.MICROSOFT.CONCAT(COM.MICROSOFT.CONCAT([.C187];&quot; - &quot;); [.D187])" office:value-type="string" office:string-value="Perl - Programming languages" calcext:value-type="string">
            <text:p>Perl - Programming languages</text:p>
          </table:table-cell>
          <table:table-cell table:style-name="ce2" office:value-type="string" calcext:value-type="string">
            <text:p>Perl</text:p>
          </table:table-cell>
          <table:table-cell table:style-name="ce19" table:content-validation-name="val3" office:value-type="string" calcext:value-type="string">
            <text:p>Programming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189" calcext:value-type="float">
            <text:p>189</text:p>
          </table:table-cell>
          <table:table-cell table:formula="of:=COM.MICROSOFT.CONCAT(COM.MICROSOFT.CONCAT([.C188];&quot; - &quot;); [.D188])" office:value-type="string" office:string-value="Matlab - Programming languages" calcext:value-type="string">
            <text:p>Matlab - Programming languages</text:p>
          </table:table-cell>
          <table:table-cell table:style-name="ce2" office:value-type="string" calcext:value-type="string">
            <text:p>Matlab</text:p>
          </table:table-cell>
          <table:table-cell table:style-name="ce19" table:content-validation-name="val3" office:value-type="string" calcext:value-type="string">
            <text:p>Programming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190" calcext:value-type="float">
            <text:p>190</text:p>
          </table:table-cell>
          <table:table-cell table:formula="of:=COM.MICROSOFT.CONCAT(COM.MICROSOFT.CONCAT([.C189];&quot; - &quot;); [.D189])" office:value-type="string" office:string-value="GNU build system - Technologies" calcext:value-type="string">
            <text:p>GNU build system - Technologies</text:p>
          </table:table-cell>
          <table:table-cell table:style-name="ce2" office:value-type="string" calcext:value-type="string">
            <text:p>GNU build system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91" calcext:value-type="float">
            <text:p>191</text:p>
          </table:table-cell>
          <table:table-cell table:formula="of:=COM.MICROSOFT.CONCAT(COM.MICROSOFT.CONCAT([.C190];&quot; - &quot;); [.D190])" office:value-type="string" office:string-value="macOS networking - Technologies" calcext:value-type="string">
            <text:p>macOS networking - Technologies</text:p>
          </table:table-cell>
          <table:table-cell table:style-name="ce2" office:value-type="string" calcext:value-type="string">
            <text:p>macOS networking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92" calcext:value-type="float">
            <text:p>192</text:p>
          </table:table-cell>
          <table:table-cell table:formula="of:=COM.MICROSOFT.CONCAT(COM.MICROSOFT.CONCAT([.C191];&quot; - &quot;); [.D191])" office:value-type="string" office:string-value="Unity (game engine): geometry and render - Games" calcext:value-type="string">
            <text:p>Unity (game engine): geometry and render - Games</text:p>
          </table:table-cell>
          <table:table-cell table:style-name="ce2" office:value-type="string" calcext:value-type="string">
            <text:p>Unity (game engine): geometry and render</text:p>
          </table:table-cell>
          <table:table-cell table:style-name="ce19" table:content-validation-name="val3" office:value-type="string" calcext:value-type="string">
            <text:p>Games</text:p>
          </table:table-cell>
          <table:table-cell table:number-columns-repeated="1020"/>
        </table:table-row>
        <table:table-row table:style-name="ro6">
          <table:table-cell table:style-name="ce2" office:value-type="float" office:value="193" calcext:value-type="float">
            <text:p>193</text:p>
          </table:table-cell>
          <table:table-cell table:formula="of:=COM.MICROSOFT.CONCAT(COM.MICROSOFT.CONCAT([.C192];&quot; - &quot;); [.D192])" office:value-type="string" office:string-value="Observer pattern, Model-View-* - Technologies" calcext:value-type="string">
            <text:p>Observer pattern, Model-View-* - Technologies</text:p>
          </table:table-cell>
          <table:table-cell table:style-name="ce2" office:value-type="string" calcext:value-type="string">
            <text:p>Observer pattern, Model-View-*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94" calcext:value-type="float">
            <text:p>194</text:p>
          </table:table-cell>
          <table:table-cell table:formula="of:=COM.MICROSOFT.CONCAT(COM.MICROSOFT.CONCAT([.C193];&quot; - &quot;); [.D193])" office:value-type="string" office:string-value="Proxies, web services, minifiers - General IT" calcext:value-type="string">
            <text:p>Proxies, web services, minifiers - General IT</text:p>
          </table:table-cell>
          <table:table-cell table:style-name="ce2" office:value-type="string" calcext:value-type="string">
            <text:p>Proxies, web services, minifier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95" calcext:value-type="float">
            <text:p>195</text:p>
          </table:table-cell>
          <table:table-cell table:formula="of:=COM.MICROSOFT.CONCAT(COM.MICROSOFT.CONCAT([.C194];&quot; - &quot;); [.D194])" office:value-type="string" office:string-value="Buttons and labels, identifiers starting with &quot;l&quot; and &quot;b&quot;, key shortcuts - General IT" calcext:value-type="string">
            <text:p>Buttons and labels, identifiers starting with "l" and "b", key shortcuts - General IT</text:p>
          </table:table-cell>
          <table:table-cell table:style-name="ce2" office:value-type="string" calcext:value-type="string">
            <text:p>Buttons and labels, identifiers starting with "l" and "b", key shortcut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96" calcext:value-type="float">
            <text:p>196</text:p>
          </table:table-cell>
          <table:table-cell table:formula="of:=COM.MICROSOFT.CONCAT(COM.MICROSOFT.CONCAT([.C195];&quot; - &quot;); [.D195])" office:value-type="string" office:string-value="Mailers - General IT" calcext:value-type="string">
            <text:p>Mailers - General IT</text:p>
          </table:table-cell>
          <table:table-cell table:style-name="ce2" office:value-type="string" calcext:value-type="string">
            <text:p>Mailer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197" calcext:value-type="float">
            <text:p>197</text:p>
          </table:table-cell>
          <table:table-cell table:formula="of:=COM.MICROSOFT.CONCAT(COM.MICROSOFT.CONCAT([.C196];&quot; - &quot;); [.D196])" office:value-type="string" office:string-value="Java: EJB, libGDX - Technologies" calcext:value-type="string">
            <text:p>Java: EJB, libGDX - Technologies</text:p>
          </table:table-cell>
          <table:table-cell table:style-name="ce2" office:value-type="string" calcext:value-type="string">
            <text:p>Java: EJB, libGDX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98" calcext:value-type="float">
            <text:p>198</text:p>
          </table:table-cell>
          <table:table-cell table:formula="of:=COM.MICROSOFT.CONCAT(COM.MICROSOFT.CONCAT([.C197];&quot; - &quot;); [.D197])" office:value-type="string" office:string-value="Linux Kernel, Windows, Awesome Windows Manager - Technologies" calcext:value-type="string">
            <text:p>Linux Kernel, Windows, Awesome Windows Manager - Technologies</text:p>
          </table:table-cell>
          <table:table-cell table:style-name="ce2" office:value-type="string" calcext:value-type="string">
            <text:p>Linux Kernel, Windows, Awesome Windows Manager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199" calcext:value-type="float">
            <text:p>199</text:p>
          </table:table-cell>
          <table:table-cell table:formula="of:=COM.MICROSOFT.CONCAT(COM.MICROSOFT.CONCAT([.C198];&quot; - &quot;); [.D198])" office:value-type="string" office:string-value="Databases in Spanish/Portuguese - Human languages" calcext:value-type="string">
            <text:p>Databases in Spanish/Portuguese - Human languages</text:p>
          </table:table-cell>
          <table:table-cell table:style-name="ce2" office:value-type="string" calcext:value-type="string">
            <text:p>Databases in Spanish/Portuguese</text:p>
          </table:table-cell>
          <table:table-cell table:style-name="ce19" table:content-validation-name="val3" office:value-type="string" calcext:value-type="string">
            <text:p>Human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200" calcext:value-type="float">
            <text:p>200</text:p>
          </table:table-cell>
          <table:table-cell table:formula="of:=COM.MICROSOFT.CONCAT(COM.MICROSOFT.CONCAT([.C199];&quot; - &quot;); [.D199])" office:value-type="string" office:string-value="jQuery UI, forms - Technologies" calcext:value-type="string">
            <text:p>jQuery UI, forms - Technologies</text:p>
          </table:table-cell>
          <table:table-cell table:style-name="ce2" office:value-type="string" calcext:value-type="string">
            <text:p>jQuery UI, form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01" calcext:value-type="float">
            <text:p>201</text:p>
          </table:table-cell>
          <table:table-cell table:formula="of:=COM.MICROSOFT.CONCAT(COM.MICROSOFT.CONCAT([.C200];&quot; - &quot;); [.D200])" office:value-type="string" office:string-value="C stdlib - Programming languages" calcext:value-type="string">
            <text:p>C stdlib - Programming languages</text:p>
          </table:table-cell>
          <table:table-cell table:style-name="ce2" office:value-type="string" calcext:value-type="string">
            <text:p>C stdlib</text:p>
          </table:table-cell>
          <table:table-cell table:style-name="ce19" table:content-validation-name="val3" office:value-type="string" calcext:value-type="string">
            <text:p>Programming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202" calcext:value-type="float">
            <text:p>202</text:p>
          </table:table-cell>
          <table:table-cell table:formula="of:=COM.MICROSOFT.CONCAT(COM.MICROSOFT.CONCAT([.C201];&quot; - &quot;); [.D201])" office:value-type="string" office:string-value="jqGrid - Technologies" calcext:value-type="string">
            <text:p>jqGrid - Technologies</text:p>
          </table:table-cell>
          <table:table-cell table:style-name="ce2" office:value-type="string" calcext:value-type="string">
            <text:p>jqGrid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03" calcext:value-type="float">
            <text:p>203</text:p>
          </table:table-cell>
          <table:table-cell table:formula="of:=COM.MICROSOFT.CONCAT(COM.MICROSOFT.CONCAT([.C202];&quot; - &quot;); [.D202])" office:value-type="string" office:string-value="Parallel and distributed processing - General IT" calcext:value-type="string">
            <text:p>Parallel and distributed processing - General IT</text:p>
          </table:table-cell>
          <table:table-cell table:style-name="ce2" office:value-type="string" calcext:value-type="string">
            <text:p>Parallel and distributed processing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04" calcext:value-type="float">
            <text:p>204</text:p>
          </table:table-cell>
          <table:table-cell table:formula="of:=COM.MICROSOFT.CONCAT(COM.MICROSOFT.CONCAT([.C203];&quot; - &quot;); [.D203])" office:value-type="string" office:string-value="ArcPy, Japanese - General IT" calcext:value-type="string">
            <text:p>ArcPy, Japanese - General IT</text:p>
          </table:table-cell>
          <table:table-cell table:style-name="ce2" office:value-type="string" calcext:value-type="string">
            <text:p>ArcPy, Japanese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05" calcext:value-type="float">
            <text:p>205</text:p>
          </table:table-cell>
          <table:table-cell table:formula="of:=COM.MICROSOFT.CONCAT(COM.MICROSOFT.CONCAT([.C204];&quot; - &quot;); [.D204])" office:value-type="string" office:string-value="Linear algebra - General IT" calcext:value-type="string">
            <text:p>Linear algebra - General IT</text:p>
          </table:table-cell>
          <table:table-cell table:style-name="ce2" office:value-type="string" calcext:value-type="string">
            <text:p>Linear algebra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06" calcext:value-type="float">
            <text:p>206</text:p>
          </table:table-cell>
          <table:table-cell table:formula="of:=COM.MICROSOFT.CONCAT(COM.MICROSOFT.CONCAT([.C205];&quot; - &quot;); [.D205])" office:value-type="string" office:string-value="Machine Learning, sklearn-like APIs - General IT" calcext:value-type="string">
            <text:p>Machine Learning, sklearn-like APIs - General IT</text:p>
          </table:table-cell>
          <table:table-cell table:style-name="ce2" office:value-type="string" calcext:value-type="string">
            <text:p>Machine Learning, sklearn-like API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07" calcext:value-type="float">
            <text:p>207</text:p>
          </table:table-cell>
          <table:table-cell table:formula="of:=COM.MICROSOFT.CONCAT(COM.MICROSOFT.CONCAT([.C206];&quot; - &quot;); [.D206])" office:value-type="string" office:string-value="Command Line Interface - General IT" calcext:value-type="string">
            <text:p>Command Line Interface - General IT</text:p>
          </table:table-cell>
          <table:table-cell table:style-name="ce2" office:value-type="string" calcext:value-type="string">
            <text:p>Command Line Interface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08" calcext:value-type="float">
            <text:p>208</text:p>
          </table:table-cell>
          <table:table-cell table:formula="of:=COM.MICROSOFT.CONCAT(COM.MICROSOFT.CONCAT([.C207];&quot; - &quot;); [.D207])" office:value-type="string" office:string-value="Grids, board games - Games" calcext:value-type="string">
            <text:p>Grids, board games - Games</text:p>
          </table:table-cell>
          <table:table-cell table:style-name="ce2" office:value-type="string" calcext:value-type="string">
            <text:p>Grids, board games</text:p>
          </table:table-cell>
          <table:table-cell table:style-name="ce19" table:content-validation-name="val3" office:value-type="string" calcext:value-type="string">
            <text:p>Games</text:p>
          </table:table-cell>
          <table:table-cell table:number-columns-repeated="1020"/>
        </table:table-row>
        <table:table-row table:style-name="ro6">
          <table:table-cell table:style-name="ce2" office:value-type="float" office:value="209" calcext:value-type="float">
            <text:p>209</text:p>
          </table:table-cell>
          <table:table-cell table:formula="of:=COM.MICROSOFT.CONCAT(COM.MICROSOFT.CONCAT([.C208];&quot; - &quot;); [.D208])" office:value-type="string" office:string-value="Functional programming, Scala - Programming languages" calcext:value-type="string">
            <text:p>Functional programming, Scala - Programming languages</text:p>
          </table:table-cell>
          <table:table-cell table:style-name="ce2" office:value-type="string" calcext:value-type="string">
            <text:p>Functional programming, Scala</text:p>
          </table:table-cell>
          <table:table-cell table:style-name="ce19" table:content-validation-name="val3" office:value-type="string" calcext:value-type="string">
            <text:p>Programming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210" calcext:value-type="float">
            <text:p>210</text:p>
          </table:table-cell>
          <table:table-cell table:formula="of:=COM.MICROSOFT.CONCAT(COM.MICROSOFT.CONCAT([.C209];&quot; - &quot;); [.D209])" office:value-type="string" office:string-value="Message brokers - General IT" calcext:value-type="string">
            <text:p>Message brokers - General IT</text:p>
          </table:table-cell>
          <table:table-cell table:style-name="ce2" office:value-type="string" calcext:value-type="string">
            <text:p>Message broker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11" calcext:value-type="float">
            <text:p>211</text:p>
          </table:table-cell>
          <table:table-cell table:formula="of:=COM.MICROSOFT.CONCAT(COM.MICROSOFT.CONCAT([.C210];&quot; - &quot;); [.D210])" office:value-type="string" office:string-value="Maps, geography - Concepts" calcext:value-type="string">
            <text:p>Maps, geography - Concepts</text:p>
          </table:table-cell>
          <table:table-cell table:style-name="ce2" office:value-type="string" calcext:value-type="string">
            <text:p>Maps, geography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212" calcext:value-type="float">
            <text:p>212</text:p>
          </table:table-cell>
          <table:table-cell table:formula="of:=COM.MICROSOFT.CONCAT(COM.MICROSOFT.CONCAT([.C211];&quot; - &quot;); [.D211])" office:value-type="string" office:string-value="VOIP, nginx modules - General IT" calcext:value-type="string">
            <text:p>VOIP, nginx modules - General IT</text:p>
          </table:table-cell>
          <table:table-cell table:style-name="ce2" office:value-type="string" calcext:value-type="string">
            <text:p>VOIP, nginx module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13" calcext:value-type="float">
            <text:p>213</text:p>
          </table:table-cell>
          <table:table-cell table:formula="of:=COM.MICROSOFT.CONCAT(COM.MICROSOFT.CONCAT([.C212];&quot; - &quot;); [.D212])" office:value-type="string" office:string-value="Web Frontend, Yii CHtml - Technologies" calcext:value-type="string">
            <text:p>Web Frontend, Yii CHtml - Technologies</text:p>
          </table:table-cell>
          <table:table-cell table:style-name="ce2" office:value-type="string" calcext:value-type="string">
            <text:p>Web Frontend, Yii CHtml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14" calcext:value-type="float">
            <text:p>214</text:p>
          </table:table-cell>
          <table:table-cell table:formula="of:=COM.MICROSOFT.CONCAT(COM.MICROSOFT.CONCAT([.C213];&quot; - &quot;); [.D213])" office:value-type="string" office:string-value="DataTables (JQuery Plugin) - Technologies" calcext:value-type="string">
            <text:p>DataTables (JQuery Plugin) - Technologies</text:p>
          </table:table-cell>
          <table:table-cell table:style-name="ce2" office:value-type="string" calcext:value-type="string">
            <text:p>DataTables (JQuery Plugin)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15" calcext:value-type="float">
            <text:p>215</text:p>
          </table:table-cell>
          <table:table-cell table:formula="of:=COM.MICROSOFT.CONCAT(COM.MICROSOFT.CONCAT([.C214];&quot; - &quot;); [.D214])" office:value-type="string" office:string-value="People databases in French - Human languages" calcext:value-type="string">
            <text:p>People databases in French - Human languages</text:p>
          </table:table-cell>
          <table:table-cell table:style-name="ce2" office:value-type="string" calcext:value-type="string">
            <text:p>People databases in French</text:p>
          </table:table-cell>
          <table:table-cell table:style-name="ce19" table:content-validation-name="val3" office:value-type="string" calcext:value-type="string">
            <text:p>Human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216" calcext:value-type="float">
            <text:p>216</text:p>
          </table:table-cell>
          <table:table-cell table:formula="of:=COM.MICROSOFT.CONCAT(COM.MICROSOFT.CONCAT([.C215];&quot; - &quot;); [.D215])" office:value-type="string" office:string-value="Media containers - General IT" calcext:value-type="string">
            <text:p>Media containers - General IT</text:p>
          </table:table-cell>
          <table:table-cell table:style-name="ce2" office:value-type="string" calcext:value-type="string">
            <text:p>Media container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17" calcext:value-type="float">
            <text:p>217</text:p>
          </table:table-cell>
          <table:table-cell table:formula="of:=COM.MICROSOFT.CONCAT(COM.MICROSOFT.CONCAT([.C216];&quot; - &quot;); [.D216])" office:value-type="string" office:string-value="ODBC-like interfaces - General IT" calcext:value-type="string">
            <text:p>ODBC-like interfaces - General IT</text:p>
          </table:table-cell>
          <table:table-cell table:style-name="ce2" office:value-type="string" calcext:value-type="string">
            <text:p>ODBC-like interface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18" calcext:value-type="float">
            <text:p>218</text:p>
          </table:table-cell>
          <table:table-cell table:formula="of:=COM.MICROSOFT.CONCAT(COM.MICROSOFT.CONCAT([.C217];&quot; - &quot;); [.D217])" office:value-type="string" office:string-value="Fonts, DirectX - Technologies" calcext:value-type="string">
            <text:p>Fonts, DirectX - Technologies</text:p>
          </table:table-cell>
          <table:table-cell table:style-name="ce2" office:value-type="string" calcext:value-type="string">
            <text:p>Fonts, DirectX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19" calcext:value-type="float">
            <text:p>219</text:p>
          </table:table-cell>
          <table:table-cell table:formula="of:=COM.MICROSOFT.CONCAT(COM.MICROSOFT.CONCAT([.C218];&quot; - &quot;); [.D218])" office:value-type="string" office:string-value="Django, GeoDjango - General IT" calcext:value-type="string">
            <text:p>Django, GeoDjango - General IT</text:p>
          </table:table-cell>
          <table:table-cell table:style-name="ce2" office:value-type="string" calcext:value-type="string">
            <text:p>Django, GeoDjango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20" calcext:value-type="float">
            <text:p>220</text:p>
          </table:table-cell>
          <table:table-cell table:formula="of:=COM.MICROSOFT.CONCAT(COM.MICROSOFT.CONCAT([.C219];&quot; - &quot;); [.D219])" office:value-type="string" office:string-value="KindEditor - Technologies" calcext:value-type="string">
            <text:p>KindEditor - Technologies</text:p>
          </table:table-cell>
          <table:table-cell table:style-name="ce2" office:value-type="string" calcext:value-type="string">
            <text:p>KindEditor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21" calcext:value-type="float">
            <text:p>221</text:p>
          </table:table-cell>
          <table:table-cell table:formula="of:=COM.MICROSOFT.CONCAT(COM.MICROSOFT.CONCAT([.C220];&quot; - &quot;); [.D220])" office:value-type="string" office:string-value="Weather - Concepts" calcext:value-type="string">
            <text:p>Weather - Concepts</text:p>
          </table:table-cell>
          <table:table-cell table:style-name="ce2" office:value-type="string" calcext:value-type="string">
            <text:p>Weather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224" calcext:value-type="float">
            <text:p>224</text:p>
          </table:table-cell>
          <table:table-cell table:formula="of:=COM.MICROSOFT.CONCAT(COM.MICROSOFT.CONCAT([.C221];&quot; - &quot;); [.D221])" office:value-type="string" office:string-value="Grids, chess - Games" calcext:value-type="string">
            <text:p>Grids, chess - Games</text:p>
          </table:table-cell>
          <table:table-cell table:style-name="ce2" office:value-type="string" calcext:value-type="string">
            <text:p>Grids, chess</text:p>
          </table:table-cell>
          <table:table-cell table:style-name="ce19" table:content-validation-name="val3" office:value-type="string" calcext:value-type="string">
            <text:p>Games</text:p>
          </table:table-cell>
          <table:table-cell table:number-columns-repeated="1020"/>
        </table:table-row>
        <table:table-row table:style-name="ro6">
          <table:table-cell table:style-name="ce2" office:value-type="float" office:value="225" calcext:value-type="float">
            <text:p>225</text:p>
          </table:table-cell>
          <table:table-cell table:formula="of:=COM.MICROSOFT.CONCAT(COM.MICROSOFT.CONCAT([.C222];&quot; - &quot;); [.D222])" office:value-type="string" office:string-value="Money, Bitcoin - Concepts" calcext:value-type="string">
            <text:p>Money, Bitcoin - Concepts</text:p>
          </table:table-cell>
          <table:table-cell table:style-name="ce2" office:value-type="string" calcext:value-type="string">
            <text:p>Money, Bitcoin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226" calcext:value-type="float">
            <text:p>226</text:p>
          </table:table-cell>
          <table:table-cell table:formula="of:=COM.MICROSOFT.CONCAT(COM.MICROSOFT.CONCAT([.C223];&quot; - &quot;); [.D223])" office:value-type="string" office:string-value="VCS, provisioning - General IT" calcext:value-type="string">
            <text:p>VCS, provisioning - General IT</text:p>
          </table:table-cell>
          <table:table-cell table:style-name="ce2" office:value-type="string" calcext:value-type="string">
            <text:p>VCS, provisioning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27" calcext:value-type="float">
            <text:p>227</text:p>
          </table:table-cell>
          <table:table-cell table:formula="of:=COM.MICROSOFT.CONCAT(COM.MICROSOFT.CONCAT([.C224];&quot; - &quot;); [.D224])" office:value-type="string" office:string-value="Data structures - General IT" calcext:value-type="string">
            <text:p>Data structures - General IT</text:p>
          </table:table-cell>
          <table:table-cell table:style-name="ce2" office:value-type="string" calcext:value-type="string">
            <text:p>Data structure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28" calcext:value-type="float">
            <text:p>228</text:p>
          </table:table-cell>
          <table:table-cell table:formula="of:=COM.MICROSOFT.CONCAT(COM.MICROSOFT.CONCAT([.C225];&quot; - &quot;); [.D225])" office:value-type="string" office:string-value="Ext JS, ZXing - Technologies" calcext:value-type="string">
            <text:p>Ext JS, ZXing - Technologies</text:p>
          </table:table-cell>
          <table:table-cell table:style-name="ce2" office:value-type="string" calcext:value-type="string">
            <text:p>Ext JS, ZXing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29" calcext:value-type="float">
            <text:p>229</text:p>
          </table:table-cell>
          <table:table-cell table:formula="of:=COM.MICROSOFT.CONCAT(COM.MICROSOFT.CONCAT([.C226];&quot; - &quot;); [.D226])" office:value-type="string" office:string-value="Indonesian, Pokemon, Vert.x - Human languages" calcext:value-type="string">
            <text:p>Indonesian, Pokemon, Vert.x - Human languages</text:p>
          </table:table-cell>
          <table:table-cell table:style-name="ce2" office:value-type="string" calcext:value-type="string">
            <text:p>Indonesian, Pokemon, Vert.x</text:p>
          </table:table-cell>
          <table:table-cell table:style-name="ce19" table:content-validation-name="val3" office:value-type="string" calcext:value-type="string">
            <text:p>Human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230" calcext:value-type="float">
            <text:p>230</text:p>
          </table:table-cell>
          <table:table-cell table:formula="of:=COM.MICROSOFT.CONCAT(COM.MICROSOFT.CONCAT([.C227];&quot; - &quot;); [.D227])" office:value-type="string" office:string-value="Testing, mocking, Jasmine - General IT" calcext:value-type="string">
            <text:p>Testing, mocking, Jasmine - General IT</text:p>
          </table:table-cell>
          <table:table-cell table:style-name="ce2" office:value-type="string" calcext:value-type="string">
            <text:p>Testing, mocking, Jasmine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31" calcext:value-type="float">
            <text:p>231</text:p>
          </table:table-cell>
          <table:table-cell table:formula="of:=COM.MICROSOFT.CONCAT(COM.MICROSOFT.CONCAT([.C228];&quot; - &quot;); [.D228])" office:value-type="string" office:string-value="NumPy, Matplotlib - Technologies" calcext:value-type="string">
            <text:p>NumPy, Matplotlib - Technologies</text:p>
          </table:table-cell>
          <table:table-cell table:style-name="ce2" office:value-type="string" calcext:value-type="string">
            <text:p>NumPy, Matplotlib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32" calcext:value-type="float">
            <text:p>232</text:p>
          </table:table-cell>
          <table:table-cell table:formula="of:=COM.MICROSOFT.CONCAT(COM.MICROSOFT.CONCAT([.C229];&quot; - &quot;); [.D229])" office:value-type="string" office:string-value="PDF, pdf.js - Technologies" calcext:value-type="string">
            <text:p>PDF, pdf.js - Technologies</text:p>
          </table:table-cell>
          <table:table-cell table:style-name="ce2" office:value-type="string" calcext:value-type="string">
            <text:p>PDF, pdf.j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33" calcext:value-type="float">
            <text:p>233</text:p>
          </table:table-cell>
          <table:table-cell table:formula="of:=COM.MICROSOFT.CONCAT(COM.MICROSOFT.CONCAT([.C230];&quot; - &quot;); [.D230])" office:value-type="string" office:string-value="Boot loaders, device drivers - General IT" calcext:value-type="string">
            <text:p>Boot loaders, device drivers - General IT</text:p>
          </table:table-cell>
          <table:table-cell table:style-name="ce2" office:value-type="string" calcext:value-type="string">
            <text:p>Boot loaders, device driver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34" calcext:value-type="float">
            <text:p>234</text:p>
          </table:table-cell>
          <table:table-cell table:formula="of:=COM.MICROSOFT.CONCAT(COM.MICROSOFT.CONCAT([.C231];&quot; - &quot;); [.D231])" office:value-type="string" office:string-value="Video Codecs, FFmpeg - Technologies" calcext:value-type="string">
            <text:p>Video Codecs, FFmpeg - Technologies</text:p>
          </table:table-cell>
          <table:table-cell table:style-name="ce2" office:value-type="string" calcext:value-type="string">
            <text:p>Video Codecs, FFmpeg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35" calcext:value-type="float">
            <text:p>235</text:p>
          </table:table-cell>
          <table:table-cell table:formula="of:=COM.MICROSOFT.CONCAT(COM.MICROSOFT.CONCAT([.C232];&quot; - &quot;); [.D232])" office:value-type="string" office:string-value="C++ STL, C-like streams - Programming languages" calcext:value-type="string">
            <text:p>C++ STL, C-like streams - Programming languages</text:p>
          </table:table-cell>
          <table:table-cell table:style-name="ce2" office:value-type="string" calcext:value-type="string">
            <text:p>C++ STL, C-like streams</text:p>
          </table:table-cell>
          <table:table-cell table:style-name="ce19" table:content-validation-name="val3" office:value-type="string" calcext:value-type="string">
            <text:p>Programming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236" calcext:value-type="float">
            <text:p>236</text:p>
          </table:table-cell>
          <table:table-cell table:formula="of:=COM.MICROSOFT.CONCAT(COM.MICROSOFT.CONCAT([.C233];&quot; - &quot;); [.D233])" office:value-type="string" office:string-value="Apple Foundation framework - Technologies" calcext:value-type="string">
            <text:p>Apple Foundation framework - Technologies</text:p>
          </table:table-cell>
          <table:table-cell table:style-name="ce2" office:value-type="string" calcext:value-type="string">
            <text:p>Apple Foundation framework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37" calcext:value-type="float">
            <text:p>237</text:p>
          </table:table-cell>
          <table:table-cell table:formula="of:=COM.MICROSOFT.CONCAT(COM.MICROSOFT.CONCAT([.C234];&quot; - &quot;); [.D234])" office:value-type="string" office:string-value="PHP web backend - Programming languages" calcext:value-type="string">
            <text:p>PHP web backend - Programming languages</text:p>
          </table:table-cell>
          <table:table-cell table:style-name="ce2" office:value-type="string" calcext:value-type="string">
            <text:p>PHP web backend</text:p>
          </table:table-cell>
          <table:table-cell table:style-name="ce19" table:content-validation-name="val3" office:value-type="string" calcext:value-type="string">
            <text:p>Programming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238" calcext:value-type="float">
            <text:p>238</text:p>
          </table:table-cell>
          <table:table-cell table:formula="of:=COM.MICROSOFT.CONCAT(COM.MICROSOFT.CONCAT([.C235];&quot; - &quot;); [.D235])" office:value-type="string" office:string-value="Embedded Javascript parsers, compilers and engines - Programming languages" calcext:value-type="string">
            <text:p>Embedded Javascript parsers, compilers and engines - Programming languages</text:p>
          </table:table-cell>
          <table:table-cell table:style-name="ce2" office:value-type="string" calcext:value-type="string">
            <text:p>Embedded Javascript parsers, compilers and engines</text:p>
          </table:table-cell>
          <table:table-cell table:style-name="ce19" table:content-validation-name="val3" office:value-type="string" calcext:value-type="string">
            <text:p>Programming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239" calcext:value-type="float">
            <text:p>239</text:p>
          </table:table-cell>
          <table:table-cell table:formula="of:=COM.MICROSOFT.CONCAT(COM.MICROSOFT.CONCAT([.C236];&quot; - &quot;); [.D236])" office:value-type="string" office:string-value="Coq - Technologies" calcext:value-type="string">
            <text:p>Coq - Technologies</text:p>
          </table:table-cell>
          <table:table-cell table:style-name="ce2" office:value-type="string" calcext:value-type="string">
            <text:p>Coq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40" calcext:value-type="float">
            <text:p>240</text:p>
          </table:table-cell>
          <table:table-cell table:formula="of:=COM.MICROSOFT.CONCAT(COM.MICROSOFT.CONCAT([.C237];&quot; - &quot;); [.D237])" office:value-type="string" office:string-value="Blogs, WordPress - Technologies" calcext:value-type="string">
            <text:p>Blogs, WordPress - Technologies</text:p>
          </table:table-cell>
          <table:table-cell table:style-name="ce2" office:value-type="string" calcext:value-type="string">
            <text:p>Blogs, WordPres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41" calcext:value-type="float">
            <text:p>241</text:p>
          </table:table-cell>
          <table:table-cell table:formula="of:=COM.MICROSOFT.CONCAT(COM.MICROSOFT.CONCAT([.C238];&quot; - &quot;); [.D238])" office:value-type="string" office:string-value="File systems; Linux syscalls - General IT" calcext:value-type="string">
            <text:p>File systems; Linux syscalls - General IT</text:p>
          </table:table-cell>
          <table:table-cell table:style-name="ce2" office:value-type="string" calcext:value-type="string">
            <text:p>File systems; Linux syscall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42" calcext:value-type="float">
            <text:p>242</text:p>
          </table:table-cell>
          <table:table-cell table:formula="of:=COM.MICROSOFT.CONCAT(COM.MICROSOFT.CONCAT([.C239];&quot; - &quot;); [.D239])" office:value-type="string" office:string-value="Graphics, charts - General IT" calcext:value-type="string">
            <text:p>Graphics, charts - General IT</text:p>
          </table:table-cell>
          <table:table-cell table:style-name="ce2" office:value-type="string" calcext:value-type="string">
            <text:p>Graphics, chart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43" calcext:value-type="float">
            <text:p>243</text:p>
          </table:table-cell>
          <table:table-cell table:formula="of:=COM.MICROSOFT.CONCAT(COM.MICROSOFT.CONCAT([.C240];&quot; - &quot;); [.D240])" office:value-type="string" office:string-value="Strings, regex, internationalization (i18n) - General IT" calcext:value-type="string">
            <text:p>Strings, regex, internationalization (i18n) - General IT</text:p>
          </table:table-cell>
          <table:table-cell table:style-name="ce2" office:value-type="string" calcext:value-type="string">
            <text:p>Strings, regex, internationalization (i18n)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44" calcext:value-type="float">
            <text:p>244</text:p>
          </table:table-cell>
          <table:table-cell table:formula="of:=COM.MICROSOFT.CONCAT(COM.MICROSOFT.CONCAT([.C241];&quot; - &quot;); [.D241])" office:value-type="string" office:string-value="FLTK, NetCDF - Technologies" calcext:value-type="string">
            <text:p>FLTK, NetCDF - Technologies</text:p>
          </table:table-cell>
          <table:table-cell table:style-name="ce2" office:value-type="string" calcext:value-type="string">
            <text:p>FLTK, NetCDF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45" calcext:value-type="float">
            <text:p>245</text:p>
          </table:table-cell>
          <table:table-cell table:formula="of:=COM.MICROSOFT.CONCAT(COM.MICROSOFT.CONCAT([.C242];&quot; - &quot;); [.D242])" office:value-type="string" office:string-value="MMORPG, World of Warcraft - Games" calcext:value-type="string">
            <text:p>MMORPG, World of Warcraft - Games</text:p>
          </table:table-cell>
          <table:table-cell table:style-name="ce2" office:value-type="string" calcext:value-type="string">
            <text:p>MMORPG, World of Warcraft</text:p>
          </table:table-cell>
          <table:table-cell table:style-name="ce19" table:content-validation-name="val3" office:value-type="string" calcext:value-type="string">
            <text:p>Games</text:p>
          </table:table-cell>
          <table:table-cell table:number-columns-repeated="1020"/>
        </table:table-row>
        <table:table-row table:style-name="ro6">
          <table:table-cell table:style-name="ce2" office:value-type="float" office:value="246" calcext:value-type="float">
            <text:p>246</text:p>
          </table:table-cell>
          <table:table-cell table:formula="of:=COM.MICROSOFT.CONCAT(COM.MICROSOFT.CONCAT([.C243];&quot; - &quot;); [.D243])" office:value-type="string" office:string-value="Audio codecs - General IT" calcext:value-type="string">
            <text:p>Audio codecs - General IT</text:p>
          </table:table-cell>
          <table:table-cell table:style-name="ce2" office:value-type="string" calcext:value-type="string">
            <text:p>Audio codec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47" calcext:value-type="float">
            <text:p>247</text:p>
          </table:table-cell>
          <table:table-cell table:formula="of:=COM.MICROSOFT.CONCAT(COM.MICROSOFT.CONCAT([.C244];&quot; - &quot;); [.D244])" office:value-type="string" office:string-value="Physics, statistics - Concepts" calcext:value-type="string">
            <text:p>Physics, statistics - Concepts</text:p>
          </table:table-cell>
          <table:table-cell table:style-name="ce2" office:value-type="string" calcext:value-type="string">
            <text:p>Physics, statistics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248" calcext:value-type="float">
            <text:p>248</text:p>
          </table:table-cell>
          <table:table-cell table:formula="of:=COM.MICROSOFT.CONCAT(COM.MICROSOFT.CONCAT([.C245];&quot; - &quot;); [.D245])" office:value-type="string" office:string-value="Ionic framework - Technologies" calcext:value-type="string">
            <text:p>Ionic framework - Technologies</text:p>
          </table:table-cell>
          <table:table-cell table:style-name="ce2" office:value-type="string" calcext:value-type="string">
            <text:p>Ionic framework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49" calcext:value-type="float">
            <text:p>249</text:p>
          </table:table-cell>
          <table:table-cell table:formula="of:=COM.MICROSOFT.CONCAT(COM.MICROSOFT.CONCAT([.C246];&quot; - &quot;); [.D246])" office:value-type="string" office:string-value="ELearning and courses - Concepts" calcext:value-type="string">
            <text:p>ELearning and courses - Concepts</text:p>
          </table:table-cell>
          <table:table-cell table:style-name="ce2" office:value-type="string" calcext:value-type="string">
            <text:p>ELearning and courses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250" calcext:value-type="float">
            <text:p>250</text:p>
          </table:table-cell>
          <table:table-cell table:formula="of:=COM.MICROSOFT.CONCAT(COM.MICROSOFT.CONCAT([.C247];&quot; - &quot;); [.D247])" office:value-type="string" office:string-value="Barcodes - Concepts" calcext:value-type="string">
            <text:p>Barcodes - Concepts</text:p>
          </table:table-cell>
          <table:table-cell table:style-name="ce2" office:value-type="string" calcext:value-type="string">
            <text:p>Barcodes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251" calcext:value-type="float">
            <text:p>251</text:p>
          </table:table-cell>
          <table:table-cell table:formula="of:=COM.MICROSOFT.CONCAT(COM.MICROSOFT.CONCAT([.C248];&quot; - &quot;); [.D248])" office:value-type="string" office:string-value="ASP.NET MVC - Technologies" calcext:value-type="string">
            <text:p>ASP.NET MVC - Technologies</text:p>
          </table:table-cell>
          <table:table-cell table:style-name="ce2" office:value-type="string" calcext:value-type="string">
            <text:p>ASP.NET MVC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52" calcext:value-type="float">
            <text:p>252</text:p>
          </table:table-cell>
          <table:table-cell table:formula="of:=COM.MICROSOFT.CONCAT(COM.MICROSOFT.CONCAT([.C249];&quot; - &quot;); [.D249])" office:value-type="string" office:string-value="PDF - General IT" calcext:value-type="string">
            <text:p>PDF - General IT</text:p>
          </table:table-cell>
          <table:table-cell table:style-name="ce2" office:value-type="string" calcext:value-type="string">
            <text:p>PDF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53" calcext:value-type="float">
            <text:p>253</text:p>
          </table:table-cell>
          <table:table-cell table:formula="of:=COM.MICROSOFT.CONCAT(COM.MICROSOFT.CONCAT([.C250];&quot; - &quot;); [.D250])" office:value-type="string" office:string-value="Installers, packagers - Concepts" calcext:value-type="string">
            <text:p>Installers, packagers - Concepts</text:p>
          </table:table-cell>
          <table:table-cell table:style-name="ce2" office:value-type="string" calcext:value-type="string">
            <text:p>Installers, packagers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254" calcext:value-type="float">
            <text:p>254</text:p>
          </table:table-cell>
          <table:table-cell table:formula="of:=COM.MICROSOFT.CONCAT(COM.MICROSOFT.CONCAT([.C251];&quot; - &quot;); [.D251])" office:value-type="string" office:string-value="Apache Portable Runtime, Unix-like kernels - Technologies" calcext:value-type="string">
            <text:p>Apache Portable Runtime, Unix-like kernels - Technologies</text:p>
          </table:table-cell>
          <table:table-cell table:style-name="ce2" office:value-type="string" calcext:value-type="string">
            <text:p>Apache Portable Runtime, Unix-like kernel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55" calcext:value-type="float">
            <text:p>255</text:p>
          </table:table-cell>
          <table:table-cell table:formula="of:=COM.MICROSOFT.CONCAT(COM.MICROSOFT.CONCAT([.C252];&quot; - &quot;); [.D252])" office:value-type="string" office:string-value="Minecraft, Bukkit - Games" calcext:value-type="string">
            <text:p>Minecraft, Bukkit - Games</text:p>
          </table:table-cell>
          <table:table-cell table:style-name="ce2" office:value-type="string" calcext:value-type="string">
            <text:p>Minecraft, Bukkit</text:p>
          </table:table-cell>
          <table:table-cell table:style-name="ce19" table:content-validation-name="val3" office:value-type="string" calcext:value-type="string">
            <text:p>Games</text:p>
          </table:table-cell>
          <table:table-cell table:number-columns-repeated="1020"/>
        </table:table-row>
        <table:table-row table:style-name="ro6">
          <table:table-cell table:style-name="ce2" office:value-type="float" office:value="257" calcext:value-type="float">
            <text:p>257</text:p>
          </table:table-cell>
          <table:table-cell table:formula="of:=COM.MICROSOFT.CONCAT(COM.MICROSOFT.CONCAT([.C253];&quot; - &quot;); [.D253])" office:value-type="string" office:string-value="English stemming - Human languages" calcext:value-type="string">
            <text:p>English stemming - Human languages</text:p>
          </table:table-cell>
          <table:table-cell table:style-name="ce2" office:value-type="string" calcext:value-type="string">
            <text:p>English stemming</text:p>
          </table:table-cell>
          <table:table-cell table:style-name="ce19" table:content-validation-name="val3" office:value-type="string" calcext:value-type="string">
            <text:p>Human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259" calcext:value-type="float">
            <text:p>259</text:p>
          </table:table-cell>
          <table:table-cell table:formula="of:=COM.MICROSOFT.CONCAT(COM.MICROSOFT.CONCAT([.C254];&quot; - &quot;); [.D254])" office:value-type="string" office:string-value="Baidu UEditor - Technologies" calcext:value-type="string">
            <text:p>Baidu UEditor - Technologies</text:p>
          </table:table-cell>
          <table:table-cell table:style-name="ce2" office:value-type="string" calcext:value-type="string">
            <text:p>Baidu UEditor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60" calcext:value-type="float">
            <text:p>260</text:p>
          </table:table-cell>
          <table:table-cell table:formula="of:=COM.MICROSOFT.CONCAT(COM.MICROSOFT.CONCAT([.C255];&quot; - &quot;); [.D255])" office:value-type="string" office:string-value="GNOME - Technologies" calcext:value-type="string">
            <text:p>GNOME - Technologies</text:p>
          </table:table-cell>
          <table:table-cell table:style-name="ce2" office:value-type="string" calcext:value-type="string">
            <text:p>GNOME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61" calcext:value-type="float">
            <text:p>261</text:p>
          </table:table-cell>
          <table:table-cell table:formula="of:=COM.MICROSOFT.CONCAT(COM.MICROSOFT.CONCAT([.C256];&quot; - &quot;); [.D256])" office:value-type="string" office:string-value="GUI elements - General IT" calcext:value-type="string">
            <text:p>GUI elements - General IT</text:p>
          </table:table-cell>
          <table:table-cell table:style-name="ce2" office:value-type="string" calcext:value-type="string">
            <text:p>GUI element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62" calcext:value-type="float">
            <text:p>262</text:p>
          </table:table-cell>
          <table:table-cell table:formula="of:=COM.MICROSOFT.CONCAT(COM.MICROSOFT.CONCAT([.C257];&quot; - &quot;); [.D257])" office:value-type="string" office:string-value="Chinese social media - General IT" calcext:value-type="string">
            <text:p>Chinese social media - General IT</text:p>
          </table:table-cell>
          <table:table-cell table:style-name="ce2" office:value-type="string" calcext:value-type="string">
            <text:p>Chinese social media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63" calcext:value-type="float">
            <text:p>263</text:p>
          </table:table-cell>
          <table:table-cell table:formula="of:=COM.MICROSOFT.CONCAT(COM.MICROSOFT.CONCAT([.C258];&quot; - &quot;); [.D258])" office:value-type="string" office:string-value="Redis - Technologies" calcext:value-type="string">
            <text:p>Redis - Technologies</text:p>
          </table:table-cell>
          <table:table-cell table:style-name="ce2" office:value-type="string" calcext:value-type="string">
            <text:p>Redi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64" calcext:value-type="float">
            <text:p>264</text:p>
          </table:table-cell>
          <table:table-cell table:formula="of:=COM.MICROSOFT.CONCAT(COM.MICROSOFT.CONCAT([.C259];&quot; - &quot;); [.D259])" office:value-type="string" office:string-value="Highcharts - Technologies" calcext:value-type="string">
            <text:p>Highcharts - Technologies</text:p>
          </table:table-cell>
          <table:table-cell table:style-name="ce2" office:value-type="string" calcext:value-type="string">
            <text:p>Highchart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65" calcext:value-type="float">
            <text:p>265</text:p>
          </table:table-cell>
          <table:table-cell table:formula="of:=COM.MICROSOFT.CONCAT(COM.MICROSOFT.CONCAT([.C260];&quot; - &quot;); [.D260])" office:value-type="string" office:string-value="Assembly - Programming languages" calcext:value-type="string">
            <text:p>Assembly - Programming languages</text:p>
          </table:table-cell>
          <table:table-cell table:style-name="ce2" office:value-type="string" calcext:value-type="string">
            <text:p>Assembly</text:p>
          </table:table-cell>
          <table:table-cell table:style-name="ce19" table:content-validation-name="val3" office:value-type="string" calcext:value-type="string">
            <text:p>Programming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267" calcext:value-type="float">
            <text:p>267</text:p>
          </table:table-cell>
          <table:table-cell table:formula="of:=COM.MICROSOFT.CONCAT(COM.MICROSOFT.CONCAT([.C261];&quot; - &quot;); [.D261])" office:value-type="string" office:string-value="Tornado - Technologies" calcext:value-type="string">
            <text:p>Tornado - Technologies</text:p>
          </table:table-cell>
          <table:table-cell table:style-name="ce2" office:value-type="string" calcext:value-type="string">
            <text:p>Tornado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68" calcext:value-type="float">
            <text:p>268</text:p>
          </table:table-cell>
          <table:table-cell table:formula="of:=COM.MICROSOFT.CONCAT(COM.MICROSOFT.CONCAT([.C262];&quot; - &quot;); [.D262])" office:value-type="string" office:string-value="Playing cards - Concepts" calcext:value-type="string">
            <text:p>Playing cards - Concepts</text:p>
          </table:table-cell>
          <table:table-cell table:style-name="ce2" office:value-type="string" calcext:value-type="string">
            <text:p>Playing cards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269" calcext:value-type="float">
            <text:p>269</text:p>
          </table:table-cell>
          <table:table-cell table:formula="of:=COM.MICROSOFT.CONCAT(COM.MICROSOFT.CONCAT([.C263];&quot; - &quot;); [.D263])" office:value-type="string" office:string-value="Clojure - Programming languages" calcext:value-type="string">
            <text:p>Clojure - Programming languages</text:p>
          </table:table-cell>
          <table:table-cell table:style-name="ce2" office:value-type="string" calcext:value-type="string">
            <text:p>Clojure</text:p>
          </table:table-cell>
          <table:table-cell table:style-name="ce19" table:content-validation-name="val3" office:value-type="string" calcext:value-type="string">
            <text:p>Programming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270" calcext:value-type="float">
            <text:p>270</text:p>
          </table:table-cell>
          <table:table-cell table:formula="of:=COM.MICROSOFT.CONCAT(COM.MICROSOFT.CONCAT([.C264];&quot; - &quot;); [.D264])" office:value-type="string" office:string-value="Puppet - Technologies" calcext:value-type="string">
            <text:p>Puppet - Technologies</text:p>
          </table:table-cell>
          <table:table-cell table:style-name="ce2" office:value-type="string" calcext:value-type="string">
            <text:p>Puppet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71" calcext:value-type="float">
            <text:p>271</text:p>
          </table:table-cell>
          <table:table-cell table:formula="of:=COM.MICROSOFT.CONCAT(COM.MICROSOFT.CONCAT([.C265];&quot; - &quot;); [.D265])" office:value-type="string" office:string-value="Yacc, Flex, Bison - Technologies" calcext:value-type="string">
            <text:p>Yacc, Flex, Bison - Technologies</text:p>
          </table:table-cell>
          <table:table-cell table:style-name="ce2" office:value-type="string" calcext:value-type="string">
            <text:p>Yacc, Flex, Bison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72" calcext:value-type="float">
            <text:p>272</text:p>
          </table:table-cell>
          <table:table-cell table:formula="of:=COM.MICROSOFT.CONCAT(COM.MICROSOFT.CONCAT([.C266];&quot; - &quot;); [.D266])" office:value-type="string" office:string-value="Calendar, dates and time API - General IT" calcext:value-type="string">
            <text:p>Calendar, dates and time API - General IT</text:p>
          </table:table-cell>
          <table:table-cell table:style-name="ce2" office:value-type="string" calcext:value-type="string">
            <text:p>Calendar, dates and time API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73" calcext:value-type="float">
            <text:p>273</text:p>
          </table:table-cell>
          <table:table-cell table:formula="of:=COM.MICROSOFT.CONCAT(COM.MICROSOFT.CONCAT([.C267];&quot; - &quot;); [.D267])" office:value-type="string" office:string-value="Java Native Interface - Technologies" calcext:value-type="string">
            <text:p>Java Native Interface - Technologies</text:p>
          </table:table-cell>
          <table:table-cell table:style-name="ce2" office:value-type="string" calcext:value-type="string">
            <text:p>Java Native Interface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74" calcext:value-type="float">
            <text:p>274</text:p>
          </table:table-cell>
          <table:table-cell table:formula="of:=COM.MICROSOFT.CONCAT(COM.MICROSOFT.CONCAT([.C268];&quot; - &quot;); [.D268])" office:value-type="string" office:string-value="Spanish - Human languages" calcext:value-type="string">
            <text:p>Spanish - Human languages</text:p>
          </table:table-cell>
          <table:table-cell table:style-name="ce2" office:value-type="string" calcext:value-type="string">
            <text:p>Spanish</text:p>
          </table:table-cell>
          <table:table-cell table:style-name="ce19" table:content-validation-name="val3" office:value-type="string" calcext:value-type="string">
            <text:p>Human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275" calcext:value-type="float">
            <text:p>275</text:p>
          </table:table-cell>
          <table:table-cell table:formula="of:=COM.MICROSOFT.CONCAT(COM.MICROSOFT.CONCAT([.C269];&quot; - &quot;); [.D269])" office:value-type="string" office:string-value="SQLite - Technologies" calcext:value-type="string">
            <text:p>SQLite - Technologies</text:p>
          </table:table-cell>
          <table:table-cell table:style-name="ce2" office:value-type="string" calcext:value-type="string">
            <text:p>SQLite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76" calcext:value-type="float">
            <text:p>276</text:p>
          </table:table-cell>
          <table:table-cell table:formula="of:=COM.MICROSOFT.CONCAT(COM.MICROSOFT.CONCAT([.C270];&quot; - &quot;); [.D270])" office:value-type="string" office:string-value="Intel SIMD instruction sets - General IT" calcext:value-type="string">
            <text:p>Intel SIMD instruction sets - General IT</text:p>
          </table:table-cell>
          <table:table-cell table:style-name="ce2" office:value-type="string" calcext:value-type="string">
            <text:p>Intel SIMD instruction set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77" calcext:value-type="float">
            <text:p>277</text:p>
          </table:table-cell>
          <table:table-cell table:formula="of:=COM.MICROSOFT.CONCAT(COM.MICROSOFT.CONCAT([.C271];&quot; - &quot;); [.D271])" office:value-type="string" office:string-value="OpenGL API - Technologies" calcext:value-type="string">
            <text:p>OpenGL API - Technologies</text:p>
          </table:table-cell>
          <table:table-cell table:style-name="ce2" office:value-type="string" calcext:value-type="string">
            <text:p>OpenGL API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78" calcext:value-type="float">
            <text:p>278</text:p>
          </table:table-cell>
          <table:table-cell table:formula="of:=COM.MICROSOFT.CONCAT(COM.MICROSOFT.CONCAT([.C272];&quot; - &quot;); [.D272])" office:value-type="string" office:string-value="Image processing - General IT" calcext:value-type="string">
            <text:p>Image processing - General IT</text:p>
          </table:table-cell>
          <table:table-cell table:style-name="ce2" office:value-type="string" calcext:value-type="string">
            <text:p>Image processing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79" calcext:value-type="float">
            <text:p>279</text:p>
          </table:table-cell>
          <table:table-cell table:formula="of:=COM.MICROSOFT.CONCAT(COM.MICROSOFT.CONCAT([.C273];&quot; - &quot;); [.D273])" office:value-type="string" office:string-value="PHP CMS: Joomla, Drupal, Wordpress - Technologies" calcext:value-type="string">
            <text:p>PHP CMS: Joomla, Drupal, Wordpress - Technologies</text:p>
          </table:table-cell>
          <table:table-cell table:style-name="ce2" office:value-type="string" calcext:value-type="string">
            <text:p>PHP CMS: Joomla, Drupal, Wordpres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80" calcext:value-type="float">
            <text:p>280</text:p>
          </table:table-cell>
          <table:table-cell table:formula="of:=COM.MICROSOFT.CONCAT(COM.MICROSOFT.CONCAT([.C274];&quot; - &quot;); [.D274])" office:value-type="string" office:string-value="UNIX user account management - Technologies" calcext:value-type="string">
            <text:p>UNIX user account management - Technologies</text:p>
          </table:table-cell>
          <table:table-cell table:style-name="ce2" office:value-type="string" calcext:value-type="string">
            <text:p>UNIX user account management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81" calcext:value-type="float">
            <text:p>281</text:p>
          </table:table-cell>
          <table:table-cell table:formula="of:=COM.MICROSOFT.CONCAT(COM.MICROSOFT.CONCAT([.C275];&quot; - &quot;); [.D275])" office:value-type="string" office:string-value="DIY and embedded electronics - General IT" calcext:value-type="string">
            <text:p>DIY and embedded electronics - General IT</text:p>
          </table:table-cell>
          <table:table-cell table:style-name="ce2" office:value-type="string" calcext:value-type="string">
            <text:p>DIY and embedded electronic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82" calcext:value-type="float">
            <text:p>282</text:p>
          </table:table-cell>
          <table:table-cell table:formula="of:=COM.MICROSOFT.CONCAT(COM.MICROSOFT.CONCAT([.C276];&quot; - &quot;); [.D276])" office:value-type="string" office:string-value="Working with memory on low level in UNIX-like kernels - General IT" calcext:value-type="string">
            <text:p>Working with memory on low level in UNIX-like kernels - General IT</text:p>
          </table:table-cell>
          <table:table-cell table:style-name="ce2" office:value-type="string" calcext:value-type="string">
            <text:p>Working with memory on low level in UNIX-like kernel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83" calcext:value-type="float">
            <text:p>283</text:p>
          </table:table-cell>
          <table:table-cell table:formula="of:=COM.MICROSOFT.CONCAT(COM.MICROSOFT.CONCAT([.C277];&quot; - &quot;); [.D277])" office:value-type="string" office:string-value="DOM manipulation in JavaScript - Technologies" calcext:value-type="string">
            <text:p>DOM manipulation in JavaScript - Technologies</text:p>
          </table:table-cell>
          <table:table-cell table:style-name="ce2" office:value-type="string" calcext:value-type="string">
            <text:p>DOM manipulation in JavaScript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84" calcext:value-type="float">
            <text:p>284</text:p>
          </table:table-cell>
          <table:table-cell table:formula="of:=COM.MICROSOFT.CONCAT(COM.MICROSOFT.CONCAT([.C278];&quot; - &quot;); [.D278])" office:value-type="string" office:string-value="Projects written by Chinese people - General IT" calcext:value-type="string">
            <text:p>Projects written by Chinese people - General IT</text:p>
          </table:table-cell>
          <table:table-cell table:style-name="ce2" office:value-type="string" calcext:value-type="string">
            <text:p>Projects written by Chinese people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85" calcext:value-type="float">
            <text:p>285</text:p>
          </table:table-cell>
          <table:table-cell table:formula="of:=COM.MICROSOFT.CONCAT(COM.MICROSOFT.CONCAT([.C279];&quot; - &quot;); [.D279])" office:value-type="string" office:string-value="JavaScript DOM animations - Technologies" calcext:value-type="string">
            <text:p>JavaScript DOM animations - Technologies</text:p>
          </table:table-cell>
          <table:table-cell table:style-name="ce2" office:value-type="string" calcext:value-type="string">
            <text:p>JavaScript DOM animation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86" calcext:value-type="float">
            <text:p>286</text:p>
          </table:table-cell>
          <table:table-cell table:formula="of:=COM.MICROSOFT.CONCAT(COM.MICROSOFT.CONCAT([.C280];&quot; - &quot;); [.D280])" office:value-type="string" office:string-value="Travel, accomodation, books - Concepts" calcext:value-type="string">
            <text:p>Travel, accomodation, books - Concepts</text:p>
          </table:table-cell>
          <table:table-cell table:style-name="ce2" office:value-type="string" calcext:value-type="string">
            <text:p>Travel, accomodation, books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287" calcext:value-type="float">
            <text:p>287</text:p>
          </table:table-cell>
          <table:table-cell table:formula="of:=COM.MICROSOFT.CONCAT(COM.MICROSOFT.CONCAT([.C281];&quot; - &quot;); [.D281])" office:value-type="string" office:string-value="Go - Programming languages" calcext:value-type="string">
            <text:p>Go - Programming languages</text:p>
          </table:table-cell>
          <table:table-cell table:style-name="ce2" office:value-type="string" calcext:value-type="string">
            <text:p>Go</text:p>
          </table:table-cell>
          <table:table-cell table:style-name="ce19" table:content-validation-name="val3" office:value-type="string" calcext:value-type="string">
            <text:p>Programming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288" calcext:value-type="float">
            <text:p>288</text:p>
          </table:table-cell>
          <table:table-cell table:formula="of:=COM.MICROSOFT.CONCAT(COM.MICROSOFT.CONCAT([.C282];&quot; - &quot;); [.D282])" office:value-type="string" office:string-value="SQL, working with databases - General IT" calcext:value-type="string">
            <text:p>SQL, working with databases - General IT</text:p>
          </table:table-cell>
          <table:table-cell table:style-name="ce2" office:value-type="string" calcext:value-type="string">
            <text:p>SQL, working with database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89" calcext:value-type="float">
            <text:p>289</text:p>
          </table:table-cell>
          <table:table-cell table:formula="of:=COM.MICROSOFT.CONCAT(COM.MICROSOFT.CONCAT([.C283];&quot; - &quot;); [.D283])" office:value-type="string" office:string-value="GUI API - General IT" calcext:value-type="string">
            <text:p>GUI API - General IT</text:p>
          </table:table-cell>
          <table:table-cell table:style-name="ce2" office:value-type="string" calcext:value-type="string">
            <text:p>GUI API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90" calcext:value-type="float">
            <text:p>290</text:p>
          </table:table-cell>
          <table:table-cell table:formula="of:=COM.MICROSOFT.CONCAT(COM.MICROSOFT.CONCAT([.C284];&quot; - &quot;); [.D284])" office:value-type="string" office:string-value="UNIX shell commands - Technologies" calcext:value-type="string">
            <text:p>UNIX shell commands - Technologies</text:p>
          </table:table-cell>
          <table:table-cell table:style-name="ce2" office:value-type="string" calcext:value-type="string">
            <text:p>UNIX shell command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91" calcext:value-type="float">
            <text:p>291</text:p>
          </table:table-cell>
          <table:table-cell table:formula="of:=COM.MICROSOFT.CONCAT(COM.MICROSOFT.CONCAT([.C285];&quot; - &quot;); [.D285])" office:value-type="string" office:string-value="OpenGL shaders - Technologies" calcext:value-type="string">
            <text:p>OpenGL shaders - Technologies</text:p>
          </table:table-cell>
          <table:table-cell table:style-name="ce2" office:value-type="string" calcext:value-type="string">
            <text:p>OpenGL shader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92" calcext:value-type="float">
            <text:p>292</text:p>
          </table:table-cell>
          <table:table-cell table:formula="of:=COM.MICROSOFT.CONCAT(COM.MICROSOFT.CONCAT([.C286];&quot; - &quot;); [.D286])" office:value-type="string" office:string-value="Network interfaces, low level - General IT" calcext:value-type="string">
            <text:p>Network interfaces, low level - General IT</text:p>
          </table:table-cell>
          <table:table-cell table:style-name="ce2" office:value-type="string" calcext:value-type="string">
            <text:p>Network interfaces, low level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93" calcext:value-type="float">
            <text:p>293</text:p>
          </table:table-cell>
          <table:table-cell table:formula="of:=COM.MICROSOFT.CONCAT(COM.MICROSOFT.CONCAT([.C287];&quot; - &quot;); [.D287])" office:value-type="string" office:string-value="Calendar, dates and time - Concepts" calcext:value-type="string">
            <text:p>Calendar, dates and time - Concepts</text:p>
          </table:table-cell>
          <table:table-cell table:style-name="ce3" office:value-type="string" calcext:value-type="string">
            <text:p>Calendar, dates and time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294" calcext:value-type="float">
            <text:p>294</text:p>
          </table:table-cell>
          <table:table-cell table:formula="of:=COM.MICROSOFT.CONCAT(COM.MICROSOFT.CONCAT([.C288];&quot; - &quot;); [.D288])" office:value-type="string" office:string-value="XML, XSLT, GIF - General IT" calcext:value-type="string">
            <text:p>XML, XSLT, GIF - General IT</text:p>
          </table:table-cell>
          <table:table-cell table:style-name="ce2" office:value-type="string" calcext:value-type="string">
            <text:p>XML, XSLT, GIF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95" calcext:value-type="float">
            <text:p>295</text:p>
          </table:table-cell>
          <table:table-cell table:formula="of:=COM.MICROSOFT.CONCAT(COM.MICROSOFT.CONCAT([.C289];&quot; - &quot;); [.D289])" office:value-type="string" office:string-value="jQuery Mobile - Technologies" calcext:value-type="string">
            <text:p>jQuery Mobile - Technologies</text:p>
          </table:table-cell>
          <table:table-cell table:style-name="ce2" office:value-type="string" calcext:value-type="string">
            <text:p>jQuery Mobile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96" calcext:value-type="float">
            <text:p>296</text:p>
          </table:table-cell>
          <table:table-cell table:formula="of:=COM.MICROSOFT.CONCAT(COM.MICROSOFT.CONCAT([.C290];&quot; - &quot;); [.D290])" office:value-type="string" office:string-value="Spreadsheets, assembler - General IT" calcext:value-type="string">
            <text:p>Spreadsheets, assembler - General IT</text:p>
          </table:table-cell>
          <table:table-cell table:style-name="ce2" office:value-type="string" calcext:value-type="string">
            <text:p>Spreadsheets, assembler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297" calcext:value-type="float">
            <text:p>297</text:p>
          </table:table-cell>
          <table:table-cell table:formula="of:=COM.MICROSOFT.CONCAT(COM.MICROSOFT.CONCAT([.C291];&quot; - &quot;); [.D291])" office:value-type="string" office:string-value="Emacs Lisp - Programming languages" calcext:value-type="string">
            <text:p>Emacs Lisp - Programming languages</text:p>
          </table:table-cell>
          <table:table-cell table:style-name="ce2" office:value-type="string" calcext:value-type="string">
            <text:p>Emacs Lisp</text:p>
          </table:table-cell>
          <table:table-cell table:style-name="ce19" table:content-validation-name="val3" office:value-type="string" calcext:value-type="string">
            <text:p>Programming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298" calcext:value-type="float">
            <text:p>298</text:p>
          </table:table-cell>
          <table:table-cell table:formula="of:=COM.MICROSOFT.CONCAT(COM.MICROSOFT.CONCAT([.C292];&quot; - &quot;); [.D292])" office:value-type="string" office:string-value="Working with web in Python - Technologies" calcext:value-type="string">
            <text:p>Working with web in Python - Technologies</text:p>
          </table:table-cell>
          <table:table-cell table:style-name="ce2" office:value-type="string" calcext:value-type="string">
            <text:p>Working with web in Python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299" calcext:value-type="float">
            <text:p>299</text:p>
          </table:table-cell>
          <table:table-cell table:formula="of:=COM.MICROSOFT.CONCAT(COM.MICROSOFT.CONCAT([.C293];&quot; - &quot;); [.D293])" office:value-type="string" office:string-value="Games, numbers - Concepts" calcext:value-type="string">
            <text:p>Games, numbers - Concepts</text:p>
          </table:table-cell>
          <table:table-cell table:style-name="ce2" office:value-type="string" calcext:value-type="string">
            <text:p>Games, numbers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300" calcext:value-type="float">
            <text:p>300</text:p>
          </table:table-cell>
          <table:table-cell table:formula="of:=COM.MICROSOFT.CONCAT(COM.MICROSOFT.CONCAT([.C294];&quot; - &quot;); [.D294])" office:value-type="string" office:string-value="HTML tables, AngularJS - Technologies" calcext:value-type="string">
            <text:p>HTML tables, AngularJS - Technologies</text:p>
          </table:table-cell>
          <table:table-cell table:style-name="ce2" office:value-type="string" calcext:value-type="string">
            <text:p>HTML tables, AngularJ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301" calcext:value-type="float">
            <text:p>301</text:p>
          </table:table-cell>
          <table:table-cell table:formula="of:=COM.MICROSOFT.CONCAT(COM.MICROSOFT.CONCAT([.C295];&quot; - &quot;); [.D295])" office:value-type="string" office:string-value="Xlib - Technologies" calcext:value-type="string">
            <text:p>Xlib - Technologies</text:p>
          </table:table-cell>
          <table:table-cell table:style-name="ce2" office:value-type="string" calcext:value-type="string">
            <text:p>Xlib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302" calcext:value-type="float">
            <text:p>302</text:p>
          </table:table-cell>
          <table:table-cell table:formula="of:=COM.MICROSOFT.CONCAT(COM.MICROSOFT.CONCAT([.C296];&quot; - &quot;); [.D296])" office:value-type="string" office:string-value="Shop, money - Concepts" calcext:value-type="string">
            <text:p>Shop, money - Concepts</text:p>
          </table:table-cell>
          <table:table-cell table:style-name="ce2" office:value-type="string" calcext:value-type="string">
            <text:p>Shop, money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303" calcext:value-type="float">
            <text:p>303</text:p>
          </table:table-cell>
          <table:table-cell table:formula="of:=COM.MICROSOFT.CONCAT(COM.MICROSOFT.CONCAT([.C297];&quot; - &quot;); [.D297])" office:value-type="string" office:string-value="People, animals, plants - Concepts" calcext:value-type="string">
            <text:p>People, animals, plants - Concepts</text:p>
          </table:table-cell>
          <table:table-cell table:style-name="ce2" office:value-type="string" calcext:value-type="string">
            <text:p>People, animals, plants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304" calcext:value-type="float">
            <text:p>304</text:p>
          </table:table-cell>
          <table:table-cell table:formula="of:=COM.MICROSOFT.CONCAT(COM.MICROSOFT.CONCAT([.C298];&quot; - &quot;); [.D298])" office:value-type="string" office:string-value="Python packaging - Technologies" calcext:value-type="string">
            <text:p>Python packaging - Technologies</text:p>
          </table:table-cell>
          <table:table-cell table:style-name="ce2" office:value-type="string" calcext:value-type="string">
            <text:p>Python packaging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305" calcext:value-type="float">
            <text:p>305</text:p>
          </table:table-cell>
          <table:table-cell table:formula="of:=COM.MICROSOFT.CONCAT(COM.MICROSOFT.CONCAT([.C299];&quot; - &quot;); [.D299])" office:value-type="string" office:string-value="Role play games - Concepts" calcext:value-type="string">
            <text:p>Role play games - Concepts</text:p>
          </table:table-cell>
          <table:table-cell table:style-name="ce2" office:value-type="string" calcext:value-type="string">
            <text:p>Role play games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306" calcext:value-type="float">
            <text:p>306</text:p>
          </table:table-cell>
          <table:table-cell table:formula="of:=COM.MICROSOFT.CONCAT(COM.MICROSOFT.CONCAT([.C300];&quot; - &quot;); [.D300])" office:value-type="string" office:string-value="Data compression - General IT" calcext:value-type="string">
            <text:p>Data compression - General IT</text:p>
          </table:table-cell>
          <table:table-cell table:style-name="ce2" office:value-type="string" calcext:value-type="string">
            <text:p>Data compression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307" calcext:value-type="float">
            <text:p>307</text:p>
          </table:table-cell>
          <table:table-cell table:formula="of:=COM.MICROSOFT.CONCAT(COM.MICROSOFT.CONCAT([.C301];&quot; - &quot;); [.D301])" office:value-type="string" office:string-value="Low level HTTP in PHP - Technologies" calcext:value-type="string">
            <text:p>Low level HTTP in PHP - Technologies</text:p>
          </table:table-cell>
          <table:table-cell table:style-name="ce2" office:value-type="string" calcext:value-type="string">
            <text:p>Low level HTTP in PHP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308" calcext:value-type="float">
            <text:p>308</text:p>
          </table:table-cell>
          <table:table-cell table:formula="of:=COM.MICROSOFT.CONCAT(COM.MICROSOFT.CONCAT([.C302];&quot; - &quot;); [.D302])" office:value-type="string" office:string-value="Distributed clusters - General IT" calcext:value-type="string">
            <text:p>Distributed clusters - General IT</text:p>
          </table:table-cell>
          <table:table-cell table:style-name="ce2" office:value-type="string" calcext:value-type="string">
            <text:p>Distributed clusters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309" calcext:value-type="float">
            <text:p>309</text:p>
          </table:table-cell>
          <table:table-cell table:formula="of:=COM.MICROSOFT.CONCAT(COM.MICROSOFT.CONCAT([.C303];&quot; - &quot;); [.D303])" office:value-type="string" office:string-value="SWIG - Technologies" calcext:value-type="string">
            <text:p>SWIG - Technologies</text:p>
          </table:table-cell>
          <table:table-cell table:style-name="ce2" office:value-type="string" calcext:value-type="string">
            <text:p>SWIG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310" calcext:value-type="float">
            <text:p>310</text:p>
          </table:table-cell>
          <table:table-cell table:formula="of:=COM.MICROSOFT.CONCAT(COM.MICROSOFT.CONCAT([.C304];&quot; - &quot;); [.D304])" office:value-type="string" office:string-value="Low level strings manipulation, CURL - General IT" calcext:value-type="string">
            <text:p>Low level strings manipulation, CURL - General IT</text:p>
          </table:table-cell>
          <table:table-cell table:style-name="ce2" office:value-type="string" calcext:value-type="string">
            <text:p>Low level strings manipulation, CURL</text:p>
          </table:table-cell>
          <table:table-cell table:style-name="ce19" table:content-validation-name="val3" office:value-type="string" calcext:value-type="string">
            <text:p>General IT</text:p>
          </table:table-cell>
          <table:table-cell table:number-columns-repeated="1020"/>
        </table:table-row>
        <table:table-row table:style-name="ro6">
          <table:table-cell table:style-name="ce2" office:value-type="float" office:value="311" calcext:value-type="float">
            <text:p>311</text:p>
          </table:table-cell>
          <table:table-cell table:formula="of:=COM.MICROSOFT.CONCAT(COM.MICROSOFT.CONCAT([.C305];&quot; - &quot;); [.D305])" office:value-type="string" office:string-value="Django - Technologies" calcext:value-type="string">
            <text:p>Django - Technologies</text:p>
          </table:table-cell>
          <table:table-cell table:style-name="ce2" office:value-type="string" calcext:value-type="string">
            <text:p>Django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312" calcext:value-type="float">
            <text:p>312</text:p>
          </table:table-cell>
          <table:table-cell table:formula="of:=COM.MICROSOFT.CONCAT(COM.MICROSOFT.CONCAT([.C306];&quot; - &quot;); [.D306])" office:value-type="string" office:string-value="2D drawing, colors, JavaScript - Concepts" calcext:value-type="string">
            <text:p>2D drawing, colors, JavaScript - Concepts</text:p>
          </table:table-cell>
          <table:table-cell table:style-name="ce2" office:value-type="string" calcext:value-type="string">
            <text:p>2D drawing, colors, JavaScript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313" calcext:value-type="float">
            <text:p>313</text:p>
          </table:table-cell>
          <table:table-cell table:formula="of:=COM.MICROSOFT.CONCAT(COM.MICROSOFT.CONCAT([.C307];&quot; - &quot;); [.D307])" office:value-type="string" office:string-value="Flask, greenlets - Technologies" calcext:value-type="string">
            <text:p>Flask, greenlets - Technologies</text:p>
          </table:table-cell>
          <table:table-cell table:style-name="ce2" office:value-type="string" calcext:value-type="string">
            <text:p>Flask, greenlet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314" calcext:value-type="float">
            <text:p>314</text:p>
          </table:table-cell>
          <table:table-cell table:formula="of:=COM.MICROSOFT.CONCAT(COM.MICROSOFT.CONCAT([.C308];&quot; - &quot;); [.D308])" office:value-type="string" office:string-value="German - Human languages" calcext:value-type="string">
            <text:p>German - Human languages</text:p>
          </table:table-cell>
          <table:table-cell table:style-name="ce2" office:value-type="string" calcext:value-type="string">
            <text:p>German</text:p>
          </table:table-cell>
          <table:table-cell table:style-name="ce19" table:content-validation-name="val3" office:value-type="string" calcext:value-type="string">
            <text:p>Human languages</text:p>
          </table:table-cell>
          <table:table-cell table:number-columns-repeated="1020"/>
        </table:table-row>
        <table:table-row table:style-name="ro6">
          <table:table-cell table:style-name="ce2" office:value-type="float" office:value="315" calcext:value-type="float">
            <text:p>315</text:p>
          </table:table-cell>
          <table:table-cell table:formula="of:=COM.MICROSOFT.CONCAT(COM.MICROSOFT.CONCAT([.C309];&quot; - &quot;); [.D309])" office:value-type="string" office:string-value="Colors - Concepts" calcext:value-type="string">
            <text:p>Colors - Concepts</text:p>
          </table:table-cell>
          <table:table-cell table:style-name="ce2" office:value-type="string" calcext:value-type="string">
            <text:p>Colors</text:p>
          </table:table-cell>
          <table:table-cell table:style-name="ce19" table:content-validation-name="val3" office:value-type="string" calcext:value-type="string">
            <text:p>Concepts</text:p>
          </table:table-cell>
          <table:table-cell table:number-columns-repeated="1020"/>
        </table:table-row>
        <table:table-row table:style-name="ro6">
          <table:table-cell table:style-name="ce2" office:value-type="float" office:value="316" calcext:value-type="float">
            <text:p>316</text:p>
          </table:table-cell>
          <table:table-cell table:formula="of:=COM.MICROSOFT.CONCAT(COM.MICROSOFT.CONCAT([.C310];&quot; - &quot;); [.D310])" office:value-type="string" office:string-value="Apache Thrift, notebooks - Technologies" calcext:value-type="string">
            <text:p>Apache Thrift, notebooks - Technologies</text:p>
          </table:table-cell>
          <table:table-cell table:style-name="ce2" office:value-type="string" calcext:value-type="string">
            <text:p>Apache Thrift, notebook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317" calcext:value-type="float">
            <text:p>317</text:p>
          </table:table-cell>
          <table:table-cell table:formula="of:=COM.MICROSOFT.CONCAT(COM.MICROSOFT.CONCAT([.C311];&quot; - &quot;); [.D311])" office:value-type="string" office:string-value="OpenGL types - Technologies" calcext:value-type="string">
            <text:p>OpenGL types - Technologies</text:p>
          </table:table-cell>
          <table:table-cell table:style-name="ce2" office:value-type="string" calcext:value-type="string">
            <text:p>OpenGL type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318" calcext:value-type="float">
            <text:p>318</text:p>
          </table:table-cell>
          <table:table-cell table:formula="of:=COM.MICROSOFT.CONCAT(COM.MICROSOFT.CONCAT([.C312];&quot; - &quot;); [.D312])" office:value-type="string" office:string-value="Markdown parsers - Technologies" calcext:value-type="string">
            <text:p>Markdown parsers - Technologies</text:p>
          </table:table-cell>
          <table:table-cell table:style-name="ce2" office:value-type="string" calcext:value-type="string">
            <text:p>Markdown parsers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6">
          <table:table-cell table:style-name="ce2" office:value-type="float" office:value="319" calcext:value-type="float">
            <text:p>319</text:p>
          </table:table-cell>
          <table:table-cell table:formula="of:=COM.MICROSOFT.CONCAT(COM.MICROSOFT.CONCAT([.C313];&quot; - &quot;); [.D313])" office:value-type="string" office:string-value="LLVM - Technologies" calcext:value-type="string">
            <text:p>LLVM - Technologies</text:p>
          </table:table-cell>
          <table:table-cell table:style-name="ce2" office:value-type="string" calcext:value-type="string">
            <text:p>LLVM</text:p>
          </table:table-cell>
          <table:table-cell table:style-name="ce19" table:content-validation-name="val3" office:value-type="string" calcext:value-type="string">
            <text:p>Technologies</text:p>
          </table:table-cell>
          <table:table-cell table:number-columns-repeated="1020"/>
        </table:table-row>
        <table:table-row table:style-name="ro5" table:number-rows-repeated="104826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Final.D2:Final.D313">
            <calcext:condition calcext:apply-style-name="ConditionalStyle_1" calcext:value="formula-is(LEN(TRIM([.D2]))&gt;0)" calcext:base-cell-address="Final.D2"/>
          </calcext:conditional-format>
        </calcext:conditional-formats>
      </table:table>
      <table:named-expressions/>
      <table:database-ranges>
        <table:database-range table:name="__Anonymous_Sheet_DB__0" table:target-range-address="Original.B1:Original.B100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4c7c3" fo:border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 style:data-style-name="N2" text:time-value="14:57:30.85121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iginal" style:display-name="PageStyle_Origi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rted" style:display-name="PageStyle_Sort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al" style:display-name="PageStyle_Fin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MacOSX_X86_64 LibreOffice_project/31dd62db80d4e60af04904455ec9c9219178d620</meta:generator>
    <dc:date>2017-09-20T14:59:43.566884000</dc:date>
    <meta:editing-duration>PT2M13S</meta:editing-duration>
    <meta:editing-cycles>1</meta:editing-cycles>
    <meta:document-statistic meta:table-count="3" meta:cell-count="4348" meta:object-count="0"/>
  </office:meta>
</office:document-meta>
</file>